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0.4283in"/>
    </style:style>
    <style:style style:name="co3" style:family="table-column">
      <style:table-column-properties fo:break-before="auto" style:column-width="0.8898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756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0.4717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8102in"/>
    </style:style>
    <style:style style:name="co12" style:family="table-column">
      <style:table-column-properties fo:break-before="auto" style:column-width="0.5354in"/>
    </style:style>
    <style:style style:name="co13" style:family="table-column">
      <style:table-column-properties fo:break-before="auto" style:column-width="0.6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ucc.D3"/>
    </style:style>
    <style:style style:name="ce8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D3"/>
    </style:style>
    <style:style style:name="ce9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nonex.F3"/>
    </style:style>
    <style:style style:name="ce1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time.D3"/>
    </style:style>
    <style:style style:name="ce1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mem.D3"/>
    </style:style>
    <style:style style:name="ce12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actions.D3"/>
    </style:style>
    <style:style style:name="ce13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actions.D4"/>
    </style:style>
    <style:style style:name="ce14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actions.D6"/>
    </style:style>
    <style:style style:name="ce1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actions.D7"/>
    </style:style>
    <style:style style:name="ce16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3"/>
    </style:style>
    <style:style style:name="ce1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5"/>
    </style:style>
    <style:style style:name="ce18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6"/>
    </style:style>
    <style:style style:name="ce19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7"/>
    </style:style>
    <style:style style:name="ce2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8"/>
    </style:style>
    <style:style style:name="ce2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9"/>
    </style:style>
    <style:style style:name="ce22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10"/>
    </style:style>
    <style:style style:name="ce23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11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12"/>
    </style:style>
    <style:style style:name="ce25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13"/>
    </style:style>
    <style:style style:name="ce26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14"/>
    </style:style>
    <style:style style:name="ce27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15"/>
    </style:style>
    <style:style style:name="ce28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16"/>
    </style:style>
    <style:style style:name="ce29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17"/>
    </style:style>
    <style:style style:name="ce30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19"/>
    </style:style>
    <style:style style:name="ce31" style:family="table-cell" style:parent-style-name="Default" style:data-style-name="N121">
      <style:table-cell-properties style:text-align-source="fix" style:repeat-content="false" fo:border="0.06pt solid #000000"/>
      <style:paragraph-properties fo:text-align="end" fo:margin-left="0in"/>
      <style:text-properties fo:font-size="10pt" style:font-size-asian="10pt" style:font-size-complex="10pt"/>
      <style:map style:condition="cell-content()&lt;=0.05" style:apply-style-name="Untitled2" style:base-cell-address="special_makespan.D20"/>
    </style:style>
  </office:automatic-styles>
  <office:body>
    <office:spreadsheet>
      <table:table table:name="raw_su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2.9548" calcext:value-type="float">
            <text:p>2.9548</text:p>
          </table:table-cell>
          <table:table-cell office:value-type="float" office:value="0.0856" calcext:value-type="float">
            <text:p>0.0856</text:p>
          </table:table-cell>
          <table:table-cell office:value-type="float" office:value="1.2452" calcext:value-type="float">
            <text:p>1.2452</text:p>
          </table:table-cell>
          <table:table-cell office:value-type="float" office:value="0.2645" calcext:value-type="float">
            <text:p>0.2645</text:p>
          </table:table-cell>
          <table:table-cell office:value-type="float" office:value="16.701" calcext:value-type="float">
            <text:p>16.701</text:p>
          </table:table-cell>
          <table:table-cell office:value-type="float" office:value="0" calcext:value-type="float">
            <text:p>0</text:p>
          </table:table-cell>
          <table:table-cell office:value-type="float" office:value="33.2833" calcext:value-type="float">
            <text:p>33.28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.5901" calcext:value-type="float">
            <text:p>0.5901</text:p>
          </table:table-cell>
          <table:table-cell office:value-type="float" office:value="0.4424" calcext:value-type="float">
            <text:p>0.4424</text:p>
          </table:table-cell>
          <table:table-cell office:value-type="float" office:value="9.4638" calcext:value-type="float">
            <text:p>9.4638</text:p>
          </table:table-cell>
          <table:table-cell office:value-type="float" office:value="0.0021" calcext:value-type="float">
            <text:p>0.0021</text:p>
          </table:table-cell>
          <table:table-cell office:value-type="float" office:value="22.6348" calcext:value-type="float">
            <text:p>22.6348</text:p>
          </table:table-cell>
          <table:table-cell office:value-type="float" office:value="0" calcext:value-type="float">
            <text:p>0</text:p>
          </table:table-cell>
          <table:table-cell office:value-type="float" office:value="58.3712" calcext:value-type="float">
            <text:p>58.3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.7181" calcext:value-type="float">
            <text:p>0.7181</text:p>
          </table:table-cell>
          <table:table-cell office:value-type="float" office:value="0.3968" calcext:value-type="float">
            <text:p>0.3968</text:p>
          </table:table-cell>
          <table:table-cell office:value-type="float" office:value="5.3934" calcext:value-type="float">
            <text:p>5.3934</text:p>
          </table:table-cell>
          <table:table-cell office:value-type="float" office:value="0.0202" calcext:value-type="float">
            <text:p>0.0202</text:p>
          </table:table-cell>
          <table:table-cell office:value-type="float" office:value="13.2722" calcext:value-type="float">
            <text:p>13.27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35.4479" calcext:value-type="float">
            <text:p>35.4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.9321" calcext:value-type="float">
            <text:p>0.9321</text:p>
          </table:table-cell>
          <table:table-cell office:value-type="float" office:value="0.3343" calcext:value-type="float">
            <text:p>0.3343</text:p>
          </table:table-cell>
          <table:table-cell office:value-type="float" office:value="16.1827" calcext:value-type="float">
            <text:p>16.1827</text:p>
          </table:table-cell>
          <table:table-cell office:value-type="float" office:value="0.0001" calcext:value-type="float">
            <text:p>0.0001</text:p>
          </table:table-cell>
          <table:table-cell office:value-type="float" office:value="11.1204" calcext:value-type="float">
            <text:p>11.12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35.9885" calcext:value-type="float">
            <text:p>35.9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3412" calcext:value-type="float">
            <text:p>0.3412</text:p>
          </table:table-cell>
          <table:table-cell office:value-type="float" office:value="12.4224" calcext:value-type="float">
            <text:p>12.4224</text:p>
          </table:table-cell>
          <table:table-cell office:value-type="float" office:value="0.0004" calcext:value-type="float">
            <text:p>0.0004</text:p>
          </table:table-cell>
          <table:table-cell office:value-type="float" office:value="13.0892" calcext:value-type="float">
            <text:p>13.0892</text:p>
          </table:table-cell>
          <table:table-cell office:value-type="float" office:value="0.0003" calcext:value-type="float">
            <text:p>0.0003</text:p>
          </table:table-cell>
          <table:table-cell office:value-type="float" office:value="36.9346" calcext:value-type="float">
            <text:p>36.93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9231" calcext:value-type="float">
            <text:p>0.9231</text:p>
          </table:table-cell>
          <table:table-cell office:value-type="float" office:value="6.293" calcext:value-type="float">
            <text:p>6.293</text:p>
          </table:table-cell>
          <table:table-cell office:value-type="float" office:value="0.0121" calcext:value-type="float">
            <text:p>0.0121</text:p>
          </table:table-cell>
          <table:table-cell office:value-type="float" office:value="16.5393" calcext:value-type="float">
            <text:p>16.5393</text:p>
          </table:table-cell>
          <table:table-cell office:value-type="float" office:value="0" calcext:value-type="float">
            <text:p>0</text:p>
          </table:table-cell>
          <table:table-cell office:value-type="float" office:value="39.4962" calcext:value-type="float">
            <text:p>39.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8232" calcext:value-type="float">
            <text:p>0.8232</text:p>
          </table:table-cell>
          <table:table-cell office:value-type="float" office:value="3.7198" calcext:value-type="float">
            <text:p>3.7198</text:p>
          </table:table-cell>
          <table:table-cell office:value-type="float" office:value="0.0538" calcext:value-type="float">
            <text:p>0.0538</text:p>
          </table:table-cell>
          <table:table-cell office:value-type="float" office:value="13.0539" calcext:value-type="float">
            <text:p>13.0539</text:p>
          </table:table-cell>
          <table:table-cell office:value-type="float" office:value="0.0003" calcext:value-type="float">
            <text:p>0.0003</text:p>
          </table:table-cell>
          <table:table-cell office:value-type="float" office:value="30.312" calcext:value-type="float">
            <text:p>30.3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4841" calcext:value-type="float">
            <text:p>0.4841</text:p>
          </table:table-cell>
          <table:table-cell office:value-type="float" office:value="7.8782" calcext:value-type="float">
            <text:p>7.8782</text:p>
          </table:table-cell>
          <table:table-cell office:value-type="float" office:value="0.005" calcext:value-type="float">
            <text:p>0.005</text:p>
          </table:table-cell>
          <table:table-cell office:value-type="float" office:value="13.7559" calcext:value-type="float">
            <text:p>13.7559</text:p>
          </table:table-cell>
          <table:table-cell office:value-type="float" office:value="0.0002" calcext:value-type="float">
            <text:p>0.0002</text:p>
          </table:table-cell>
          <table:table-cell office:value-type="float" office:value="36.3231" calcext:value-type="float">
            <text:p>36.32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.4658" calcext:value-type="float">
            <text:p>0.4658</text:p>
          </table:table-cell>
          <table:table-cell office:value-type="float" office:value="0.4949" calcext:value-type="float">
            <text:p>0.4949</text:p>
          </table:table-cell>
          <table:table-cell office:value-type="float" office:value="21.6503" calcext:value-type="float">
            <text:p>21.6503</text:p>
          </table:table-cell>
          <table:table-cell office:value-type="float" office:value="0" calcext:value-type="float">
            <text:p>0</text:p>
          </table:table-cell>
          <table:table-cell office:value-type="float" office:value="4.4868" calcext:value-type="float">
            <text:p>4.48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12.0622" calcext:value-type="float">
            <text:p>12.0622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6.8413" calcext:value-type="float">
            <text:p>6.8413</text:p>
          </table:table-cell>
          <table:table-cell office:value-type="float" office:value="0.0089" calcext:value-type="float">
            <text:p>0.0089</text:p>
          </table:table-cell>
          <table:table-cell office:value-type="float" office:value="11.5114" calcext:value-type="float">
            <text:p>11.5114</text:p>
          </table:table-cell>
          <table:table-cell office:value-type="float" office:value="0.0007" calcext:value-type="float">
            <text:p>0.0007</text:p>
          </table:table-cell>
          <table:table-cell office:value-type="float" office:value="0.0618" calcext:value-type="float">
            <text:p>0.0618</text:p>
          </table:table-cell>
          <table:table-cell office:value-type="float" office:value="0.8037" calcext:value-type="float">
            <text:p>0.8037</text:p>
          </table:table-cell>
          <table:table-cell office:value-type="float" office:value="0.8764" calcext:value-type="float">
            <text:p>0.8764</text:p>
          </table:table-cell>
          <table:table-cell office:value-type="float" office:value="0.3492" calcext:value-type="float">
            <text:p>0.3492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6.4453" calcext:value-type="float">
            <text:p>6.4453</text:p>
          </table:table-cell>
          <table:table-cell office:value-type="float" office:value="0.0111" calcext:value-type="float">
            <text:p>0.0111</text:p>
          </table:table-cell>
          <table:table-cell office:value-type="float" office:value="24.5926" calcext:value-type="float">
            <text:p>24.5926</text:p>
          </table:table-cell>
          <table:table-cell office:value-type="float" office:value="0" calcext:value-type="float">
            <text:p>0</text:p>
          </table:table-cell>
          <table:table-cell office:value-type="float" office:value="0.2051" calcext:value-type="float">
            <text:p>0.2051</text:p>
          </table:table-cell>
          <table:table-cell office:value-type="float" office:value="0.6507" calcext:value-type="float">
            <text:p>0.6507</text:p>
          </table:table-cell>
          <table:table-cell office:value-type="float" office:value="4.0763" calcext:value-type="float">
            <text:p>4.0763</text:p>
          </table:table-cell>
          <table:table-cell office:value-type="float" office:value="0.0435" calcext:value-type="float">
            <text:p>0.043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7.671" calcext:value-type="float">
            <text:p>7.671</text:p>
          </table:table-cell>
          <table:table-cell office:value-type="float" office:value="0.0056" calcext:value-type="float">
            <text:p>0.0056</text:p>
          </table:table-cell>
          <table:table-cell office:value-type="float" office:value="21.5734" calcext:value-type="float">
            <text:p>21.5734</text:p>
          </table:table-cell>
          <table:table-cell office:value-type="float" office:value="0" calcext:value-type="float">
            <text:p>0</text:p>
          </table:table-cell>
          <table:table-cell office:value-type="float" office:value="0.1831" calcext:value-type="float">
            <text:p>0.1831</text:p>
          </table:table-cell>
          <table:table-cell office:value-type="float" office:value="0.6688" calcext:value-type="float">
            <text:p>0.6688</text:p>
          </table:table-cell>
          <table:table-cell office:value-type="float" office:value="0.8553" calcext:value-type="float">
            <text:p>0.8553</text:p>
          </table:table-cell>
          <table:table-cell office:value-type="float" office:value="0.3551" calcext:value-type="float">
            <text:p>0.355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3.2733" calcext:value-type="float">
            <text:p>3.2733</text:p>
          </table:table-cell>
          <table:table-cell office:value-type="float" office:value="0.0704" calcext:value-type="float">
            <text:p>0.0704</text:p>
          </table:table-cell>
          <table:table-cell office:value-type="float" office:value="12.1638" calcext:value-type="float">
            <text:p>12.1638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129" calcext:value-type="float">
            <text:p>0.129</text:p>
          </table:table-cell>
          <table:table-cell office:value-type="float" office:value="0.7195" calcext:value-type="float">
            <text:p>0.7195</text:p>
          </table:table-cell>
          <table:table-cell office:value-type="float" office:value="2.2383" calcext:value-type="float">
            <text:p>2.2383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1.5192" calcext:value-type="float">
            <text:p>1.5192</text:p>
          </table:table-cell>
          <table:table-cell office:value-type="float" office:value="0.2177" calcext:value-type="float">
            <text:p>0.2177</text:p>
          </table:table-cell>
          <table:table-cell office:value-type="float" office:value="9.5591" calcext:value-type="float">
            <text:p>9.5591</text:p>
          </table:table-cell>
          <table:table-cell office:value-type="float" office:value="0.002" calcext:value-type="float">
            <text:p>0.002</text:p>
          </table:table-cell>
          <table:table-cell office:value-type="float" office:value="0.1751" calcext:value-type="float">
            <text:p>0.1751</text:p>
          </table:table-cell>
          <table:table-cell office:value-type="float" office:value="0.6756" calcext:value-type="float">
            <text:p>0.6756</text:p>
          </table:table-cell>
          <table:table-cell office:value-type="float" office:value="1.2113" calcext:value-type="float">
            <text:p>1.2113</text:p>
          </table:table-cell>
          <table:table-cell office:value-type="float" office:value="0.2711" calcext:value-type="float">
            <text:p>0.271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5.9135" calcext:value-type="float">
            <text:p>5.9135</text:p>
          </table:table-cell>
          <table:table-cell office:value-type="float" office:value="0.015" calcext:value-type="float">
            <text:p>0.015</text:p>
          </table:table-cell>
          <table:table-cell office:value-type="float" office:value="17.1938" calcext:value-type="float">
            <text:p>17.1938</text:p>
          </table:table-cell>
          <table:table-cell office:value-type="float" office:value="0" calcext:value-type="float">
            <text:p>0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3213" calcext:value-type="float">
            <text:p>0.32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2.9006" calcext:value-type="float">
            <text:p>2.9006</text:p>
          </table:table-cell>
          <table:table-cell office:value-type="float" office:value="0.0885" calcext:value-type="float">
            <text:p>0.0885</text:p>
          </table:table-cell>
          <table:table-cell office:value-type="float" office:value="2.3702" calcext:value-type="float">
            <text:p>2.3702</text:p>
          </table:table-cell>
          <table:table-cell office:value-type="float" office:value="0.1237" calcext:value-type="float">
            <text:p>0.1237</text:p>
          </table:table-cell>
          <table:table-cell office:value-type="float" office:value="4.6393" calcext:value-type="float">
            <text:p>4.6393</text:p>
          </table:table-cell>
          <table:table-cell office:value-type="float" office:value="0.0312" calcext:value-type="float">
            <text:p>0.0312</text:p>
          </table:table-cell>
          <table:table-cell office:value-type="float" office:value="6.8869" calcext:value-type="float">
            <text:p>6.8869</text:p>
          </table:table-cell>
          <table:table-cell office:value-type="float" office:value="0.0087" calcext:value-type="float">
            <text:p>0.008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4.0278" calcext:value-type="float">
            <text:p>4.0278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2842" calcext:value-type="float">
            <text:p>0.2842</text:p>
          </table:table-cell>
          <table:table-cell office:value-type="float" office:value="0.594" calcext:value-type="float">
            <text:p>0.594</text:p>
          </table:table-cell>
          <table:table-cell office:value-type="float" office:value="0.7762" calcext:value-type="float">
            <text:p>0.7762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2668" calcext:value-type="float">
            <text:p>0.2668</text:p>
          </table:table-cell>
          <table:table-cell office:value-type="float" office:value="0.6055" calcext:value-type="float">
            <text:p>0.605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3.7973" calcext:value-type="float">
            <text:p>3.7973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3386" calcext:value-type="float">
            <text:p>0.3386</text:p>
          </table:table-cell>
          <table:table-cell office:value-type="float" office:value="0.5606" calcext:value-type="float">
            <text:p>0.5606</text:p>
          </table:table-cell>
          <table:table-cell office:value-type="float" office:value="7.2468" calcext:value-type="float">
            <text:p>7.2468</text:p>
          </table:table-cell>
          <table:table-cell office:value-type="float" office:value="0.0071" calcext:value-type="float">
            <text:p>0.0071</text:p>
          </table:table-cell>
          <table:table-cell office:value-type="float" office:value="7.6828" calcext:value-type="float">
            <text:p>7.6828</text:p>
          </table:table-cell>
          <table:table-cell office:value-type="float" office:value="0.0056" calcext:value-type="float">
            <text:p>0.005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.8075" calcext:value-type="float">
            <text:p>0.8075</text:p>
          </table:table-cell>
          <table:table-cell office:value-type="float" office:value="0.3689" calcext:value-type="float">
            <text:p>0.3689</text:p>
          </table:table-cell>
          <table:table-cell office:value-type="float" office:value="2.4153" calcext:value-type="float">
            <text:p>2.4153</text:p>
          </table:table-cell>
          <table:table-cell office:value-type="float" office:value="0.1202" calcext:value-type="float">
            <text:p>0.1202</text:p>
          </table:table-cell>
          <table:table-cell office:value-type="float" office:value="2.9897" calcext:value-type="float">
            <text:p>2.9897</text:p>
          </table:table-cell>
          <table:table-cell office:value-type="float" office:value="0.0838" calcext:value-type="float">
            <text:p>0.0838</text:p>
          </table:table-cell>
          <table:table-cell office:value-type="float" office:value="4.5967" calcext:value-type="float">
            <text:p>4.5967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6578" calcext:value-type="float">
            <text:p>0.6578</text:p>
          </table:table-cell>
          <table:table-cell office:value-type="float" office:value="4.1561" calcext:value-type="float">
            <text:p>4.1561</text:p>
          </table:table-cell>
          <table:table-cell office:value-type="float" office:value="0.0415" calcext:value-type="float">
            <text:p>0.0415</text:p>
          </table:table-cell>
          <table:table-cell office:value-type="float" office:value="2.5923" calcext:value-type="float">
            <text:p>2.5923</text:p>
          </table:table-cell>
          <table:table-cell office:value-type="float" office:value="0.1074" calcext:value-type="float">
            <text:p>0.1074</text:p>
          </table:table-cell>
          <table:table-cell office:value-type="float" office:value="3.2029" calcext:value-type="float">
            <text:p>3.2029</text:p>
          </table:table-cell>
          <table:table-cell office:value-type="float" office:value="0.0735" calcext:value-type="float">
            <text:p>0.073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2.5719" calcext:value-type="float">
            <text:p>2.5719</text:p>
          </table:table-cell>
          <table:table-cell office:value-type="float" office:value="0.1088" calcext:value-type="float">
            <text:p>0.1088</text:p>
          </table:table-cell>
          <table:table-cell office:value-type="float" office:value="1.4553" calcext:value-type="float">
            <text:p>1.4553</text:p>
          </table:table-cell>
          <table:table-cell office:value-type="float" office:value="0.2277" calcext:value-type="float">
            <text:p>0.2277</text:p>
          </table:table-cell>
          <table:table-cell office:value-type="float" office:value="4.6352" calcext:value-type="float">
            <text:p>4.6352</text:p>
          </table:table-cell>
          <table:table-cell office:value-type="float" office:value="0.0313" calcext:value-type="float">
            <text:p>0.0313</text:p>
          </table:table-cell>
          <table:table-cell office:value-type="float" office:value="6.2814" calcext:value-type="float">
            <text:p>6.2814</text:p>
          </table:table-cell>
          <table:table-cell office:value-type="float" office:value="0.0122" calcext:value-type="float">
            <text:p>0.012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8897" calcext:value-type="float">
            <text:p>0.8897</text:p>
          </table:table-cell>
          <table:table-cell office:value-type="float" office:value="3.2222" calcext:value-type="float">
            <text:p>3.2222</text:p>
          </table:table-cell>
          <table:table-cell office:value-type="float" office:value="0.0726" calcext:value-type="float">
            <text:p>0.0726</text:p>
          </table:table-cell>
          <table:table-cell office:value-type="float" office:value="1.1959" calcext:value-type="float">
            <text:p>1.1959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6338" calcext:value-type="float">
            <text:p>0.6338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7748" calcext:value-type="float">
            <text:p>0.7748</text:p>
          </table:table-cell>
          <table:table-cell office:value-type="float" office:value="4.7164" calcext:value-type="float">
            <text:p>4.7164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8316" calcext:value-type="float">
            <text:p>0.8316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8501" calcext:value-type="float">
            <text:p>0.850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.3404" calcext:value-type="float">
            <text:p>0.3404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8566" calcext:value-type="float">
            <text:p>0.8566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4638" calcext:value-type="float">
            <text:p>0.4638</text:p>
          </table:table-cell>
          <table:table-cell office:value-type="float" office:value="0.4704" calcext:value-type="float">
            <text:p>0.4704</text:p>
          </table:table-cell>
          <table:table-cell office:value-type="float" office:value="0.4928" calcext:value-type="float">
            <text:p>0.492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.7288" calcext:value-type="float">
            <text:p>0.7288</text:p>
          </table:table-cell>
          <table:table-cell office:value-type="float" office:value="0.3933" calcext:value-type="float">
            <text:p>0.3933</text:p>
          </table:table-cell>
          <table:table-cell office:value-type="float" office:value="1.4302" calcext:value-type="float">
            <text:p>1.4302</text:p>
          </table:table-cell>
          <table:table-cell office:value-type="float" office:value="0.2317" calcext:value-type="float">
            <text:p>0.2317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3294" calcext:value-type="float">
            <text:p>0.3294</text:p>
          </table:table-cell>
          <table:table-cell office:value-type="float" office:value="0.3736" calcext:value-type="float">
            <text:p>0.3736</text:p>
          </table:table-cell>
          <table:table-cell office:value-type="float" office:value="0.541" calcext:value-type="float">
            <text:p>0.54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31" calcext:value-type="float">
            <text:p>1.531</text:p>
          </table:table-cell>
          <table:table-cell office:value-type="float" office:value="0.216" calcext:value-type="float">
            <text:p>0.216</text:p>
          </table:table-cell>
          <table:table-cell office:value-type="float" office:value="0.0937" calcext:value-type="float">
            <text:p>0.0937</text:p>
          </table:table-cell>
          <table:table-cell office:value-type="float" office:value="0.7595" calcext:value-type="float">
            <text:p>0.759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8834" calcext:value-type="float">
            <text:p>0.883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9513" calcext:value-type="float">
            <text:p>0.9513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7849" calcext:value-type="float">
            <text:p>0.7849</text:p>
          </table:table-cell>
          <table:table-cell office:value-type="float" office:value="0.67" calcext:value-type="float">
            <text:p>0.67</text:p>
          </table:table-cell>
          <table:table-cell office:value-type="float" office:value="0.413" calcext:value-type="float">
            <text:p>0.413</text:p>
          </table:table-cell>
          <table:table-cell office:value-type="float" office:value="1.8816" calcext:value-type="float">
            <text:p>1.8816</text:p>
          </table:table-cell>
          <table:table-cell office:value-type="float" office:value="0.1702" calcext:value-type="float">
            <text:p>0.170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.4528" calcext:value-type="float">
            <text:p>0.4528</text:p>
          </table:table-cell>
          <table:table-cell office:value-type="float" office:value="0.501" calcext:value-type="float">
            <text:p>0.501</text:p>
          </table:table-cell>
          <table:table-cell office:value-type="float" office:value="4.1399" calcext:value-type="float">
            <text:p>4.1399</text:p>
          </table:table-cell>
          <table:table-cell office:value-type="float" office:value="0.0419" calcext:value-type="float">
            <text:p>0.0419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946" calcext:value-type="float">
            <text:p>0.946</text:p>
          </table:table-cell>
          <table:table-cell office:value-type="float" office:value="0.4228" calcext:value-type="float">
            <text:p>0.4228</text:p>
          </table:table-cell>
          <table:table-cell office:value-type="float" office:value="0.5155" calcext:value-type="float">
            <text:p>0.515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344" calcext:value-type="float">
            <text:p>0.344</text:p>
          </table:table-cell>
          <table:table-cell office:value-type="float" office:value="5.5603" calcext:value-type="float">
            <text:p>5.5603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172" calcext:value-type="float">
            <text:p>0.172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4888" calcext:value-type="float">
            <text:p>0.4888</text:p>
          </table:table-cell>
          <table:table-cell office:value-type="float" office:value="0.4845" calcext:value-type="float">
            <text:p>0.484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.027" calcext:value-type="float">
            <text:p>0.027</text:p>
          </table:table-cell>
          <table:table-cell office:value-type="float" office:value="0.8696" calcext:value-type="float">
            <text:p>0.8696</text:p>
          </table:table-cell>
          <table:table-cell office:value-type="float" office:value="1.7889" calcext:value-type="float">
            <text:p>1.7889</text:p>
          </table:table-cell>
          <table:table-cell office:value-type="float" office:value="0.1811" calcext:value-type="float">
            <text:p>0.1811</text:p>
          </table:table-cell>
          <table:table-cell office:value-type="float" office:value="0.5459" calcext:value-type="float">
            <text:p>0.5459</text:p>
          </table:table-cell>
          <table:table-cell office:value-type="float" office:value="0.46" calcext:value-type="float">
            <text:p>0.46</text:p>
          </table:table-cell>
          <table:table-cell office:value-type="float" office:value="2.371" calcext:value-type="float">
            <text:p>2.371</text:p>
          </table:table-cell>
          <table:table-cell office:value-type="float" office:value="0.1236" calcext:value-type="float">
            <text:p>0.123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1.0269" calcext:value-type="float">
            <text:p>1.0269</text:p>
          </table:table-cell>
          <table:table-cell office:value-type="float" office:value="0.3109" calcext:value-type="float">
            <text:p>0.3109</text:p>
          </table:table-cell>
          <table:table-cell office:value-type="float" office:value="3.6665" calcext:value-type="float">
            <text:p>3.6665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4738" calcext:value-type="float">
            <text:p>0.4738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3635" calcext:value-type="float">
            <text:p>0.3635</text:p>
          </table:table-cell>
          <table:table-cell office:value-type="float" office:value="0.5466" calcext:value-type="float">
            <text:p>0.546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1.7719" calcext:value-type="float">
            <text:p>1.7719</text:p>
          </table:table-cell>
          <table:table-cell office:value-type="float" office:value="0.1831" calcext:value-type="float">
            <text:p>0.1831</text:p>
          </table:table-cell>
          <table:table-cell office:value-type="float" office:value="6.445" calcext:value-type="float">
            <text:p>6.445</text:p>
          </table:table-cell>
          <table:table-cell office:value-type="float" office:value="0.0111" calcext:value-type="float">
            <text:p>0.0111</text:p>
          </table:table-cell>
          <table:table-cell office:value-type="float" office:value="1.5117" calcext:value-type="float">
            <text:p>1.5117</text:p>
          </table:table-cell>
          <table:table-cell office:value-type="float" office:value="0.2189" calcext:value-type="float">
            <text:p>0.2189</text:p>
          </table:table-cell>
          <table:table-cell office:value-type="float" office:value="0.602" calcext:value-type="float">
            <text:p>0.602</text:p>
          </table:table-cell>
          <table:table-cell office:value-type="float" office:value="0.4378" calcext:value-type="float">
            <text:p>0.4378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.1809" calcext:value-type="float">
            <text:p>0.1809</text:p>
          </table:table-cell>
          <table:table-cell office:value-type="float" office:value="0.6706" calcext:value-type="float">
            <text:p>0.6706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2156" calcext:value-type="float">
            <text:p>0.2156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3313" calcext:value-type="float">
            <text:p>0.3313</text:p>
          </table:table-cell>
          <table:table-cell office:value-type="float" office:value="0.5649" calcext:value-type="float">
            <text:p>0.5649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3" calcext:value-type="float">
            <text:p>0.7503</text:p>
          </table:table-cell>
          <table:table-cell office:value-type="float" office:value="0.6831" calcext:value-type="float">
            <text:p>0.6831</text:p>
          </table:table-cell>
          <table:table-cell office:value-type="float" office:value="0.4085" calcext:value-type="float">
            <text:p>0.4085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6983" calcext:value-type="float">
            <text:p>0.6983</text:p>
          </table:table-cell>
          <table:table-cell office:value-type="float" office:value="0.0278" calcext:value-type="float">
            <text:p>0.0278</text:p>
          </table:table-cell>
          <table:table-cell office:value-type="float" office:value="0.8675" calcext:value-type="float">
            <text:p>0.8675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.4148" calcext:value-type="float">
            <text:p>0.4148</text:p>
          </table:table-cell>
          <table:table-cell office:value-type="float" office:value="0.5195" calcext:value-type="float">
            <text:p>0.5195</text:p>
          </table:table-cell>
          <table:table-cell office:value-type="float" office:value="0.8814" calcext:value-type="float">
            <text:p>0.8814</text:p>
          </table:table-cell>
          <table:table-cell office:value-type="float" office:value="0.3478" calcext:value-type="float">
            <text:p>0.3478</text:p>
          </table:table-cell>
          <table:table-cell office:value-type="float" office:value="0.1061" calcext:value-type="float">
            <text:p>0.1061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7502" calcext:value-type="float">
            <text:p>0.7502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3436" calcext:value-type="float">
            <text:p>0.3436</text:p>
          </table:table-cell>
          <table:table-cell office:value-type="float" office:value="2.7124" calcext:value-type="float">
            <text:p>2.7124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7821" calcext:value-type="float">
            <text:p>0.7821</text:p>
          </table:table-cell>
        </table:table-row>
      </table:table>
      <table:table table:name="raw_nonex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45" calcext:value-type="float">
            <text:p>2.7945</text:p>
          </table:table-cell>
          <table:table-cell office:value-type="float" office:value="0.0946" calcext:value-type="float">
            <text:p>0.0946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8956" calcext:value-type="float">
            <text:p>0.8956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2677" calcext:value-type="float">
            <text:p>3.2677</text:p>
          </table:table-cell>
          <table:table-cell office:value-type="float" office:value="0.0707" calcext:value-type="float">
            <text:p>0.0707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7618" calcext:value-type="float">
            <text:p>0.761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109" calcext:value-type="float">
            <text:p>6.5109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8533" calcext:value-type="float">
            <text:p>0.853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687" calcext:value-type="float">
            <text:p>10.0687</text:p>
          </table:table-cell>
          <table:table-cell office:value-type="float" office:value="0.0015" calcext:value-type="float">
            <text:p>0.0015</text:p>
          </table:table-cell>
          <table:table-cell office:value-type="float" office:value="5.706" calcext:value-type="float">
            <text:p>5.706</text:p>
          </table:table-cell>
          <table:table-cell office:value-type="float" office:value="0.0169" calcext:value-type="float">
            <text:p>0.016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1453" calcext:value-type="float">
            <text:p>8.1453</text:p>
          </table:table-cell>
          <table:table-cell office:value-type="float" office:value="0.0043" calcext:value-type="float">
            <text:p>0.0043</text:p>
          </table:table-cell>
          <table:table-cell office:value-type="float" office:value="1.2736" calcext:value-type="float">
            <text:p>1.2736</text:p>
          </table:table-cell>
          <table:table-cell office:value-type="float" office:value="0.2591" calcext:value-type="float">
            <text:p>0.259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0404" calcext:value-type="float">
            <text:p>11.0404</text:p>
          </table:table-cell>
          <table:table-cell office:value-type="float" office:value="0.0009" calcext:value-type="float">
            <text:p>0.0009</text:p>
          </table:table-cell>
          <table:table-cell office:value-type="float" office:value="4.0987" calcext:value-type="float">
            <text:p>4.0987</text:p>
          </table:table-cell>
          <table:table-cell office:value-type="float" office:value="0.0429" calcext:value-type="float">
            <text:p>0.0429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1208" calcext:value-type="float">
            <text:p>10.1208</text:p>
          </table:table-cell>
          <table:table-cell office:value-type="float" office:value="0.0015" calcext:value-type="float">
            <text:p>0.0015</text:p>
          </table:table-cell>
          <table:table-cell office:value-type="float" office:value="1.4121" calcext:value-type="float">
            <text:p>1.4121</text:p>
          </table:table-cell>
          <table:table-cell office:value-type="float" office:value="0.2347" calcext:value-type="float">
            <text:p>0.234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6915" calcext:value-type="float">
            <text:p>12.6915</text:p>
          </table:table-cell>
          <table:table-cell office:value-type="float" office:value="0.0004" calcext:value-type="float">
            <text:p>0.0004</text:p>
          </table:table-cell>
          <table:table-cell office:value-type="float" office:value="3.9177" calcext:value-type="float">
            <text:p>3.9177</text:p>
          </table:table-cell>
          <table:table-cell office:value-type="float" office:value="0.0478" calcext:value-type="float">
            <text:p>0.0478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669" calcext:value-type="float">
            <text:p>0.669</text:p>
          </table:table-cell>
          <table:table-cell office:value-type="float" office:value="0.8048" calcext:value-type="float">
            <text:p>0.8048</text:p>
          </table:table-cell>
          <table:table-cell office:value-type="float" office:value="0.3697" calcext:value-type="float">
            <text:p>0.369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029" calcext:value-type="float">
            <text:p>2.8029</text:p>
          </table:table-cell>
          <table:table-cell office:value-type="float" office:value="0.0941" calcext:value-type="float">
            <text:p>0.0941</text:p>
          </table:table-cell>
          <table:table-cell office:value-type="float" office:value="1.6457" calcext:value-type="float">
            <text:p>1.6457</text:p>
          </table:table-cell>
          <table:table-cell office:value-type="float" office:value="0.1995" calcext:value-type="float">
            <text:p>0.199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448" calcext:value-type="float">
            <text:p>2.3448</text:p>
          </table:table-cell>
          <table:table-cell office:value-type="float" office:value="0.1257" calcext:value-type="float">
            <text:p>0.1257</text:p>
          </table:table-cell>
          <table:table-cell office:value-type="float" office:value="3.7713" calcext:value-type="float">
            <text:p>3.7713</text:p>
          </table:table-cell>
          <table:table-cell office:value-type="float" office:value="0.0521" calcext:value-type="float">
            <text:p>0.052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535" calcext:value-type="float">
            <text:p>2.1535</text:p>
          </table:table-cell>
          <table:table-cell office:value-type="float" office:value="0.1422" calcext:value-type="float">
            <text:p>0.1422</text:p>
          </table:table-cell>
          <table:table-cell office:value-type="float" office:value="2.4837" calcext:value-type="float">
            <text:p>2.4837</text:p>
          </table:table-cell>
          <table:table-cell office:value-type="float" office:value="0.115" calcext:value-type="float">
            <text:p>0.11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1654" calcext:value-type="float">
            <text:p>3.1654</text:p>
          </table:table-cell>
          <table:table-cell office:value-type="float" office:value="0.0752" calcext:value-type="float">
            <text:p>0.0752</text:p>
          </table:table-cell>
          <table:table-cell office:value-type="float" office:value="5.049" calcext:value-type="float">
            <text:p>5.049</text:p>
          </table:table-cell>
          <table:table-cell office:value-type="float" office:value="0.0246" calcext:value-type="float">
            <text:p>0.02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625" calcext:value-type="float">
            <text:p>2.8625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1058" calcext:value-type="float">
            <text:p>0.1058</text:p>
          </table:table-cell>
          <table:table-cell office:value-type="float" office:value="0.745" calcext:value-type="float">
            <text:p>0.74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0297" calcext:value-type="float">
            <text:p>4.0297</text:p>
          </table:table-cell>
          <table:table-cell office:value-type="float" office:value="0.0447" calcext:value-type="float">
            <text:p>0.0447</text:p>
          </table:table-cell>
          <table:table-cell office:value-type="float" office:value="2.1204" calcext:value-type="float">
            <text:p>2.1204</text:p>
          </table:table-cell>
          <table:table-cell office:value-type="float" office:value="0.1454" calcext:value-type="float">
            <text:p>0.1454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434" calcext:value-type="float">
            <text:p>1.5434</text:p>
          </table:table-cell>
          <table:table-cell office:value-type="float" office:value="0.2141" calcext:value-type="float">
            <text:p>0.2141</text:p>
          </table:table-cell>
          <table:table-cell office:value-type="float" office:value="1.3388" calcext:value-type="float">
            <text:p>1.3388</text:p>
          </table:table-cell>
          <table:table-cell office:value-type="float" office:value="0.2472" calcext:value-type="float">
            <text:p>0.247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6863" calcext:value-type="float">
            <text:p>2.6863</text:p>
          </table:table-cell>
          <table:table-cell office:value-type="float" office:value="0.1012" calcext:value-type="float">
            <text:p>0.1012</text:p>
          </table:table-cell>
          <table:table-cell office:value-type="float" office:value="4.3085" calcext:value-type="float">
            <text:p>4.3085</text:p>
          </table:table-cell>
          <table:table-cell office:value-type="float" office:value="0.0379" calcext:value-type="float">
            <text:p>0.037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177" calcext:value-type="float">
            <text:p>1.2177</text:p>
          </table:table-cell>
          <table:table-cell office:value-type="float" office:value="0.2698" calcext:value-type="float">
            <text:p>0.2698</text:p>
          </table:table-cell>
          <table:table-cell office:value-type="float" office:value="0.8214" calcext:value-type="float">
            <text:p>0.8214</text:p>
          </table:table-cell>
          <table:table-cell office:value-type="float" office:value="0.3648" calcext:value-type="float">
            <text:p>0.3648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369" calcext:value-type="float">
            <text:p>3.6369</text:p>
          </table:table-cell>
          <table:table-cell office:value-type="float" office:value="0.0565" calcext:value-type="float">
            <text:p>0.0565</text:p>
          </table:table-cell>
          <table:table-cell office:value-type="float" office:value="3.9387" calcext:value-type="float">
            <text:p>3.9387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8996" calcext:value-type="float">
            <text:p>2.8996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6246" calcext:value-type="float">
            <text:p>0.6246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7889" calcext:value-type="float">
            <text:p>4.7889</text:p>
          </table:table-cell>
          <table:table-cell office:value-type="float" office:value="0.0286" calcext:value-type="float">
            <text:p>0.0286</text:p>
          </table:table-cell>
          <table:table-cell office:value-type="float" office:value="2.7391" calcext:value-type="float">
            <text:p>2.7391</text:p>
          </table:table-cell>
          <table:table-cell office:value-type="float" office:value="0.0979" calcext:value-type="float">
            <text:p>0.0979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06" calcext:value-type="float">
            <text:p>0.1206</text:p>
          </table:table-cell>
          <table:table-cell office:value-type="float" office:value="0.7284" calcext:value-type="float">
            <text:p>0.7284</text:p>
          </table:table-cell>
          <table:table-cell office:value-type="float" office:value="5.8623" calcext:value-type="float">
            <text:p>5.8623</text:p>
          </table:table-cell>
          <table:table-cell office:value-type="float" office:value="0.0155" calcext:value-type="float">
            <text:p>0.015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9078" calcext:value-type="float">
            <text:p>0.9078</text:p>
          </table:table-cell>
          <table:table-cell office:value-type="float" office:value="3.4231" calcext:value-type="float">
            <text:p>3.4231</text:p>
          </table:table-cell>
          <table:table-cell office:value-type="float" office:value="0.0643" calcext:value-type="float">
            <text:p>0.064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393" calcext:value-type="float">
            <text:p>0.3393</text:p>
          </table:table-cell>
          <table:table-cell office:value-type="float" office:value="0.5602" calcext:value-type="float">
            <text:p>0.5602</text:p>
          </table:table-cell>
          <table:table-cell office:value-type="float" office:value="3.8473" calcext:value-type="float">
            <text:p>3.8473</text:p>
          </table:table-cell>
          <table:table-cell office:value-type="float" office:value="0.0498" calcext:value-type="float">
            <text:p>0.049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5893" calcext:value-type="float">
            <text:p>0.5893</text:p>
          </table:table-cell>
          <table:table-cell office:value-type="float" office:value="1.4002" calcext:value-type="float">
            <text:p>1.4002</text:p>
          </table:table-cell>
          <table:table-cell office:value-type="float" office:value="0.2367" calcext:value-type="float">
            <text:p>0.236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87" calcext:value-type="float">
            <text:p>0.787</text:p>
          </table:table-cell>
          <table:table-cell office:value-type="float" office:value="0.375" calcext:value-type="float">
            <text:p>0.375</text:p>
          </table:table-cell>
          <table:table-cell office:value-type="float" office:value="2.2387" calcext:value-type="float">
            <text:p>2.2387</text:p>
          </table:table-cell>
          <table:table-cell office:value-type="float" office:value="0.1346" calcext:value-type="float">
            <text:p>0.134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8906" calcext:value-type="float">
            <text:p>1.8906</text:p>
          </table:table-cell>
          <table:table-cell office:value-type="float" office:value="0.1691" calcext:value-type="float">
            <text:p>0.1691</text:p>
          </table:table-cell>
          <table:table-cell office:value-type="float" office:value="2.2946" calcext:value-type="float">
            <text:p>2.2946</text:p>
          </table:table-cell>
          <table:table-cell office:value-type="float" office:value="0.1298" calcext:value-type="float">
            <text:p>0.129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37" calcext:value-type="float">
            <text:p>0.7537</text:p>
          </table:table-cell>
          <table:table-cell office:value-type="float" office:value="0.3853" calcext:value-type="float">
            <text:p>0.3853</text:p>
          </table:table-cell>
          <table:table-cell office:value-type="float" office:value="1.0148" calcext:value-type="float">
            <text:p>1.0148</text:p>
          </table:table-cell>
          <table:table-cell office:value-type="float" office:value="0.3138" calcext:value-type="float">
            <text:p>0.3138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9927" calcext:value-type="float">
            <text:p>0.9927</text:p>
          </table:table-cell>
          <table:table-cell office:value-type="float" office:value="0.3191" calcext:value-type="float">
            <text:p>0.3191</text:p>
          </table:table-cell>
          <table:table-cell office:value-type="float" office:value="3.3799" calcext:value-type="float">
            <text:p>3.3799</text:p>
          </table:table-cell>
          <table:table-cell office:value-type="float" office:value="0.066" calcext:value-type="float">
            <text:p>0.06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115" calcext:value-type="float">
            <text:p>0.4115</text:p>
          </table:table-cell>
          <table:table-cell office:value-type="float" office:value="0.5212" calcext:value-type="float">
            <text:p>0.5212</text:p>
          </table:table-cell>
          <table:table-cell office:value-type="float" office:value="1.366" calcext:value-type="float">
            <text:p>1.366</text:p>
          </table:table-cell>
          <table:table-cell office:value-type="float" office:value="0.2425" calcext:value-type="float">
            <text:p>0.242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6988" calcext:value-type="float">
            <text:p>1.6988</text:p>
          </table:table-cell>
          <table:table-cell office:value-type="float" office:value="0.1924" calcext:value-type="float">
            <text:p>0.1924</text:p>
          </table:table-cell>
          <table:table-cell office:value-type="float" office:value="3.0197" calcext:value-type="float">
            <text:p>3.0197</text:p>
          </table:table-cell>
          <table:table-cell office:value-type="float" office:value="0.0823" calcext:value-type="float">
            <text:p>0.0823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3443" calcext:value-type="float">
            <text:p>0.3443</text:p>
          </table:table-cell>
          <table:table-cell office:value-type="float" office:value="0.1072" calcext:value-type="float">
            <text:p>0.1072</text:p>
          </table:table-cell>
          <table:table-cell office:value-type="float" office:value="0.7434" calcext:value-type="float">
            <text:p>0.7434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291" calcext:value-type="float">
            <text:p>3.0291</text:p>
          </table:table-cell>
          <table:table-cell office:value-type="float" office:value="0.0818" calcext:value-type="float">
            <text:p>0.0818</text:p>
          </table:table-cell>
          <table:table-cell office:value-type="float" office:value="2.1344" calcext:value-type="float">
            <text:p>2.1344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734" calcext:value-type="float">
            <text:p>0.7734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4959" calcext:value-type="float">
            <text:p>0.4959</text:p>
          </table:table-cell>
          <table:table-cell office:value-type="float" office:value="0.4813" calcext:value-type="float">
            <text:p>0.4813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27" calcext:value-type="float">
            <text:p>0.0427</text:p>
          </table:table-cell>
          <table:table-cell office:value-type="float" office:value="0.8362" calcext:value-type="float">
            <text:p>0.8362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8381" calcext:value-type="float">
            <text:p>0.8381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9664" calcext:value-type="float">
            <text:p>1.9664</text:p>
          </table:table-cell>
          <table:table-cell office:value-type="float" office:value="0.1608" calcext:value-type="float">
            <text:p>0.1608</text:p>
          </table:table-cell>
          <table:table-cell office:value-type="float" office:value="1.856" calcext:value-type="float">
            <text:p>1.856</text:p>
          </table:table-cell>
          <table:table-cell office:value-type="float" office:value="0.1731" calcext:value-type="float">
            <text:p>0.1731</text:p>
          </table:table-cell>
        </table:table-row>
      </table:table>
      <table:table table:name="raw_tim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9273" calcext:value-type="float">
            <text:p>3.9273</text:p>
          </table:table-cell>
          <table:table-cell office:value-type="float" office:value="0.0475" calcext:value-type="float">
            <text:p>0.047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57" calcext:value-type="float">
            <text:p>0.2557</text:p>
          </table:table-cell>
          <table:table-cell office:value-type="float" office:value="0.6131" calcext:value-type="float">
            <text:p>0.613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0.3913" calcext:value-type="float">
            <text:p>0.391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19" calcext:value-type="float">
            <text:p>1.719</text:p>
          </table:table-cell>
          <table:table-cell office:value-type="float" office:value="0.1898" calcext:value-type="float">
            <text:p>0.1898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6042" calcext:value-type="float">
            <text:p>6.6042</text:p>
          </table:table-cell>
          <table:table-cell office:value-type="float" office:value="0.0102" calcext:value-type="float">
            <text:p>0.0102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9444" calcext:value-type="float">
            <text:p>6.9444</text:p>
          </table:table-cell>
          <table:table-cell office:value-type="float" office:value="0.0084" calcext:value-type="float">
            <text:p>0.0084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571" calcext:value-type="float">
            <text:p>0.5571</text:p>
          </table:table-cell>
          <table:table-cell office:value-type="float" office:value="0.4555" calcext:value-type="float">
            <text:p>0.4555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6947" calcext:value-type="float">
            <text:p>3.6947</text:p>
          </table:table-cell>
          <table:table-cell office:value-type="float" office:value="0.0546" calcext:value-type="float">
            <text:p>0.054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9766" calcext:value-type="float">
            <text:p>4.9766</text:p>
          </table:table-cell>
          <table:table-cell office:value-type="float" office:value="0.0257" calcext:value-type="float">
            <text:p>0.025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444" calcext:value-type="float">
            <text:p>0.5444</text:p>
          </table:table-cell>
          <table:table-cell office:value-type="float" office:value="0.4606" calcext:value-type="float">
            <text:p>0.4606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2397" calcext:value-type="float">
            <text:p>1.2397</text:p>
          </table:table-cell>
          <table:table-cell office:value-type="float" office:value="0.2655" calcext:value-type="float">
            <text:p>0.2655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1466" calcext:value-type="float">
            <text:p>21.14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2069" calcext:value-type="float">
            <text:p>15.206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993" calcext:value-type="float">
            <text:p>0.7993</text:p>
          </table:table-cell>
          <table:table-cell office:value-type="float" office:value="0.3713" calcext:value-type="float">
            <text:p>0.37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7062" calcext:value-type="float">
            <text:p>6.7062</text:p>
          </table:table-cell>
          <table:table-cell office:value-type="float" office:value="0.0096" calcext:value-type="float">
            <text:p>0.0096</text:p>
          </table:table-cell>
          <table:table-cell office:value-type="float" office:value="12.0019" calcext:value-type="float">
            <text:p>12.0019</text:p>
          </table:table-cell>
          <table:table-cell office:value-type="float" office:value="0.0005" calcext:value-type="float">
            <text:p>0.000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4669" calcext:value-type="float">
            <text:p>0.466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31" calcext:value-type="float">
            <text:p>2.2031</text:p>
          </table:table-cell>
          <table:table-cell office:value-type="float" office:value="0.1377" calcext:value-type="float">
            <text:p>0.137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047" calcext:value-type="float">
            <text:p>6.047</text:p>
          </table:table-cell>
          <table:table-cell office:value-type="float" office:value="0.0139" calcext:value-type="float">
            <text:p>0.0139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0948" calcext:value-type="float">
            <text:p>3.0948</text:p>
          </table:table-cell>
          <table:table-cell office:value-type="float" office:value="0.0785" calcext:value-type="float">
            <text:p>0.0785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7918" calcext:value-type="float">
            <text:p>2.7918</text:p>
          </table:table-cell>
          <table:table-cell office:value-type="float" office:value="0.0947" calcext:value-type="float">
            <text:p>0.094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8568" calcext:value-type="float">
            <text:p>3.8568</text:p>
          </table:table-cell>
          <table:table-cell office:value-type="float" office:value="0.0495" calcext:value-type="float">
            <text:p>0.049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018" calcext:value-type="float">
            <text:p>8.5018</text:p>
          </table:table-cell>
          <table:table-cell office:value-type="float" office:value="0.0035" calcext:value-type="float">
            <text:p>0.003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9522" calcext:value-type="float">
            <text:p>5.9522</text:p>
          </table:table-cell>
          <table:table-cell office:value-type="float" office:value="0.0147" calcext:value-type="float">
            <text:p>0.014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547" calcext:value-type="float">
            <text:p>0.2547</text:p>
          </table:table-cell>
          <table:table-cell office:value-type="float" office:value="0.6138" calcext:value-type="float">
            <text:p>0.6138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2649" calcext:value-type="float">
            <text:p>6.2649</text:p>
          </table:table-cell>
          <table:table-cell office:value-type="float" office:value="0.0123" calcext:value-type="float">
            <text:p>0.0123</text:p>
          </table:table-cell>
          <table:table-cell office:value-type="float" office:value="5.5538" calcext:value-type="float">
            <text:p>5.5538</text:p>
          </table:table-cell>
          <table:table-cell office:value-type="float" office:value="0.0184" calcext:value-type="float">
            <text:p>0.018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6463" calcext:value-type="float">
            <text:p>19.64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2667" calcext:value-type="float">
            <text:p>10.2667</text:p>
          </table:table-cell>
          <table:table-cell office:value-type="float" office:value="0.0014" calcext:value-type="float">
            <text:p>0.0014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41" calcext:value-type="float">
            <text:p>0.041</text:p>
          </table:table-cell>
          <table:table-cell office:value-type="float" office:value="0.8396" calcext:value-type="float">
            <text:p>0.8396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0471" calcext:value-type="float">
            <text:p>10.0471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151" calcext:value-type="float">
            <text:p>0.3151</text:p>
          </table:table-cell>
          <table:table-cell office:value-type="float" office:value="0.5746" calcext:value-type="float">
            <text:p>0.5746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.071" calcext:value-type="float">
            <text:p>14.071</text:p>
          </table:table-cell>
          <table:table-cell office:value-type="float" office:value="0.0002" calcext:value-type="float">
            <text:p>0.0002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907" calcext:value-type="float">
            <text:p>0.0907</text:p>
          </table:table-cell>
          <table:table-cell office:value-type="float" office:value="0.7632" calcext:value-type="float">
            <text:p>0.7632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74" calcext:value-type="float">
            <text:p>0.074</text:p>
          </table:table-cell>
          <table:table-cell office:value-type="float" office:value="0.7856" calcext:value-type="float">
            <text:p>0.785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1541" calcext:value-type="float">
            <text:p>4.1541</text:p>
          </table:table-cell>
          <table:table-cell office:value-type="float" office:value="0.0415" calcext:value-type="float">
            <text:p>0.0415</text:p>
          </table:table-cell>
          <table:table-cell office:value-type="float" office:value="7.9533" calcext:value-type="float">
            <text:p>7.9533</text:p>
          </table:table-cell>
          <table:table-cell office:value-type="float" office:value="0.0048" calcext:value-type="float">
            <text:p>0.0048</text:p>
          </table:table-cell>
        </table:table-row>
      </table:table>
      <table:table table:name="raw_mem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2" office:value-type="string" calcext:value-type="string">
            <text:p>Pair</text:p>
          </table:table-cell>
          <table:table-cell table:number-columns-repeated="2" office:value-type="string" calcext:value-type="string">
            <text:p>Makespan (s)</text:p>
          </table:table-cell>
          <table:table-cell table:number-columns-repeated="2" office:value-type="string" calcext:value-type="string">
            <text:p>Number of Actions</text:p>
          </table:table-cell>
          <table:table-cell table:number-columns-repeated="2" office:value-type="string" calcext:value-type="string">
            <text:p>Processing Time (s)</text:p>
          </table:table-cell>
          <table:table-cell table:number-columns-repeated="2" office:value-type="string" calcext:value-type="string">
            <text:p>Memory Usage (GB)</text:p>
          </table:table-cell>
        </table:table-row>
        <table:table-row table:style-name="ro1">
          <table:table-cell office:value-type="string" calcext:value-type="string">
            <text:p>Tool A</text:p>
          </table:table-cell>
          <table:table-cell office:value-type="string" calcext:value-type="string">
            <text:p>Tool B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FP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  <table:table-cell office:value-type="float" office:value="1.35" calcext:value-type="float">
            <text:p>1.35</text:p>
          </table:table-cell>
          <table:table-cell office:value-type="float" office:value="0.2453" calcext:value-type="float">
            <text:p>0.245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  <table:table-cell office:value-type="float" office:value="2.1429" calcext:value-type="float">
            <text:p>2.1429</text:p>
          </table:table-cell>
          <table:table-cell office:value-type="float" office:value="0.1432" calcext:value-type="float">
            <text:p>0.1432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  <table:table-cell office:value-type="float" office:value="1" calcext:value-type="float">
            <text:p>1</text:p>
          </table:table-cell>
          <table:table-cell office:value-type="float" office:value="0.3173" calcext:value-type="float">
            <text:p>0.3173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C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  <table:table-cell office:value-type="float" office:value="0.24" calcext:value-type="float">
            <text:p>0.24</text:p>
          </table:table-cell>
          <table:table-cell office:value-type="float" office:value="0.6242" calcext:value-type="float">
            <text:p>0.6242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73" calcext:value-type="float">
            <text:p>0.1573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571" calcext:value-type="float">
            <text:p>0.8571</text:p>
          </table:table-cell>
          <table:table-cell office:value-type="float" office:value="0.3545" calcext:value-type="float">
            <text:p>0.3545</text:p>
          </table:table-cell>
          <table:table-cell office:value-type="float" office:value="3.4286" calcext:value-type="float">
            <text:p>3.4286</text:p>
          </table:table-cell>
          <table:table-cell office:value-type="float" office:value="0.0641" calcext:value-type="float">
            <text:p>0.064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7697" calcext:value-type="float">
            <text:p>0.7697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  <table:table-cell office:value-type="float" office:value="0.15" calcext:value-type="float">
            <text:p>0.15</text:p>
          </table:table-cell>
          <table:table-cell office:value-type="float" office:value="0.6985" calcext:value-type="float">
            <text:p>0.6985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2207" calcext:value-type="float">
            <text:p>0.2207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AO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0.4386" calcext:value-type="float">
            <text:p>0.4386</text:p>
          </table:table-cell>
          <table:table-cell office:value-type="float" office:value="2.4" calcext:value-type="float">
            <text:p>2.4</text:p>
          </table:table-cell>
          <table:table-cell office:value-type="float" office:value="0.1213" calcext:value-type="float">
            <text:p>0.1213</text:p>
          </table:table-cell>
        </table:table-row>
      </table:table>
      <table:table table:name="succ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8" table:default-cell-style-name="ce6"/>
        <table:table-column table:style-name="co11" table:number-columns-repeated="1014" table:default-cell-style-name="ce6"/>
        <table:table-row table:style-name="ro1">
          <table:table-cell table:style-name="ce1" table:formula="of:=[raw_succ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succ.B1]" office:value-type="string" office:string-value="Pair" calcext:value-type="string">
            <text:p>Pair</text:p>
          </table:covered-table-cell>
          <table:table-cell table:style-name="ce1" table:formula="of:=[raw_succ.C1]" office:value-type="string" office:string-value="Makespan (s)" calcext:value-type="string" table:number-columns-spanned="2" table:number-rows-spanned="1">
            <text:p>Makespan (s)</text:p>
          </table:table-cell>
          <table:covered-table-cell table:style-name="ce2" table:formula="of:=[raw_succ.D1]" office:value-type="string" office:string-value="Makespan (s)" calcext:value-type="string">
            <text:p>Makespan (s)</text:p>
          </table:covered-table-cell>
          <table:table-cell table:style-name="ce1" table:formula="of:=[raw_succ.E1]" office:value-type="string" office:string-value="Number of Actions" calcext:value-type="string" table:number-columns-spanned="2" table:number-rows-spanned="1">
            <text:p>Number of Actions</text:p>
          </table:table-cell>
          <table:covered-table-cell table:style-name="ce2" table:formula="of:=[raw_succ.F1]" office:value-type="string" office:string-value="Number of Actions" calcext:value-type="string">
            <text:p>Number of Actions</text:p>
          </table:covered-table-cell>
          <table:table-cell table:style-name="ce1" table:formula="of:=[raw_succ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succ.H1]" office:value-type="string" office:string-value="Processing Time (s)" calcext:value-type="string">
            <text:p>Processing Time (s)</text:p>
          </table:covered-table-cell>
          <table:table-cell table:style-name="ce1" table:formula="of:=[raw_succ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succ.J1]" office:value-type="string" office:string-value="Memory Usage (GB)" calcext:value-type="string">
            <text:p>Memory Usage (GB)</text:p>
          </table:covered-table-cell>
          <table:table-cell table:number-columns-repeated="1014"/>
        </table:table-row>
        <table:table-row table:style-name="ro1">
          <table:table-cell table:style-name="ce2" table:formula="of:=[raw_succ.A2]" office:value-type="string" office:string-value="Tool A" calcext:value-type="string">
            <text:p>Tool A</text:p>
          </table:table-cell>
          <table:table-cell table:style-name="ce2" table:formula="of:=[raw_succ.B2]" office:value-type="string" office:string-value="Tool B" calcext:value-type="string">
            <text:p>Tool B</text:p>
          </table:table-cell>
          <table:table-cell table:style-name="ce2" table:formula="of:=[raw_succ.C2]" office:value-type="string" office:string-value="H" calcext:value-type="string">
            <text:p>H</text:p>
          </table:table-cell>
          <table:table-cell table:style-name="ce2" table:formula="of:=[raw_succ.D2]" office:value-type="string" office:string-value="p" calcext:value-type="string">
            <text:p>p</text:p>
          </table:table-cell>
          <table:table-cell table:style-name="ce2" table:formula="of:=[raw_succ.E2]" office:value-type="string" office:string-value="H" calcext:value-type="string">
            <text:p>H</text:p>
          </table:table-cell>
          <table:table-cell table:style-name="ce2" table:formula="of:=[raw_succ.F2]" office:value-type="string" office:string-value="p" calcext:value-type="string">
            <text:p>p</text:p>
          </table:table-cell>
          <table:table-cell table:style-name="ce2" table:formula="of:=[raw_succ.G2]" office:value-type="string" office:string-value="H" calcext:value-type="string">
            <text:p>H</text:p>
          </table:table-cell>
          <table:table-cell table:style-name="ce2" table:formula="of:=[raw_succ.H2]" office:value-type="string" office:string-value="p" calcext:value-type="string">
            <text:p>p</text:p>
          </table:table-cell>
          <table:table-cell table:style-name="ce2" table:formula="of:=[raw_succ.I2]" office:value-type="string" office:string-value="H" calcext:value-type="string">
            <text:p>H</text:p>
          </table:table-cell>
          <table:table-cell table:style-name="ce2" table:formula="of:=[raw_succ.J2]" office:value-type="string" office:string-value="p" calcext:value-type="string">
            <text:p>p</text:p>
          </table:table-cell>
          <table:table-cell table:number-columns-repeated="1014"/>
        </table:table-row>
        <table:table-row table:style-name="ro1">
          <table:table-cell table:style-name="ce3" table:formula="of:=[raw_succ.A3]" office:value-type="string" office:string-value="CFP" calcext:value-type="string">
            <text:p>CFP</text:p>
          </table:table-cell>
          <table:table-cell table:style-name="ce3" table:formula="of:=[raw_succ.B3]" office:value-type="string" office:string-value="CS" calcext:value-type="string">
            <text:p>CS</text:p>
          </table:table-cell>
          <table:table-cell table:style-name="ce5" table:formula="of:=IF([raw_succ.C3] &gt; 0;[raw_succ.C3];&quot;N/A&quot;)" office:value-type="float" office:value="2.9548" calcext:value-type="float">
            <text:p>2.955</text:p>
          </table:table-cell>
          <table:table-cell table:style-name="ce7" table:formula="of:=IF([raw_succ.D3] = 1;&quot;N/A&quot;;[raw_succ.D3])" office:value-type="float" office:value="0.0856" calcext:value-type="float">
            <text:p>0.086</text:p>
          </table:table-cell>
          <table:table-cell table:style-name="ce5" table:formula="of:=IF([raw_succ.E3] &gt; 0;[raw_succ.E3];&quot;N/A&quot;)" office:value-type="float" office:value="1.2452" calcext:value-type="float">
            <text:p>1.245</text:p>
          </table:table-cell>
          <table:table-cell table:style-name="ce7" table:formula="of:=IF([raw_succ.F3] = 1;&quot;N/A&quot;;[raw_succ.F3])" office:value-type="float" office:value="0.2645" calcext:value-type="float">
            <text:p>0.265</text:p>
          </table:table-cell>
          <table:table-cell table:style-name="ce5" table:formula="of:=IF([raw_succ.G3] &gt; 0;[raw_succ.G3];&quot;N/A&quot;)" office:value-type="float" office:value="16.701" calcext:value-type="float">
            <text:p>16.701</text:p>
          </table:table-cell>
          <table:table-cell table:style-name="ce7" table:formula="of:=IF([raw_succ.H3] = 1;&quot;N/A&quot;;[raw_succ.H3])" office:value-type="float" office:value="0" calcext:value-type="float">
            <text:p>0.000</text:p>
          </table:table-cell>
          <table:table-cell table:style-name="ce5" table:formula="of:=IF([raw_succ.I3] &gt; 0;[raw_succ.I3];&quot;N/A&quot;)" office:value-type="float" office:value="33.2833" calcext:value-type="float">
            <text:p>33.283</text:p>
          </table:table-cell>
          <table:table-cell table:style-name="ce7" table:formula="of:=IF([raw_succ.J3] = 1;&quot;N/A&quot;;[raw_succ.J3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4]" office:value-type="string" office:string-value="CFP" calcext:value-type="string">
            <text:p>CFP</text:p>
          </table:table-cell>
          <table:table-cell table:style-name="ce3" table:formula="of:=[raw_succ.B4]" office:value-type="string" office:string-value="CA" calcext:value-type="string">
            <text:p>CA</text:p>
          </table:table-cell>
          <table:table-cell table:style-name="ce5" table:formula="of:=IF([raw_succ.C4] &gt; 0;[raw_succ.C4];&quot;N/A&quot;)" office:value-type="float" office:value="0.5901" calcext:value-type="float">
            <text:p>0.590</text:p>
          </table:table-cell>
          <table:table-cell table:style-name="ce7" table:formula="of:=IF([raw_succ.D4] = 1;&quot;N/A&quot;;[raw_succ.D4])" office:value-type="float" office:value="0.4424" calcext:value-type="float">
            <text:p>0.442</text:p>
          </table:table-cell>
          <table:table-cell table:style-name="ce5" table:formula="of:=IF([raw_succ.E4] &gt; 0;[raw_succ.E4];&quot;N/A&quot;)" office:value-type="float" office:value="9.4638" calcext:value-type="float">
            <text:p>9.464</text:p>
          </table:table-cell>
          <table:table-cell table:style-name="ce7" table:formula="of:=IF([raw_succ.F4] = 1;&quot;N/A&quot;;[raw_succ.F4])" office:value-type="float" office:value="0.0021" calcext:value-type="float">
            <text:p>0.002</text:p>
          </table:table-cell>
          <table:table-cell table:style-name="ce5" table:formula="of:=IF([raw_succ.G4] &gt; 0;[raw_succ.G4];&quot;N/A&quot;)" office:value-type="float" office:value="22.6348" calcext:value-type="float">
            <text:p>22.635</text:p>
          </table:table-cell>
          <table:table-cell table:style-name="ce7" table:formula="of:=IF([raw_succ.H4] = 1;&quot;N/A&quot;;[raw_succ.H4])" office:value-type="float" office:value="0" calcext:value-type="float">
            <text:p>0.000</text:p>
          </table:table-cell>
          <table:table-cell table:style-name="ce5" table:formula="of:=IF([raw_succ.I4] &gt; 0;[raw_succ.I4];&quot;N/A&quot;)" office:value-type="float" office:value="58.3712" calcext:value-type="float">
            <text:p>58.371</text:p>
          </table:table-cell>
          <table:table-cell table:style-name="ce7" table:formula="of:=IF([raw_succ.J4] = 1;&quot;N/A&quot;;[raw_succ.J4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5]" office:value-type="string" office:string-value="CFP" calcext:value-type="string">
            <text:p>CFP</text:p>
          </table:table-cell>
          <table:table-cell table:style-name="ce3" table:formula="of:=[raw_succ.B5]" office:value-type="string" office:string-value="O" calcext:value-type="string">
            <text:p>O</text:p>
          </table:table-cell>
          <table:table-cell table:style-name="ce5" table:formula="of:=IF([raw_succ.C5] &gt; 0;[raw_succ.C5];&quot;N/A&quot;)" office:value-type="float" office:value="0.7181" calcext:value-type="float">
            <text:p>0.718</text:p>
          </table:table-cell>
          <table:table-cell table:style-name="ce7" table:formula="of:=IF([raw_succ.D5] = 1;&quot;N/A&quot;;[raw_succ.D5])" office:value-type="float" office:value="0.3968" calcext:value-type="float">
            <text:p>0.397</text:p>
          </table:table-cell>
          <table:table-cell table:style-name="ce5" table:formula="of:=IF([raw_succ.E5] &gt; 0;[raw_succ.E5];&quot;N/A&quot;)" office:value-type="float" office:value="5.3934" calcext:value-type="float">
            <text:p>5.393</text:p>
          </table:table-cell>
          <table:table-cell table:style-name="ce7" table:formula="of:=IF([raw_succ.F5] = 1;&quot;N/A&quot;;[raw_succ.F5])" office:value-type="float" office:value="0.0202" calcext:value-type="float">
            <text:p>0.020</text:p>
          </table:table-cell>
          <table:table-cell table:style-name="ce5" table:formula="of:=IF([raw_succ.G5] &gt; 0;[raw_succ.G5];&quot;N/A&quot;)" office:value-type="float" office:value="13.2722" calcext:value-type="float">
            <text:p>13.272</text:p>
          </table:table-cell>
          <table:table-cell table:style-name="ce7" table:formula="of:=IF([raw_succ.H5] = 1;&quot;N/A&quot;;[raw_succ.H5])" office:value-type="float" office:value="0.0003" calcext:value-type="float">
            <text:p>0.000</text:p>
          </table:table-cell>
          <table:table-cell table:style-name="ce5" table:formula="of:=IF([raw_succ.I5] &gt; 0;[raw_succ.I5];&quot;N/A&quot;)" office:value-type="float" office:value="35.4479" calcext:value-type="float">
            <text:p>35.448</text:p>
          </table:table-cell>
          <table:table-cell table:style-name="ce7" table:formula="of:=IF([raw_succ.J5] = 1;&quot;N/A&quot;;[raw_succ.J5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6]" office:value-type="string" office:string-value="CFP" calcext:value-type="string">
            <text:p>CFP</text:p>
          </table:table-cell>
          <table:table-cell table:style-name="ce3" table:formula="of:=[raw_succ.B6]" office:value-type="string" office:string-value="A" calcext:value-type="string">
            <text:p>A</text:p>
          </table:table-cell>
          <table:table-cell table:style-name="ce5" table:formula="of:=IF([raw_succ.C6] &gt; 0;[raw_succ.C6];&quot;N/A&quot;)" office:value-type="float" office:value="0.9321" calcext:value-type="float">
            <text:p>0.932</text:p>
          </table:table-cell>
          <table:table-cell table:style-name="ce7" table:formula="of:=IF([raw_succ.D6] = 1;&quot;N/A&quot;;[raw_succ.D6])" office:value-type="float" office:value="0.3343" calcext:value-type="float">
            <text:p>0.334</text:p>
          </table:table-cell>
          <table:table-cell table:style-name="ce5" table:formula="of:=IF([raw_succ.E6] &gt; 0;[raw_succ.E6];&quot;N/A&quot;)" office:value-type="float" office:value="16.1827" calcext:value-type="float">
            <text:p>16.183</text:p>
          </table:table-cell>
          <table:table-cell table:style-name="ce7" table:formula="of:=IF([raw_succ.F6] = 1;&quot;N/A&quot;;[raw_succ.F6])" office:value-type="float" office:value="0.0001" calcext:value-type="float">
            <text:p>0.000</text:p>
          </table:table-cell>
          <table:table-cell table:style-name="ce5" table:formula="of:=IF([raw_succ.G6] &gt; 0;[raw_succ.G6];&quot;N/A&quot;)" office:value-type="float" office:value="11.1204" calcext:value-type="float">
            <text:p>11.120</text:p>
          </table:table-cell>
          <table:table-cell table:style-name="ce7" table:formula="of:=IF([raw_succ.H6] = 1;&quot;N/A&quot;;[raw_succ.H6])" office:value-type="float" office:value="0.0009" calcext:value-type="float">
            <text:p>0.001</text:p>
          </table:table-cell>
          <table:table-cell table:style-name="ce5" table:formula="of:=IF([raw_succ.I6] &gt; 0;[raw_succ.I6];&quot;N/A&quot;)" office:value-type="float" office:value="35.9885" calcext:value-type="float">
            <text:p>35.989</text:p>
          </table:table-cell>
          <table:table-cell table:style-name="ce7" table:formula="of:=IF([raw_succ.J6] = 1;&quot;N/A&quot;;[raw_succ.J6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7]" office:value-type="string" office:string-value="CFP" calcext:value-type="string">
            <text:p>CFP</text:p>
          </table:table-cell>
          <table:table-cell table:style-name="ce3" table:formula="of:=[raw_succ.B7]" office:value-type="string" office:string-value="AO" calcext:value-type="string">
            <text:p>AO</text:p>
          </table:table-cell>
          <table:table-cell table:style-name="ce5" table:formula="of:=IF([raw_succ.C7] &gt; 0;[raw_succ.C7];&quot;N/A&quot;)" office:value-type="float" office:value="0.9058" calcext:value-type="float">
            <text:p>0.906</text:p>
          </table:table-cell>
          <table:table-cell table:style-name="ce7" table:formula="of:=IF([raw_succ.D7] = 1;&quot;N/A&quot;;[raw_succ.D7])" office:value-type="float" office:value="0.3412" calcext:value-type="float">
            <text:p>0.341</text:p>
          </table:table-cell>
          <table:table-cell table:style-name="ce5" table:formula="of:=IF([raw_succ.E7] &gt; 0;[raw_succ.E7];&quot;N/A&quot;)" office:value-type="float" office:value="12.4224" calcext:value-type="float">
            <text:p>12.422</text:p>
          </table:table-cell>
          <table:table-cell table:style-name="ce7" table:formula="of:=IF([raw_succ.F7] = 1;&quot;N/A&quot;;[raw_succ.F7])" office:value-type="float" office:value="0.0004" calcext:value-type="float">
            <text:p>0.000</text:p>
          </table:table-cell>
          <table:table-cell table:style-name="ce5" table:formula="of:=IF([raw_succ.G7] &gt; 0;[raw_succ.G7];&quot;N/A&quot;)" office:value-type="float" office:value="13.0892" calcext:value-type="float">
            <text:p>13.089</text:p>
          </table:table-cell>
          <table:table-cell table:style-name="ce7" table:formula="of:=IF([raw_succ.H7] = 1;&quot;N/A&quot;;[raw_succ.H7])" office:value-type="float" office:value="0.0003" calcext:value-type="float">
            <text:p>0.000</text:p>
          </table:table-cell>
          <table:table-cell table:style-name="ce5" table:formula="of:=IF([raw_succ.I7] &gt; 0;[raw_succ.I7];&quot;N/A&quot;)" office:value-type="float" office:value="36.9346" calcext:value-type="float">
            <text:p>36.935</text:p>
          </table:table-cell>
          <table:table-cell table:style-name="ce7" table:formula="of:=IF([raw_succ.J7] = 1;&quot;N/A&quot;;[raw_succ.J7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8]" office:value-type="string" office:string-value="CFP" calcext:value-type="string">
            <text:p>CFP</text:p>
          </table:table-cell>
          <table:table-cell table:style-name="ce3" table:formula="of:=[raw_succ.B8]" office:value-type="string" office:string-value="OT" calcext:value-type="string">
            <text:p>OT</text:p>
          </table:table-cell>
          <table:table-cell table:style-name="ce5" table:formula="of:=IF([raw_succ.C8] &gt; 0;[raw_succ.C8];&quot;N/A&quot;)" office:value-type="float" office:value="0.0093" calcext:value-type="float">
            <text:p>0.009</text:p>
          </table:table-cell>
          <table:table-cell table:style-name="ce7" table:formula="of:=IF([raw_succ.D8] = 1;&quot;N/A&quot;;[raw_succ.D8])" office:value-type="float" office:value="0.9231" calcext:value-type="float">
            <text:p>0.923</text:p>
          </table:table-cell>
          <table:table-cell table:style-name="ce5" table:formula="of:=IF([raw_succ.E8] &gt; 0;[raw_succ.E8];&quot;N/A&quot;)" office:value-type="float" office:value="6.293" calcext:value-type="float">
            <text:p>6.293</text:p>
          </table:table-cell>
          <table:table-cell table:style-name="ce7" table:formula="of:=IF([raw_succ.F8] = 1;&quot;N/A&quot;;[raw_succ.F8])" office:value-type="float" office:value="0.0121" calcext:value-type="float">
            <text:p>0.012</text:p>
          </table:table-cell>
          <table:table-cell table:style-name="ce5" table:formula="of:=IF([raw_succ.G8] &gt; 0;[raw_succ.G8];&quot;N/A&quot;)" office:value-type="float" office:value="16.5393" calcext:value-type="float">
            <text:p>16.539</text:p>
          </table:table-cell>
          <table:table-cell table:style-name="ce7" table:formula="of:=IF([raw_succ.H8] = 1;&quot;N/A&quot;;[raw_succ.H8])" office:value-type="float" office:value="0" calcext:value-type="float">
            <text:p>0.000</text:p>
          </table:table-cell>
          <table:table-cell table:style-name="ce5" table:formula="of:=IF([raw_succ.I8] &gt; 0;[raw_succ.I8];&quot;N/A&quot;)" office:value-type="float" office:value="39.4962" calcext:value-type="float">
            <text:p>39.496</text:p>
          </table:table-cell>
          <table:table-cell table:style-name="ce7" table:formula="of:=IF([raw_succ.J8] = 1;&quot;N/A&quot;;[raw_succ.J8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9]" office:value-type="string" office:string-value="CFP" calcext:value-type="string">
            <text:p>CFP</text:p>
          </table:table-cell>
          <table:table-cell table:style-name="ce3" table:formula="of:=[raw_succ.B9]" office:value-type="string" office:string-value="AT" calcext:value-type="string">
            <text:p>AT</text:p>
          </table:table-cell>
          <table:table-cell table:style-name="ce5" table:formula="of:=IF([raw_succ.C9] &gt; 0;[raw_succ.C9];&quot;N/A&quot;)" office:value-type="float" office:value="0.0499" calcext:value-type="float">
            <text:p>0.050</text:p>
          </table:table-cell>
          <table:table-cell table:style-name="ce7" table:formula="of:=IF([raw_succ.D9] = 1;&quot;N/A&quot;;[raw_succ.D9])" office:value-type="float" office:value="0.8232" calcext:value-type="float">
            <text:p>0.823</text:p>
          </table:table-cell>
          <table:table-cell table:style-name="ce5" table:formula="of:=IF([raw_succ.E9] &gt; 0;[raw_succ.E9];&quot;N/A&quot;)" office:value-type="float" office:value="3.7198" calcext:value-type="float">
            <text:p>3.720</text:p>
          </table:table-cell>
          <table:table-cell table:style-name="ce7" table:formula="of:=IF([raw_succ.F9] = 1;&quot;N/A&quot;;[raw_succ.F9])" office:value-type="float" office:value="0.0538" calcext:value-type="float">
            <text:p>0.054</text:p>
          </table:table-cell>
          <table:table-cell table:style-name="ce5" table:formula="of:=IF([raw_succ.G9] &gt; 0;[raw_succ.G9];&quot;N/A&quot;)" office:value-type="float" office:value="13.0539" calcext:value-type="float">
            <text:p>13.054</text:p>
          </table:table-cell>
          <table:table-cell table:style-name="ce7" table:formula="of:=IF([raw_succ.H9] = 1;&quot;N/A&quot;;[raw_succ.H9])" office:value-type="float" office:value="0.0003" calcext:value-type="float">
            <text:p>0.000</text:p>
          </table:table-cell>
          <table:table-cell table:style-name="ce5" table:formula="of:=IF([raw_succ.I9] &gt; 0;[raw_succ.I9];&quot;N/A&quot;)" office:value-type="float" office:value="30.312" calcext:value-type="float">
            <text:p>30.312</text:p>
          </table:table-cell>
          <table:table-cell table:style-name="ce7" table:formula="of:=IF([raw_succ.J9] = 1;&quot;N/A&quot;;[raw_succ.J9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0]" office:value-type="string" office:string-value="CFP" calcext:value-type="string">
            <text:p>CFP</text:p>
          </table:table-cell>
          <table:table-cell table:style-name="ce3" table:formula="of:=[raw_succ.B10]" office:value-type="string" office:string-value="AOT" calcext:value-type="string">
            <text:p>AOT</text:p>
          </table:table-cell>
          <table:table-cell table:style-name="ce5" table:formula="of:=IF([raw_succ.C10] &gt; 0;[raw_succ.C10];&quot;N/A&quot;)" office:value-type="float" office:value="0.4897" calcext:value-type="float">
            <text:p>0.490</text:p>
          </table:table-cell>
          <table:table-cell table:style-name="ce7" table:formula="of:=IF([raw_succ.D10] = 1;&quot;N/A&quot;;[raw_succ.D10])" office:value-type="float" office:value="0.4841" calcext:value-type="float">
            <text:p>0.484</text:p>
          </table:table-cell>
          <table:table-cell table:style-name="ce5" table:formula="of:=IF([raw_succ.E10] &gt; 0;[raw_succ.E10];&quot;N/A&quot;)" office:value-type="float" office:value="7.8782" calcext:value-type="float">
            <text:p>7.878</text:p>
          </table:table-cell>
          <table:table-cell table:style-name="ce7" table:formula="of:=IF([raw_succ.F10] = 1;&quot;N/A&quot;;[raw_succ.F10])" office:value-type="float" office:value="0.005" calcext:value-type="float">
            <text:p>0.005</text:p>
          </table:table-cell>
          <table:table-cell table:style-name="ce5" table:formula="of:=IF([raw_succ.G10] &gt; 0;[raw_succ.G10];&quot;N/A&quot;)" office:value-type="float" office:value="13.7559" calcext:value-type="float">
            <text:p>13.756</text:p>
          </table:table-cell>
          <table:table-cell table:style-name="ce7" table:formula="of:=IF([raw_succ.H10] = 1;&quot;N/A&quot;;[raw_succ.H10])" office:value-type="float" office:value="0.0002" calcext:value-type="float">
            <text:p>0.000</text:p>
          </table:table-cell>
          <table:table-cell table:style-name="ce5" table:formula="of:=IF([raw_succ.I10] &gt; 0;[raw_succ.I10];&quot;N/A&quot;)" office:value-type="float" office:value="36.3231" calcext:value-type="float">
            <text:p>36.323</text:p>
          </table:table-cell>
          <table:table-cell table:style-name="ce7" table:formula="of:=IF([raw_succ.J10] = 1;&quot;N/A&quot;;[raw_succ.J10])" office:value-type="float" office:value="0" calcext:value-type="float">
            <text:p>0.000</text:p>
          </table:table-cell>
          <table:table-cell table:number-columns-repeated="1014"/>
        </table:table-row>
        <table:table-row table:style-name="ro1">
          <table:table-cell table:style-name="ce3" table:formula="of:=[raw_succ.A11]" office:value-type="string" office:string-value="CS" calcext:value-type="string">
            <text:p>CS</text:p>
          </table:table-cell>
          <table:table-cell table:style-name="ce3" table:formula="of:=[raw_succ.B11]" office:value-type="string" office:string-value="CA" calcext:value-type="string">
            <text:p>CA</text:p>
          </table:table-cell>
          <table:table-cell table:style-name="ce5" table:formula="of:=IF([raw_succ.C11] &gt; 0;[raw_succ.C11];&quot;N/A&quot;)" office:value-type="float" office:value="0.4658" calcext:value-type="float">
            <text:p>0.466</text:p>
          </table:table-cell>
          <table:table-cell table:style-name="ce7" table:formula="of:=IF([raw_succ.D11] = 1;&quot;N/A&quot;;[raw_succ.D11])" office:value-type="float" office:value="0.4949" calcext:value-type="float">
            <text:p>0.495</text:p>
          </table:table-cell>
          <table:table-cell table:style-name="ce5" table:formula="of:=IF([raw_succ.E11] &gt; 0;[raw_succ.E11];&quot;N/A&quot;)" office:value-type="float" office:value="21.6503" calcext:value-type="float">
            <text:p>21.650</text:p>
          </table:table-cell>
          <table:table-cell table:style-name="ce7" table:formula="of:=IF([raw_succ.F11] = 1;&quot;N/A&quot;;[raw_succ.F11])" office:value-type="float" office:value="0" calcext:value-type="float">
            <text:p>0.000</text:p>
          </table:table-cell>
          <table:table-cell table:style-name="ce5" table:formula="of:=IF([raw_succ.G11] &gt; 0;[raw_succ.G11];&quot;N/A&quot;)" office:value-type="float" office:value="4.4868" calcext:value-type="float">
            <text:p>4.487</text:p>
          </table:table-cell>
          <table:table-cell table:style-name="ce7" table:formula="of:=IF([raw_succ.H11] = 1;&quot;N/A&quot;;[raw_succ.H11])" office:value-type="float" office:value="0.0342" calcext:value-type="float">
            <text:p>0.034</text:p>
          </table:table-cell>
          <table:table-cell table:style-name="ce5" table:formula="of:=IF([raw_succ.I11] &gt; 0;[raw_succ.I11];&quot;N/A&quot;)" office:value-type="float" office:value="12.0622" calcext:value-type="float">
            <text:p>12.062</text:p>
          </table:table-cell>
          <table:table-cell table:style-name="ce7" table:formula="of:=IF([raw_succ.J11] = 1;&quot;N/A&quot;;[raw_succ.J11])" office:value-type="float" office:value="0.0005" calcext:value-type="float">
            <text:p>0.001</text:p>
          </table:table-cell>
          <table:table-cell table:number-columns-repeated="1014"/>
        </table:table-row>
        <table:table-row table:style-name="ro1">
          <table:table-cell table:style-name="ce3" table:formula="of:=[raw_succ.A12]" office:value-type="string" office:string-value="CS" calcext:value-type="string">
            <text:p>CS</text:p>
          </table:table-cell>
          <table:table-cell table:style-name="ce3" table:formula="of:=[raw_succ.B12]" office:value-type="string" office:string-value="O" calcext:value-type="string">
            <text:p>O</text:p>
          </table:table-cell>
          <table:table-cell table:style-name="ce5" table:formula="of:=IF([raw_succ.C12] &gt; 0;[raw_succ.C12];&quot;N/A&quot;)" office:value-type="float" office:value="6.8413" calcext:value-type="float">
            <text:p>6.841</text:p>
          </table:table-cell>
          <table:table-cell table:style-name="ce7" table:formula="of:=IF([raw_succ.D12] = 1;&quot;N/A&quot;;[raw_succ.D12])" office:value-type="float" office:value="0.0089" calcext:value-type="float">
            <text:p>0.009</text:p>
          </table:table-cell>
          <table:table-cell table:style-name="ce5" table:formula="of:=IF([raw_succ.E12] &gt; 0;[raw_succ.E12];&quot;N/A&quot;)" office:value-type="float" office:value="11.5114" calcext:value-type="float">
            <text:p>11.511</text:p>
          </table:table-cell>
          <table:table-cell table:style-name="ce7" table:formula="of:=IF([raw_succ.F12] = 1;&quot;N/A&quot;;[raw_succ.F12])" office:value-type="float" office:value="0.0007" calcext:value-type="float">
            <text:p>0.001</text:p>
          </table:table-cell>
          <table:table-cell table:style-name="ce5" table:formula="of:=IF([raw_succ.G12] &gt; 0;[raw_succ.G12];&quot;N/A&quot;)" office:value-type="float" office:value="0.0618" calcext:value-type="float">
            <text:p>0.062</text:p>
          </table:table-cell>
          <table:table-cell table:style-name="ce7" table:formula="of:=IF([raw_succ.H12] = 1;&quot;N/A&quot;;[raw_succ.H12])" office:value-type="float" office:value="0.8037" calcext:value-type="float">
            <text:p>0.804</text:p>
          </table:table-cell>
          <table:table-cell table:style-name="ce5" table:formula="of:=IF([raw_succ.I12] &gt; 0;[raw_succ.I12];&quot;N/A&quot;)" office:value-type="float" office:value="0.8764" calcext:value-type="float">
            <text:p>0.876</text:p>
          </table:table-cell>
          <table:table-cell table:style-name="ce7" table:formula="of:=IF([raw_succ.J12] = 1;&quot;N/A&quot;;[raw_succ.J12])" office:value-type="float" office:value="0.3492" calcext:value-type="float">
            <text:p>0.349</text:p>
          </table:table-cell>
          <table:table-cell table:number-columns-repeated="1014"/>
        </table:table-row>
        <table:table-row table:style-name="ro1">
          <table:table-cell table:style-name="ce3" table:formula="of:=[raw_succ.A13]" office:value-type="string" office:string-value="CS" calcext:value-type="string">
            <text:p>CS</text:p>
          </table:table-cell>
          <table:table-cell table:style-name="ce3" table:formula="of:=[raw_succ.B13]" office:value-type="string" office:string-value="A" calcext:value-type="string">
            <text:p>A</text:p>
          </table:table-cell>
          <table:table-cell table:style-name="ce5" table:formula="of:=IF([raw_succ.C13] &gt; 0;[raw_succ.C13];&quot;N/A&quot;)" office:value-type="float" office:value="6.4453" calcext:value-type="float">
            <text:p>6.445</text:p>
          </table:table-cell>
          <table:table-cell table:style-name="ce7" table:formula="of:=IF([raw_succ.D13] = 1;&quot;N/A&quot;;[raw_succ.D13])" office:value-type="float" office:value="0.0111" calcext:value-type="float">
            <text:p>0.011</text:p>
          </table:table-cell>
          <table:table-cell table:style-name="ce5" table:formula="of:=IF([raw_succ.E13] &gt; 0;[raw_succ.E13];&quot;N/A&quot;)" office:value-type="float" office:value="24.5926" calcext:value-type="float">
            <text:p>24.593</text:p>
          </table:table-cell>
          <table:table-cell table:style-name="ce7" table:formula="of:=IF([raw_succ.F13] = 1;&quot;N/A&quot;;[raw_succ.F13])" office:value-type="float" office:value="0" calcext:value-type="float">
            <text:p>0.000</text:p>
          </table:table-cell>
          <table:table-cell table:style-name="ce5" table:formula="of:=IF([raw_succ.G13] &gt; 0;[raw_succ.G13];&quot;N/A&quot;)" office:value-type="float" office:value="0.2051" calcext:value-type="float">
            <text:p>0.205</text:p>
          </table:table-cell>
          <table:table-cell table:style-name="ce7" table:formula="of:=IF([raw_succ.H13] = 1;&quot;N/A&quot;;[raw_succ.H13])" office:value-type="float" office:value="0.6507" calcext:value-type="float">
            <text:p>0.651</text:p>
          </table:table-cell>
          <table:table-cell table:style-name="ce5" table:formula="of:=IF([raw_succ.I13] &gt; 0;[raw_succ.I13];&quot;N/A&quot;)" office:value-type="float" office:value="4.0763" calcext:value-type="float">
            <text:p>4.076</text:p>
          </table:table-cell>
          <table:table-cell table:style-name="ce7" table:formula="of:=IF([raw_succ.J13] = 1;&quot;N/A&quot;;[raw_succ.J13])" office:value-type="float" office:value="0.0435" calcext:value-type="float">
            <text:p>0.044</text:p>
          </table:table-cell>
          <table:table-cell table:number-columns-repeated="1014"/>
        </table:table-row>
        <table:table-row table:style-name="ro1">
          <table:table-cell table:style-name="ce3" table:formula="of:=[raw_succ.A14]" office:value-type="string" office:string-value="CS" calcext:value-type="string">
            <text:p>CS</text:p>
          </table:table-cell>
          <table:table-cell table:style-name="ce3" table:formula="of:=[raw_succ.B14]" office:value-type="string" office:string-value="AO" calcext:value-type="string">
            <text:p>AO</text:p>
          </table:table-cell>
          <table:table-cell table:style-name="ce5" table:formula="of:=IF([raw_succ.C14] &gt; 0;[raw_succ.C14];&quot;N/A&quot;)" office:value-type="float" office:value="7.671" calcext:value-type="float">
            <text:p>7.671</text:p>
          </table:table-cell>
          <table:table-cell table:style-name="ce7" table:formula="of:=IF([raw_succ.D14] = 1;&quot;N/A&quot;;[raw_succ.D14])" office:value-type="float" office:value="0.0056" calcext:value-type="float">
            <text:p>0.006</text:p>
          </table:table-cell>
          <table:table-cell table:style-name="ce5" table:formula="of:=IF([raw_succ.E14] &gt; 0;[raw_succ.E14];&quot;N/A&quot;)" office:value-type="float" office:value="21.5734" calcext:value-type="float">
            <text:p>21.573</text:p>
          </table:table-cell>
          <table:table-cell table:style-name="ce7" table:formula="of:=IF([raw_succ.F14] = 1;&quot;N/A&quot;;[raw_succ.F14])" office:value-type="float" office:value="0" calcext:value-type="float">
            <text:p>0.000</text:p>
          </table:table-cell>
          <table:table-cell table:style-name="ce5" table:formula="of:=IF([raw_succ.G14] &gt; 0;[raw_succ.G14];&quot;N/A&quot;)" office:value-type="float" office:value="0.1831" calcext:value-type="float">
            <text:p>0.183</text:p>
          </table:table-cell>
          <table:table-cell table:style-name="ce7" table:formula="of:=IF([raw_succ.H14] = 1;&quot;N/A&quot;;[raw_succ.H14])" office:value-type="float" office:value="0.6688" calcext:value-type="float">
            <text:p>0.669</text:p>
          </table:table-cell>
          <table:table-cell table:style-name="ce5" table:formula="of:=IF([raw_succ.I14] &gt; 0;[raw_succ.I14];&quot;N/A&quot;)" office:value-type="float" office:value="0.8553" calcext:value-type="float">
            <text:p>0.855</text:p>
          </table:table-cell>
          <table:table-cell table:style-name="ce7" table:formula="of:=IF([raw_succ.J14] = 1;&quot;N/A&quot;;[raw_succ.J14])" office:value-type="float" office:value="0.3551" calcext:value-type="float">
            <text:p>0.355</text:p>
          </table:table-cell>
          <table:table-cell table:number-columns-repeated="1014"/>
        </table:table-row>
        <table:table-row table:style-name="ro1">
          <table:table-cell table:style-name="ce3" table:formula="of:=[raw_succ.A15]" office:value-type="string" office:string-value="CS" calcext:value-type="string">
            <text:p>CS</text:p>
          </table:table-cell>
          <table:table-cell table:style-name="ce3" table:formula="of:=[raw_succ.B15]" office:value-type="string" office:string-value="OT" calcext:value-type="string">
            <text:p>OT</text:p>
          </table:table-cell>
          <table:table-cell table:style-name="ce5" table:formula="of:=IF([raw_succ.C15] &gt; 0;[raw_succ.C15];&quot;N/A&quot;)" office:value-type="float" office:value="3.2733" calcext:value-type="float">
            <text:p>3.273</text:p>
          </table:table-cell>
          <table:table-cell table:style-name="ce7" table:formula="of:=IF([raw_succ.D15] = 1;&quot;N/A&quot;;[raw_succ.D15])" office:value-type="float" office:value="0.0704" calcext:value-type="float">
            <text:p>0.070</text:p>
          </table:table-cell>
          <table:table-cell table:style-name="ce5" table:formula="of:=IF([raw_succ.E15] &gt; 0;[raw_succ.E15];&quot;N/A&quot;)" office:value-type="float" office:value="12.1638" calcext:value-type="float">
            <text:p>12.164</text:p>
          </table:table-cell>
          <table:table-cell table:style-name="ce7" table:formula="of:=IF([raw_succ.F15] = 1;&quot;N/A&quot;;[raw_succ.F15])" office:value-type="float" office:value="0.0005" calcext:value-type="float">
            <text:p>0.001</text:p>
          </table:table-cell>
          <table:table-cell table:style-name="ce5" table:formula="of:=IF([raw_succ.G15] &gt; 0;[raw_succ.G15];&quot;N/A&quot;)" office:value-type="float" office:value="0.129" calcext:value-type="float">
            <text:p>0.129</text:p>
          </table:table-cell>
          <table:table-cell table:style-name="ce7" table:formula="of:=IF([raw_succ.H15] = 1;&quot;N/A&quot;;[raw_succ.H15])" office:value-type="float" office:value="0.7195" calcext:value-type="float">
            <text:p>0.720</text:p>
          </table:table-cell>
          <table:table-cell table:style-name="ce5" table:formula="of:=IF([raw_succ.I15] &gt; 0;[raw_succ.I15];&quot;N/A&quot;)" office:value-type="float" office:value="2.2383" calcext:value-type="float">
            <text:p>2.238</text:p>
          </table:table-cell>
          <table:table-cell table:style-name="ce7" table:formula="of:=IF([raw_succ.J15] = 1;&quot;N/A&quot;;[raw_succ.J15])" office:value-type="float" office:value="0.1346" calcext:value-type="float">
            <text:p>0.135</text:p>
          </table:table-cell>
          <table:table-cell table:number-columns-repeated="1014"/>
        </table:table-row>
        <table:table-row table:style-name="ro1">
          <table:table-cell table:style-name="ce3" table:formula="of:=[raw_succ.A16]" office:value-type="string" office:string-value="CS" calcext:value-type="string">
            <text:p>CS</text:p>
          </table:table-cell>
          <table:table-cell table:style-name="ce3" table:formula="of:=[raw_succ.B16]" office:value-type="string" office:string-value="AT" calcext:value-type="string">
            <text:p>AT</text:p>
          </table:table-cell>
          <table:table-cell table:style-name="ce5" table:formula="of:=IF([raw_succ.C16] &gt; 0;[raw_succ.C16];&quot;N/A&quot;)" office:value-type="float" office:value="1.5192" calcext:value-type="float">
            <text:p>1.519</text:p>
          </table:table-cell>
          <table:table-cell table:style-name="ce7" table:formula="of:=IF([raw_succ.D16] = 1;&quot;N/A&quot;;[raw_succ.D16])" office:value-type="float" office:value="0.2177" calcext:value-type="float">
            <text:p>0.218</text:p>
          </table:table-cell>
          <table:table-cell table:style-name="ce5" table:formula="of:=IF([raw_succ.E16] &gt; 0;[raw_succ.E16];&quot;N/A&quot;)" office:value-type="float" office:value="9.5591" calcext:value-type="float">
            <text:p>9.559</text:p>
          </table:table-cell>
          <table:table-cell table:style-name="ce7" table:formula="of:=IF([raw_succ.F16] = 1;&quot;N/A&quot;;[raw_succ.F16])" office:value-type="float" office:value="0.002" calcext:value-type="float">
            <text:p>0.002</text:p>
          </table:table-cell>
          <table:table-cell table:style-name="ce5" table:formula="of:=IF([raw_succ.G16] &gt; 0;[raw_succ.G16];&quot;N/A&quot;)" office:value-type="float" office:value="0.1751" calcext:value-type="float">
            <text:p>0.175</text:p>
          </table:table-cell>
          <table:table-cell table:style-name="ce7" table:formula="of:=IF([raw_succ.H16] = 1;&quot;N/A&quot;;[raw_succ.H16])" office:value-type="float" office:value="0.6756" calcext:value-type="float">
            <text:p>0.676</text:p>
          </table:table-cell>
          <table:table-cell table:style-name="ce5" table:formula="of:=IF([raw_succ.I16] &gt; 0;[raw_succ.I16];&quot;N/A&quot;)" office:value-type="float" office:value="1.2113" calcext:value-type="float">
            <text:p>1.211</text:p>
          </table:table-cell>
          <table:table-cell table:style-name="ce7" table:formula="of:=IF([raw_succ.J16] = 1;&quot;N/A&quot;;[raw_succ.J16])" office:value-type="float" office:value="0.2711" calcext:value-type="float">
            <text:p>0.271</text:p>
          </table:table-cell>
          <table:table-cell table:number-columns-repeated="1014"/>
        </table:table-row>
        <table:table-row table:style-name="ro1">
          <table:table-cell table:style-name="ce3" table:formula="of:=[raw_succ.A17]" office:value-type="string" office:string-value="CS" calcext:value-type="string">
            <text:p>CS</text:p>
          </table:table-cell>
          <table:table-cell table:style-name="ce3" table:formula="of:=[raw_succ.B17]" office:value-type="string" office:string-value="AOT" calcext:value-type="string">
            <text:p>AOT</text:p>
          </table:table-cell>
          <table:table-cell table:style-name="ce5" table:formula="of:=IF([raw_succ.C17] &gt; 0;[raw_succ.C17];&quot;N/A&quot;)" office:value-type="float" office:value="5.9135" calcext:value-type="float">
            <text:p>5.914</text:p>
          </table:table-cell>
          <table:table-cell table:style-name="ce7" table:formula="of:=IF([raw_succ.D17] = 1;&quot;N/A&quot;;[raw_succ.D17])" office:value-type="float" office:value="0.015" calcext:value-type="float">
            <text:p>0.015</text:p>
          </table:table-cell>
          <table:table-cell table:style-name="ce5" table:formula="of:=IF([raw_succ.E17] &gt; 0;[raw_succ.E17];&quot;N/A&quot;)" office:value-type="float" office:value="17.1938" calcext:value-type="float">
            <text:p>17.194</text:p>
          </table:table-cell>
          <table:table-cell table:style-name="ce7" table:formula="of:=IF([raw_succ.F17] = 1;&quot;N/A&quot;;[raw_succ.F17])" office:value-type="float" office:value="0" calcext:value-type="float">
            <text:p>0.000</text:p>
          </table:table-cell>
          <table:table-cell table:style-name="ce5" table:formula="of:=IF([raw_succ.G17] &gt; 0;[raw_succ.G17];&quot;N/A&quot;)" office:value-type="float" office:value="0.0154" calcext:value-type="float">
            <text:p>0.015</text:p>
          </table:table-cell>
          <table:table-cell table:style-name="ce7" table:formula="of:=IF([raw_succ.H17] = 1;&quot;N/A&quot;;[raw_succ.H17])" office:value-type="float" office:value="0.9013" calcext:value-type="float">
            <text:p>0.901</text:p>
          </table:table-cell>
          <table:table-cell table:style-name="ce5" table:formula="of:=IF([raw_succ.I17] &gt; 0;[raw_succ.I17];&quot;N/A&quot;)" office:value-type="float" office:value="0.9835" calcext:value-type="float">
            <text:p>0.984</text:p>
          </table:table-cell>
          <table:table-cell table:style-name="ce7" table:formula="of:=IF([raw_succ.J17] = 1;&quot;N/A&quot;;[raw_succ.J17])" office:value-type="float" office:value="0.3213" calcext:value-type="float">
            <text:p>0.321</text:p>
          </table:table-cell>
          <table:table-cell table:number-columns-repeated="1014"/>
        </table:table-row>
        <table:table-row table:style-name="ro1">
          <table:table-cell table:style-name="ce3" table:formula="of:=[raw_succ.A18]" office:value-type="string" office:string-value="CA" calcext:value-type="string">
            <text:p>CA</text:p>
          </table:table-cell>
          <table:table-cell table:style-name="ce3" table:formula="of:=[raw_succ.B18]" office:value-type="string" office:string-value="O" calcext:value-type="string">
            <text:p>O</text:p>
          </table:table-cell>
          <table:table-cell table:style-name="ce5" table:formula="of:=IF([raw_succ.C18] &gt; 0;[raw_succ.C18];&quot;N/A&quot;)" office:value-type="float" office:value="2.9006" calcext:value-type="float">
            <text:p>2.901</text:p>
          </table:table-cell>
          <table:table-cell table:style-name="ce7" table:formula="of:=IF([raw_succ.D18] = 1;&quot;N/A&quot;;[raw_succ.D18])" office:value-type="float" office:value="0.0885" calcext:value-type="float">
            <text:p>0.089</text:p>
          </table:table-cell>
          <table:table-cell table:style-name="ce5" table:formula="of:=IF([raw_succ.E18] &gt; 0;[raw_succ.E18];&quot;N/A&quot;)" office:value-type="float" office:value="2.3702" calcext:value-type="float">
            <text:p>2.370</text:p>
          </table:table-cell>
          <table:table-cell table:style-name="ce7" table:formula="of:=IF([raw_succ.F18] = 1;&quot;N/A&quot;;[raw_succ.F18])" office:value-type="float" office:value="0.1237" calcext:value-type="float">
            <text:p>0.124</text:p>
          </table:table-cell>
          <table:table-cell table:style-name="ce5" table:formula="of:=IF([raw_succ.G18] &gt; 0;[raw_succ.G18];&quot;N/A&quot;)" office:value-type="float" office:value="4.6393" calcext:value-type="float">
            <text:p>4.639</text:p>
          </table:table-cell>
          <table:table-cell table:style-name="ce7" table:formula="of:=IF([raw_succ.H18] = 1;&quot;N/A&quot;;[raw_succ.H18])" office:value-type="float" office:value="0.0312" calcext:value-type="float">
            <text:p>0.031</text:p>
          </table:table-cell>
          <table:table-cell table:style-name="ce5" table:formula="of:=IF([raw_succ.I18] &gt; 0;[raw_succ.I18];&quot;N/A&quot;)" office:value-type="float" office:value="6.8869" calcext:value-type="float">
            <text:p>6.887</text:p>
          </table:table-cell>
          <table:table-cell table:style-name="ce7" table:formula="of:=IF([raw_succ.J18] = 1;&quot;N/A&quot;;[raw_succ.J18])" office:value-type="float" office:value="0.0087" calcext:value-type="float">
            <text:p>0.009</text:p>
          </table:table-cell>
          <table:table-cell table:number-columns-repeated="1014"/>
        </table:table-row>
        <table:table-row table:style-name="ro1">
          <table:table-cell table:style-name="ce3" table:formula="of:=[raw_succ.A19]" office:value-type="string" office:string-value="CA" calcext:value-type="string">
            <text:p>CA</text:p>
          </table:table-cell>
          <table:table-cell table:style-name="ce3" table:formula="of:=[raw_succ.B19]" office:value-type="string" office:string-value="A" calcext:value-type="string">
            <text:p>A</text:p>
          </table:table-cell>
          <table:table-cell table:style-name="ce5" table:formula="of:=IF([raw_succ.C19] &gt; 0;[raw_succ.C19];&quot;N/A&quot;)" office:value-type="float" office:value="4.0278" calcext:value-type="float">
            <text:p>4.028</text:p>
          </table:table-cell>
          <table:table-cell table:style-name="ce7" table:formula="of:=IF([raw_succ.D19] = 1;&quot;N/A&quot;;[raw_succ.D19])" office:value-type="float" office:value="0.0448" calcext:value-type="float">
            <text:p>0.045</text:p>
          </table:table-cell>
          <table:table-cell table:style-name="ce5" table:formula="of:=IF([raw_succ.E19] &gt; 0;[raw_succ.E19];&quot;N/A&quot;)" office:value-type="float" office:value="0.2842" calcext:value-type="float">
            <text:p>0.284</text:p>
          </table:table-cell>
          <table:table-cell table:style-name="ce7" table:formula="of:=IF([raw_succ.F19] = 1;&quot;N/A&quot;;[raw_succ.F19])" office:value-type="float" office:value="0.594" calcext:value-type="float">
            <text:p>0.594</text:p>
          </table:table-cell>
          <table:table-cell table:style-name="ce5" table:formula="of:=IF([raw_succ.G19] &gt; 0;[raw_succ.G19];&quot;N/A&quot;)" office:value-type="float" office:value="0.7762" calcext:value-type="float">
            <text:p>0.776</text:p>
          </table:table-cell>
          <table:table-cell table:style-name="ce7" table:formula="of:=IF([raw_succ.H19] = 1;&quot;N/A&quot;;[raw_succ.H19])" office:value-type="float" office:value="0.3783" calcext:value-type="float">
            <text:p>0.378</text:p>
          </table:table-cell>
          <table:table-cell table:style-name="ce5" table:formula="of:=IF([raw_succ.I19] &gt; 0;[raw_succ.I19];&quot;N/A&quot;)" office:value-type="float" office:value="0.2668" calcext:value-type="float">
            <text:p>0.267</text:p>
          </table:table-cell>
          <table:table-cell table:style-name="ce7" table:formula="of:=IF([raw_succ.J19] = 1;&quot;N/A&quot;;[raw_succ.J19])" office:value-type="float" office:value="0.6055" calcext:value-type="float">
            <text:p>0.606</text:p>
          </table:table-cell>
          <table:table-cell table:number-columns-repeated="1014"/>
        </table:table-row>
        <table:table-row table:style-name="ro1">
          <table:table-cell table:style-name="ce3" table:formula="of:=[raw_succ.A20]" office:value-type="string" office:string-value="CA" calcext:value-type="string">
            <text:p>CA</text:p>
          </table:table-cell>
          <table:table-cell table:style-name="ce3" table:formula="of:=[raw_succ.B20]" office:value-type="string" office:string-value="AO" calcext:value-type="string">
            <text:p>AO</text:p>
          </table:table-cell>
          <table:table-cell table:style-name="ce5" table:formula="of:=IF([raw_succ.C20] &gt; 0;[raw_succ.C20];&quot;N/A&quot;)" office:value-type="float" office:value="3.7973" calcext:value-type="float">
            <text:p>3.797</text:p>
          </table:table-cell>
          <table:table-cell table:style-name="ce7" table:formula="of:=IF([raw_succ.D20] = 1;&quot;N/A&quot;;[raw_succ.D20])" office:value-type="float" office:value="0.0513" calcext:value-type="float">
            <text:p>0.051</text:p>
          </table:table-cell>
          <table:table-cell table:style-name="ce5" table:formula="of:=IF([raw_succ.E20] &gt; 0;[raw_succ.E20];&quot;N/A&quot;)" office:value-type="float" office:value="0.3386" calcext:value-type="float">
            <text:p>0.339</text:p>
          </table:table-cell>
          <table:table-cell table:style-name="ce7" table:formula="of:=IF([raw_succ.F20] = 1;&quot;N/A&quot;;[raw_succ.F20])" office:value-type="float" office:value="0.5606" calcext:value-type="float">
            <text:p>0.561</text:p>
          </table:table-cell>
          <table:table-cell table:style-name="ce5" table:formula="of:=IF([raw_succ.G20] &gt; 0;[raw_succ.G20];&quot;N/A&quot;)" office:value-type="float" office:value="7.2468" calcext:value-type="float">
            <text:p>7.247</text:p>
          </table:table-cell>
          <table:table-cell table:style-name="ce7" table:formula="of:=IF([raw_succ.H20] = 1;&quot;N/A&quot;;[raw_succ.H20])" office:value-type="float" office:value="0.0071" calcext:value-type="float">
            <text:p>0.007</text:p>
          </table:table-cell>
          <table:table-cell table:style-name="ce5" table:formula="of:=IF([raw_succ.I20] &gt; 0;[raw_succ.I20];&quot;N/A&quot;)" office:value-type="float" office:value="7.6828" calcext:value-type="float">
            <text:p>7.683</text:p>
          </table:table-cell>
          <table:table-cell table:style-name="ce7" table:formula="of:=IF([raw_succ.J20] = 1;&quot;N/A&quot;;[raw_succ.J20])" office:value-type="float" office:value="0.0056" calcext:value-type="float">
            <text:p>0.006</text:p>
          </table:table-cell>
          <table:table-cell table:number-columns-repeated="1014"/>
        </table:table-row>
        <table:table-row table:style-name="ro1">
          <table:table-cell table:style-name="ce3" table:formula="of:=[raw_succ.A21]" office:value-type="string" office:string-value="CA" calcext:value-type="string">
            <text:p>CA</text:p>
          </table:table-cell>
          <table:table-cell table:style-name="ce3" table:formula="of:=[raw_succ.B21]" office:value-type="string" office:string-value="OT" calcext:value-type="string">
            <text:p>OT</text:p>
          </table:table-cell>
          <table:table-cell table:style-name="ce5" table:formula="of:=IF([raw_succ.C21] &gt; 0;[raw_succ.C21];&quot;N/A&quot;)" office:value-type="float" office:value="0.8075" calcext:value-type="float">
            <text:p>0.808</text:p>
          </table:table-cell>
          <table:table-cell table:style-name="ce7" table:formula="of:=IF([raw_succ.D21] = 1;&quot;N/A&quot;;[raw_succ.D21])" office:value-type="float" office:value="0.3689" calcext:value-type="float">
            <text:p>0.369</text:p>
          </table:table-cell>
          <table:table-cell table:style-name="ce5" table:formula="of:=IF([raw_succ.E21] &gt; 0;[raw_succ.E21];&quot;N/A&quot;)" office:value-type="float" office:value="2.4153" calcext:value-type="float">
            <text:p>2.415</text:p>
          </table:table-cell>
          <table:table-cell table:style-name="ce7" table:formula="of:=IF([raw_succ.F21] = 1;&quot;N/A&quot;;[raw_succ.F21])" office:value-type="float" office:value="0.1202" calcext:value-type="float">
            <text:p>0.120</text:p>
          </table:table-cell>
          <table:table-cell table:style-name="ce5" table:formula="of:=IF([raw_succ.G21] &gt; 0;[raw_succ.G21];&quot;N/A&quot;)" office:value-type="float" office:value="2.9897" calcext:value-type="float">
            <text:p>2.990</text:p>
          </table:table-cell>
          <table:table-cell table:style-name="ce7" table:formula="of:=IF([raw_succ.H21] = 1;&quot;N/A&quot;;[raw_succ.H21])" office:value-type="float" office:value="0.0838" calcext:value-type="float">
            <text:p>0.084</text:p>
          </table:table-cell>
          <table:table-cell table:style-name="ce5" table:formula="of:=IF([raw_succ.I21] &gt; 0;[raw_succ.I21];&quot;N/A&quot;)" office:value-type="float" office:value="4.5967" calcext:value-type="float">
            <text:p>4.597</text:p>
          </table:table-cell>
          <table:table-cell table:style-name="ce7" table:formula="of:=IF([raw_succ.J21] = 1;&quot;N/A&quot;;[raw_succ.J21])" office:value-type="float" office:value="0.032" calcext:value-type="float">
            <text:p>0.032</text:p>
          </table:table-cell>
          <table:table-cell table:number-columns-repeated="1014"/>
        </table:table-row>
        <table:table-row table:style-name="ro1">
          <table:table-cell table:style-name="ce3" table:formula="of:=[raw_succ.A22]" office:value-type="string" office:string-value="CA" calcext:value-type="string">
            <text:p>CA</text:p>
          </table:table-cell>
          <table:table-cell table:style-name="ce3" table:formula="of:=[raw_succ.B22]" office:value-type="string" office:string-value="AT" calcext:value-type="string">
            <text:p>AT</text:p>
          </table:table-cell>
          <table:table-cell table:style-name="ce5" table:formula="of:=IF([raw_succ.C22] &gt; 0;[raw_succ.C22];&quot;N/A&quot;)" office:value-type="float" office:value="0.1962" calcext:value-type="float">
            <text:p>0.196</text:p>
          </table:table-cell>
          <table:table-cell table:style-name="ce7" table:formula="of:=IF([raw_succ.D22] = 1;&quot;N/A&quot;;[raw_succ.D22])" office:value-type="float" office:value="0.6578" calcext:value-type="float">
            <text:p>0.658</text:p>
          </table:table-cell>
          <table:table-cell table:style-name="ce5" table:formula="of:=IF([raw_succ.E22] &gt; 0;[raw_succ.E22];&quot;N/A&quot;)" office:value-type="float" office:value="4.1561" calcext:value-type="float">
            <text:p>4.156</text:p>
          </table:table-cell>
          <table:table-cell table:style-name="ce7" table:formula="of:=IF([raw_succ.F22] = 1;&quot;N/A&quot;;[raw_succ.F22])" office:value-type="float" office:value="0.0415" calcext:value-type="float">
            <text:p>0.042</text:p>
          </table:table-cell>
          <table:table-cell table:style-name="ce5" table:formula="of:=IF([raw_succ.G22] &gt; 0;[raw_succ.G22];&quot;N/A&quot;)" office:value-type="float" office:value="2.5923" calcext:value-type="float">
            <text:p>2.592</text:p>
          </table:table-cell>
          <table:table-cell table:style-name="ce7" table:formula="of:=IF([raw_succ.H22] = 1;&quot;N/A&quot;;[raw_succ.H22])" office:value-type="float" office:value="0.1074" calcext:value-type="float">
            <text:p>0.107</text:p>
          </table:table-cell>
          <table:table-cell table:style-name="ce5" table:formula="of:=IF([raw_succ.I22] &gt; 0;[raw_succ.I22];&quot;N/A&quot;)" office:value-type="float" office:value="3.2029" calcext:value-type="float">
            <text:p>3.203</text:p>
          </table:table-cell>
          <table:table-cell table:style-name="ce7" table:formula="of:=IF([raw_succ.J22] = 1;&quot;N/A&quot;;[raw_succ.J22])" office:value-type="float" office:value="0.0735" calcext:value-type="float">
            <text:p>0.074</text:p>
          </table:table-cell>
          <table:table-cell table:number-columns-repeated="1014"/>
        </table:table-row>
        <table:table-row table:style-name="ro1">
          <table:table-cell table:style-name="ce3" table:formula="of:=[raw_succ.A23]" office:value-type="string" office:string-value="CA" calcext:value-type="string">
            <text:p>CA</text:p>
          </table:table-cell>
          <table:table-cell table:style-name="ce3" table:formula="of:=[raw_succ.B23]" office:value-type="string" office:string-value="AOT" calcext:value-type="string">
            <text:p>AOT</text:p>
          </table:table-cell>
          <table:table-cell table:style-name="ce5" table:formula="of:=IF([raw_succ.C23] &gt; 0;[raw_succ.C23];&quot;N/A&quot;)" office:value-type="float" office:value="2.5719" calcext:value-type="float">
            <text:p>2.572</text:p>
          </table:table-cell>
          <table:table-cell table:style-name="ce7" table:formula="of:=IF([raw_succ.D23] = 1;&quot;N/A&quot;;[raw_succ.D23])" office:value-type="float" office:value="0.1088" calcext:value-type="float">
            <text:p>0.109</text:p>
          </table:table-cell>
          <table:table-cell table:style-name="ce5" table:formula="of:=IF([raw_succ.E23] &gt; 0;[raw_succ.E23];&quot;N/A&quot;)" office:value-type="float" office:value="1.4553" calcext:value-type="float">
            <text:p>1.455</text:p>
          </table:table-cell>
          <table:table-cell table:style-name="ce7" table:formula="of:=IF([raw_succ.F23] = 1;&quot;N/A&quot;;[raw_succ.F23])" office:value-type="float" office:value="0.2277" calcext:value-type="float">
            <text:p>0.228</text:p>
          </table:table-cell>
          <table:table-cell table:style-name="ce5" table:formula="of:=IF([raw_succ.G23] &gt; 0;[raw_succ.G23];&quot;N/A&quot;)" office:value-type="float" office:value="4.6352" calcext:value-type="float">
            <text:p>4.635</text:p>
          </table:table-cell>
          <table:table-cell table:style-name="ce7" table:formula="of:=IF([raw_succ.H23] = 1;&quot;N/A&quot;;[raw_succ.H23])" office:value-type="float" office:value="0.0313" calcext:value-type="float">
            <text:p>0.031</text:p>
          </table:table-cell>
          <table:table-cell table:style-name="ce5" table:formula="of:=IF([raw_succ.I23] &gt; 0;[raw_succ.I23];&quot;N/A&quot;)" office:value-type="float" office:value="6.2814" calcext:value-type="float">
            <text:p>6.281</text:p>
          </table:table-cell>
          <table:table-cell table:style-name="ce7" table:formula="of:=IF([raw_succ.J23] = 1;&quot;N/A&quot;;[raw_succ.J23])" office:value-type="float" office:value="0.0122" calcext:value-type="float">
            <text:p>0.012</text:p>
          </table:table-cell>
          <table:table-cell table:number-columns-repeated="1014"/>
        </table:table-row>
        <table:table-row table:style-name="ro1">
          <table:table-cell table:style-name="ce3" table:formula="of:=[raw_succ.A24]" office:value-type="string" office:string-value="O" calcext:value-type="string">
            <text:p>O</text:p>
          </table:table-cell>
          <table:table-cell table:style-name="ce3" table:formula="of:=[raw_succ.B24]" office:value-type="string" office:string-value="A" calcext:value-type="string">
            <text:p>A</text:p>
          </table:table-cell>
          <table:table-cell table:style-name="ce5" table:formula="of:=IF([raw_succ.C24] &gt; 0;[raw_succ.C24];&quot;N/A&quot;)" office:value-type="float" office:value="0.0192" calcext:value-type="float">
            <text:p>0.019</text:p>
          </table:table-cell>
          <table:table-cell table:style-name="ce7" table:formula="of:=IF([raw_succ.D24] = 1;&quot;N/A&quot;;[raw_succ.D24])" office:value-type="float" office:value="0.8897" calcext:value-type="float">
            <text:p>0.890</text:p>
          </table:table-cell>
          <table:table-cell table:style-name="ce5" table:formula="of:=IF([raw_succ.E24] &gt; 0;[raw_succ.E24];&quot;N/A&quot;)" office:value-type="float" office:value="3.2222" calcext:value-type="float">
            <text:p>3.222</text:p>
          </table:table-cell>
          <table:table-cell table:style-name="ce7" table:formula="of:=IF([raw_succ.F24] = 1;&quot;N/A&quot;;[raw_succ.F24])" office:value-type="float" office:value="0.0726" calcext:value-type="float">
            <text:p>0.073</text:p>
          </table:table-cell>
          <table:table-cell table:style-name="ce5" table:formula="of:=IF([raw_succ.G24] &gt; 0;[raw_succ.G24];&quot;N/A&quot;)" office:value-type="float" office:value="1.1959" calcext:value-type="float">
            <text:p>1.196</text:p>
          </table:table-cell>
          <table:table-cell table:style-name="ce7" table:formula="of:=IF([raw_succ.H24] = 1;&quot;N/A&quot;;[raw_succ.H24])" office:value-type="float" office:value="0.2741" calcext:value-type="float">
            <text:p>0.274</text:p>
          </table:table-cell>
          <table:table-cell table:style-name="ce5" table:formula="of:=IF([raw_succ.I24] &gt; 0;[raw_succ.I24];&quot;N/A&quot;)" office:value-type="float" office:value="0.6338" calcext:value-type="float">
            <text:p>0.634</text:p>
          </table:table-cell>
          <table:table-cell table:style-name="ce7" table:formula="of:=IF([raw_succ.J24] = 1;&quot;N/A&quot;;[raw_succ.J24])" office:value-type="float" office:value="0.426" calcext:value-type="float">
            <text:p>0.426</text:p>
          </table:table-cell>
          <table:table-cell table:number-columns-repeated="1014"/>
        </table:table-row>
        <table:table-row table:style-name="ro1">
          <table:table-cell table:style-name="ce3" table:formula="of:=[raw_succ.A25]" office:value-type="string" office:string-value="O" calcext:value-type="string">
            <text:p>O</text:p>
          </table:table-cell>
          <table:table-cell table:style-name="ce3" table:formula="of:=[raw_succ.B25]" office:value-type="string" office:string-value="AO" calcext:value-type="string">
            <text:p>AO</text:p>
          </table:table-cell>
          <table:table-cell table:style-name="ce5" table:formula="of:=IF([raw_succ.C25] &gt; 0;[raw_succ.C25];&quot;N/A&quot;)" office:value-type="float" office:value="0.0819" calcext:value-type="float">
            <text:p>0.082</text:p>
          </table:table-cell>
          <table:table-cell table:style-name="ce7" table:formula="of:=IF([raw_succ.D25] = 1;&quot;N/A&quot;;[raw_succ.D25])" office:value-type="float" office:value="0.7748" calcext:value-type="float">
            <text:p>0.775</text:p>
          </table:table-cell>
          <table:table-cell table:style-name="ce5" table:formula="of:=IF([raw_succ.E25] &gt; 0;[raw_succ.E25];&quot;N/A&quot;)" office:value-type="float" office:value="4.7164" calcext:value-type="float">
            <text:p>4.716</text:p>
          </table:table-cell>
          <table:table-cell table:style-name="ce7" table:formula="of:=IF([raw_succ.F25] = 1;&quot;N/A&quot;;[raw_succ.F25])" office:value-type="float" office:value="0.0299" calcext:value-type="float">
            <text:p>0.030</text:p>
          </table:table-cell>
          <table:table-cell table:style-name="ce5" table:formula="of:=IF([raw_succ.G25] &gt; 0;[raw_succ.G25];&quot;N/A&quot;)" office:value-type="float" office:value="0.0452" calcext:value-type="float">
            <text:p>0.045</text:p>
          </table:table-cell>
          <table:table-cell table:style-name="ce7" table:formula="of:=IF([raw_succ.H25] = 1;&quot;N/A&quot;;[raw_succ.H25])" office:value-type="float" office:value="0.8316" calcext:value-type="float">
            <text:p>0.832</text:p>
          </table:table-cell>
          <table:table-cell table:style-name="ce5" table:formula="of:=IF([raw_succ.I25] &gt; 0;[raw_succ.I25];&quot;N/A&quot;)" office:value-type="float" office:value="0.0357" calcext:value-type="float">
            <text:p>0.036</text:p>
          </table:table-cell>
          <table:table-cell table:style-name="ce7" table:formula="of:=IF([raw_succ.J25] = 1;&quot;N/A&quot;;[raw_succ.J25])" office:value-type="float" office:value="0.8501" calcext:value-type="float">
            <text:p>0.850</text:p>
          </table:table-cell>
          <table:table-cell table:number-columns-repeated="1014"/>
        </table:table-row>
        <table:table-row table:style-name="ro1">
          <table:table-cell table:style-name="ce3" table:formula="of:=[raw_succ.A26]" office:value-type="string" office:string-value="O" calcext:value-type="string">
            <text:p>O</text:p>
          </table:table-cell>
          <table:table-cell table:style-name="ce3" table:formula="of:=[raw_succ.B26]" office:value-type="string" office:string-value="OT" calcext:value-type="string">
            <text:p>OT</text:p>
          </table:table-cell>
          <table:table-cell table:style-name="ce5" table:formula="of:=IF([raw_succ.C26] &gt; 0;[raw_succ.C26];&quot;N/A&quot;)" office:value-type="float" office:value="0.3404" calcext:value-type="float">
            <text:p>0.340</text:p>
          </table:table-cell>
          <table:table-cell table:style-name="ce7" table:formula="of:=IF([raw_succ.D26] = 1;&quot;N/A&quot;;[raw_succ.D26])" office:value-type="float" office:value="0.5596" calcext:value-type="float">
            <text:p>0.560</text:p>
          </table:table-cell>
          <table:table-cell table:style-name="ce5" table:formula="of:=IF([raw_succ.E26] &gt; 0;[raw_succ.E26];&quot;N/A&quot;)" office:value-type="float" office:value="0.0327" calcext:value-type="float">
            <text:p>0.033</text:p>
          </table:table-cell>
          <table:table-cell table:style-name="ce7" table:formula="of:=IF([raw_succ.F26] = 1;&quot;N/A&quot;;[raw_succ.F26])" office:value-type="float" office:value="0.8566" calcext:value-type="float">
            <text:p>0.857</text:p>
          </table:table-cell>
          <table:table-cell table:style-name="ce5" table:formula="of:=IF([raw_succ.G26] &gt; 0;[raw_succ.G26];&quot;N/A&quot;)" office:value-type="float" office:value="0.5367" calcext:value-type="float">
            <text:p>0.537</text:p>
          </table:table-cell>
          <table:table-cell table:style-name="ce7" table:formula="of:=IF([raw_succ.H26] = 1;&quot;N/A&quot;;[raw_succ.H26])" office:value-type="float" office:value="0.4638" calcext:value-type="float">
            <text:p>0.464</text:p>
          </table:table-cell>
          <table:table-cell table:style-name="ce5" table:formula="of:=IF([raw_succ.I26] &gt; 0;[raw_succ.I26];&quot;N/A&quot;)" office:value-type="float" office:value="0.4704" calcext:value-type="float">
            <text:p>0.470</text:p>
          </table:table-cell>
          <table:table-cell table:style-name="ce7" table:formula="of:=IF([raw_succ.J26] = 1;&quot;N/A&quot;;[raw_succ.J26])" office:value-type="float" office:value="0.4928" calcext:value-type="float">
            <text:p>0.493</text:p>
          </table:table-cell>
          <table:table-cell table:number-columns-repeated="1014"/>
        </table:table-row>
        <table:table-row table:style-name="ro1">
          <table:table-cell table:style-name="ce3" table:formula="of:=[raw_succ.A27]" office:value-type="string" office:string-value="O" calcext:value-type="string">
            <text:p>O</text:p>
          </table:table-cell>
          <table:table-cell table:style-name="ce3" table:formula="of:=[raw_succ.B27]" office:value-type="string" office:string-value="AT" calcext:value-type="string">
            <text:p>AT</text:p>
          </table:table-cell>
          <table:table-cell table:style-name="ce5" table:formula="of:=IF([raw_succ.C27] &gt; 0;[raw_succ.C27];&quot;N/A&quot;)" office:value-type="float" office:value="0.7288" calcext:value-type="float">
            <text:p>0.729</text:p>
          </table:table-cell>
          <table:table-cell table:style-name="ce7" table:formula="of:=IF([raw_succ.D27] = 1;&quot;N/A&quot;;[raw_succ.D27])" office:value-type="float" office:value="0.3933" calcext:value-type="float">
            <text:p>0.393</text:p>
          </table:table-cell>
          <table:table-cell table:style-name="ce5" table:formula="of:=IF([raw_succ.E27] &gt; 0;[raw_succ.E27];&quot;N/A&quot;)" office:value-type="float" office:value="1.4302" calcext:value-type="float">
            <text:p>1.430</text:p>
          </table:table-cell>
          <table:table-cell table:style-name="ce7" table:formula="of:=IF([raw_succ.F27] = 1;&quot;N/A&quot;;[raw_succ.F27])" office:value-type="float" office:value="0.2317" calcext:value-type="float">
            <text:p>0.232</text:p>
          </table:table-cell>
          <table:table-cell table:style-name="ce5" table:formula="of:=IF([raw_succ.G27] &gt; 0;[raw_succ.G27];&quot;N/A&quot;)" office:value-type="float" office:value="0.9513" calcext:value-type="float">
            <text:p>0.951</text:p>
          </table:table-cell>
          <table:table-cell table:style-name="ce7" table:formula="of:=IF([raw_succ.H27] = 1;&quot;N/A&quot;;[raw_succ.H27])" office:value-type="float" office:value="0.3294" calcext:value-type="float">
            <text:p>0.329</text:p>
          </table:table-cell>
          <table:table-cell table:style-name="ce5" table:formula="of:=IF([raw_succ.I27] &gt; 0;[raw_succ.I27];&quot;N/A&quot;)" office:value-type="float" office:value="0.3736" calcext:value-type="float">
            <text:p>0.374</text:p>
          </table:table-cell>
          <table:table-cell table:style-name="ce7" table:formula="of:=IF([raw_succ.J27] = 1;&quot;N/A&quot;;[raw_succ.J27])" office:value-type="float" office:value="0.541" calcext:value-type="float">
            <text:p>0.541</text:p>
          </table:table-cell>
          <table:table-cell table:number-columns-repeated="1014"/>
        </table:table-row>
        <table:table-row table:style-name="ro1">
          <table:table-cell table:style-name="ce3" table:formula="of:=[raw_succ.A28]" office:value-type="string" office:string-value="O" calcext:value-type="string">
            <text:p>O</text:p>
          </table:table-cell>
          <table:table-cell table:style-name="ce3" table:formula="of:=[raw_succ.B28]" office:value-type="string" office:string-value="AOT" calcext:value-type="string">
            <text:p>AOT</text:p>
          </table:table-cell>
          <table:table-cell table:style-name="ce5" table:formula="of:=IF([raw_succ.C28] &gt; 0;[raw_succ.C28];&quot;N/A&quot;)" office:value-type="string" office:string-value="N/A" calcext:value-type="string">
            <text:p>N/A</text:p>
          </table:table-cell>
          <table:table-cell table:style-name="ce7" table:formula="of:=IF([raw_succ.D28] = 1;&quot;N/A&quot;;[raw_succ.D28])" office:value-type="string" office:string-value="N/A" calcext:value-type="string">
            <text:p>N/A</text:p>
          </table:table-cell>
          <table:table-cell table:style-name="ce5" table:formula="of:=IF([raw_succ.E28] &gt; 0;[raw_succ.E28];&quot;N/A&quot;)" office:value-type="float" office:value="1.531" calcext:value-type="float">
            <text:p>1.531</text:p>
          </table:table-cell>
          <table:table-cell table:style-name="ce7" table:formula="of:=IF([raw_succ.F28] = 1;&quot;N/A&quot;;[raw_succ.F28])" office:value-type="float" office:value="0.216" calcext:value-type="float">
            <text:p>0.216</text:p>
          </table:table-cell>
          <table:table-cell table:style-name="ce5" table:formula="of:=IF([raw_succ.G28] &gt; 0;[raw_succ.G28];&quot;N/A&quot;)" office:value-type="float" office:value="0.0937" calcext:value-type="float">
            <text:p>0.094</text:p>
          </table:table-cell>
          <table:table-cell table:style-name="ce7" table:formula="of:=IF([raw_succ.H28] = 1;&quot;N/A&quot;;[raw_succ.H28])" office:value-type="float" office:value="0.7595" calcext:value-type="float">
            <text:p>0.760</text:p>
          </table:table-cell>
          <table:table-cell table:style-name="ce5" table:formula="of:=IF([raw_succ.I28] &gt; 0;[raw_succ.I28];&quot;N/A&quot;)" office:value-type="float" office:value="0.0215" calcext:value-type="float">
            <text:p>0.022</text:p>
          </table:table-cell>
          <table:table-cell table:style-name="ce7" table:formula="of:=IF([raw_succ.J28] = 1;&quot;N/A&quot;;[raw_succ.J28])" office:value-type="float" office:value="0.8834" calcext:value-type="float">
            <text:p>0.883</text:p>
          </table:table-cell>
          <table:table-cell table:number-columns-repeated="1014"/>
        </table:table-row>
        <table:table-row table:style-name="ro1">
          <table:table-cell table:style-name="ce3" table:formula="of:=[raw_succ.A29]" office:value-type="string" office:string-value="A" calcext:value-type="string">
            <text:p>A</text:p>
          </table:table-cell>
          <table:table-cell table:style-name="ce3" table:formula="of:=[raw_succ.B29]" office:value-type="string" office:string-value="AO" calcext:value-type="string">
            <text:p>AO</text:p>
          </table:table-cell>
          <table:table-cell table:style-name="ce5" table:formula="of:=IF([raw_succ.C29] &gt; 0;[raw_succ.C29];&quot;N/A&quot;)" office:value-type="float" office:value="0.0037" calcext:value-type="float">
            <text:p>0.004</text:p>
          </table:table-cell>
          <table:table-cell table:style-name="ce7" table:formula="of:=IF([raw_succ.D29] = 1;&quot;N/A&quot;;[raw_succ.D29])" office:value-type="float" office:value="0.9513" calcext:value-type="float">
            <text:p>0.951</text:p>
          </table:table-cell>
          <table:table-cell table:style-name="ce5" table:formula="of:=IF([raw_succ.E29] &gt; 0;[raw_succ.E29];&quot;N/A&quot;)" office:value-type="float" office:value="0.0745" calcext:value-type="float">
            <text:p>0.075</text:p>
          </table:table-cell>
          <table:table-cell table:style-name="ce7" table:formula="of:=IF([raw_succ.F29] = 1;&quot;N/A&quot;;[raw_succ.F29])" office:value-type="float" office:value="0.7849" calcext:value-type="float">
            <text:p>0.785</text:p>
          </table:table-cell>
          <table:table-cell table:style-name="ce5" table:formula="of:=IF([raw_succ.G29] &gt; 0;[raw_succ.G29];&quot;N/A&quot;)" office:value-type="float" office:value="0.67" calcext:value-type="float">
            <text:p>0.670</text:p>
          </table:table-cell>
          <table:table-cell table:style-name="ce7" table:formula="of:=IF([raw_succ.H29] = 1;&quot;N/A&quot;;[raw_succ.H29])" office:value-type="float" office:value="0.413" calcext:value-type="float">
            <text:p>0.413</text:p>
          </table:table-cell>
          <table:table-cell table:style-name="ce5" table:formula="of:=IF([raw_succ.I29] &gt; 0;[raw_succ.I29];&quot;N/A&quot;)" office:value-type="float" office:value="1.8816" calcext:value-type="float">
            <text:p>1.882</text:p>
          </table:table-cell>
          <table:table-cell table:style-name="ce7" table:formula="of:=IF([raw_succ.J29] = 1;&quot;N/A&quot;;[raw_succ.J29])" office:value-type="float" office:value="0.1702" calcext:value-type="float">
            <text:p>0.170</text:p>
          </table:table-cell>
          <table:table-cell table:number-columns-repeated="1014"/>
        </table:table-row>
        <table:table-row table:style-name="ro1">
          <table:table-cell table:style-name="ce3" table:formula="of:=[raw_succ.A30]" office:value-type="string" office:string-value="A" calcext:value-type="string">
            <text:p>A</text:p>
          </table:table-cell>
          <table:table-cell table:style-name="ce3" table:formula="of:=[raw_succ.B30]" office:value-type="string" office:string-value="OT" calcext:value-type="string">
            <text:p>OT</text:p>
          </table:table-cell>
          <table:table-cell table:style-name="ce5" table:formula="of:=IF([raw_succ.C30] &gt; 0;[raw_succ.C30];&quot;N/A&quot;)" office:value-type="float" office:value="0.4528" calcext:value-type="float">
            <text:p>0.453</text:p>
          </table:table-cell>
          <table:table-cell table:style-name="ce7" table:formula="of:=IF([raw_succ.D30] = 1;&quot;N/A&quot;;[raw_succ.D30])" office:value-type="float" office:value="0.501" calcext:value-type="float">
            <text:p>0.501</text:p>
          </table:table-cell>
          <table:table-cell table:style-name="ce5" table:formula="of:=IF([raw_succ.E30] &gt; 0;[raw_succ.E30];&quot;N/A&quot;)" office:value-type="float" office:value="4.1399" calcext:value-type="float">
            <text:p>4.140</text:p>
          </table:table-cell>
          <table:table-cell table:style-name="ce7" table:formula="of:=IF([raw_succ.F30] = 1;&quot;N/A&quot;;[raw_succ.F30])" office:value-type="float" office:value="0.0419" calcext:value-type="float">
            <text:p>0.042</text:p>
          </table:table-cell>
          <table:table-cell table:style-name="ce5" table:formula="of:=IF([raw_succ.G30] &gt; 0;[raw_succ.G30];&quot;N/A&quot;)" office:value-type="float" office:value="0.0046" calcext:value-type="float">
            <text:p>0.005</text:p>
          </table:table-cell>
          <table:table-cell table:style-name="ce7" table:formula="of:=IF([raw_succ.H30] = 1;&quot;N/A&quot;;[raw_succ.H30])" office:value-type="float" office:value="0.946" calcext:value-type="float">
            <text:p>0.946</text:p>
          </table:table-cell>
          <table:table-cell table:style-name="ce5" table:formula="of:=IF([raw_succ.I30] &gt; 0;[raw_succ.I30];&quot;N/A&quot;)" office:value-type="float" office:value="0.4228" calcext:value-type="float">
            <text:p>0.423</text:p>
          </table:table-cell>
          <table:table-cell table:style-name="ce7" table:formula="of:=IF([raw_succ.J30] = 1;&quot;N/A&quot;;[raw_succ.J30])" office:value-type="float" office:value="0.5155" calcext:value-type="float">
            <text:p>0.516</text:p>
          </table:table-cell>
          <table:table-cell table:number-columns-repeated="1014"/>
        </table:table-row>
        <table:table-row table:style-name="ro1">
          <table:table-cell table:style-name="ce3" table:formula="of:=[raw_succ.A31]" office:value-type="string" office:string-value="A" calcext:value-type="string">
            <text:p>A</text:p>
          </table:table-cell>
          <table:table-cell table:style-name="ce3" table:formula="of:=[raw_succ.B31]" office:value-type="string" office:string-value="AT" calcext:value-type="string">
            <text:p>AT</text:p>
          </table:table-cell>
          <table:table-cell table:style-name="ce5" table:formula="of:=IF([raw_succ.C31] &gt; 0;[raw_succ.C31];&quot;N/A&quot;)" office:value-type="float" office:value="0.8954" calcext:value-type="float">
            <text:p>0.895</text:p>
          </table:table-cell>
          <table:table-cell table:style-name="ce7" table:formula="of:=IF([raw_succ.D31] = 1;&quot;N/A&quot;;[raw_succ.D31])" office:value-type="float" office:value="0.344" calcext:value-type="float">
            <text:p>0.344</text:p>
          </table:table-cell>
          <table:table-cell table:style-name="ce5" table:formula="of:=IF([raw_succ.E31] &gt; 0;[raw_succ.E31];&quot;N/A&quot;)" office:value-type="float" office:value="5.5603" calcext:value-type="float">
            <text:p>5.560</text:p>
          </table:table-cell>
          <table:table-cell table:style-name="ce7" table:formula="of:=IF([raw_succ.F31] = 1;&quot;N/A&quot;;[raw_succ.F31])" office:value-type="float" office:value="0.0184" calcext:value-type="float">
            <text:p>0.018</text:p>
          </table:table-cell>
          <table:table-cell table:style-name="ce5" table:formula="of:=IF([raw_succ.G31] &gt; 0;[raw_succ.G31];&quot;N/A&quot;)" office:value-type="float" office:value="0.172" calcext:value-type="float">
            <text:p>0.172</text:p>
          </table:table-cell>
          <table:table-cell table:style-name="ce7" table:formula="of:=IF([raw_succ.H31] = 1;&quot;N/A&quot;;[raw_succ.H31])" office:value-type="float" office:value="0.6784" calcext:value-type="float">
            <text:p>0.678</text:p>
          </table:table-cell>
          <table:table-cell table:style-name="ce5" table:formula="of:=IF([raw_succ.I31] &gt; 0;[raw_succ.I31];&quot;N/A&quot;)" office:value-type="float" office:value="0.4888" calcext:value-type="float">
            <text:p>0.489</text:p>
          </table:table-cell>
          <table:table-cell table:style-name="ce7" table:formula="of:=IF([raw_succ.J31] = 1;&quot;N/A&quot;;[raw_succ.J31])" office:value-type="float" office:value="0.4845" calcext:value-type="float">
            <text:p>0.485</text:p>
          </table:table-cell>
          <table:table-cell table:number-columns-repeated="1014"/>
        </table:table-row>
        <table:table-row table:style-name="ro1">
          <table:table-cell table:style-name="ce3" table:formula="of:=[raw_succ.A32]" office:value-type="string" office:string-value="A" calcext:value-type="string">
            <text:p>A</text:p>
          </table:table-cell>
          <table:table-cell table:style-name="ce3" table:formula="of:=[raw_succ.B32]" office:value-type="string" office:string-value="AOT" calcext:value-type="string">
            <text:p>AOT</text:p>
          </table:table-cell>
          <table:table-cell table:style-name="ce5" table:formula="of:=IF([raw_succ.C32] &gt; 0;[raw_succ.C32];&quot;N/A&quot;)" office:value-type="float" office:value="0.027" calcext:value-type="float">
            <text:p>0.027</text:p>
          </table:table-cell>
          <table:table-cell table:style-name="ce7" table:formula="of:=IF([raw_succ.D32] = 1;&quot;N/A&quot;;[raw_succ.D32])" office:value-type="float" office:value="0.8696" calcext:value-type="float">
            <text:p>0.870</text:p>
          </table:table-cell>
          <table:table-cell table:style-name="ce5" table:formula="of:=IF([raw_succ.E32] &gt; 0;[raw_succ.E32];&quot;N/A&quot;)" office:value-type="float" office:value="1.7889" calcext:value-type="float">
            <text:p>1.789</text:p>
          </table:table-cell>
          <table:table-cell table:style-name="ce7" table:formula="of:=IF([raw_succ.F32] = 1;&quot;N/A&quot;;[raw_succ.F32])" office:value-type="float" office:value="0.1811" calcext:value-type="float">
            <text:p>0.181</text:p>
          </table:table-cell>
          <table:table-cell table:style-name="ce5" table:formula="of:=IF([raw_succ.G32] &gt; 0;[raw_succ.G32];&quot;N/A&quot;)" office:value-type="float" office:value="0.5459" calcext:value-type="float">
            <text:p>0.546</text:p>
          </table:table-cell>
          <table:table-cell table:style-name="ce7" table:formula="of:=IF([raw_succ.H32] = 1;&quot;N/A&quot;;[raw_succ.H32])" office:value-type="float" office:value="0.46" calcext:value-type="float">
            <text:p>0.460</text:p>
          </table:table-cell>
          <table:table-cell table:style-name="ce5" table:formula="of:=IF([raw_succ.I32] &gt; 0;[raw_succ.I32];&quot;N/A&quot;)" office:value-type="float" office:value="2.371" calcext:value-type="float">
            <text:p>2.371</text:p>
          </table:table-cell>
          <table:table-cell table:style-name="ce7" table:formula="of:=IF([raw_succ.J32] = 1;&quot;N/A&quot;;[raw_succ.J32])" office:value-type="float" office:value="0.1236" calcext:value-type="float">
            <text:p>0.124</text:p>
          </table:table-cell>
          <table:table-cell table:number-columns-repeated="1014"/>
        </table:table-row>
        <table:table-row table:style-name="ro1">
          <table:table-cell table:style-name="ce3" table:formula="of:=[raw_succ.A33]" office:value-type="string" office:string-value="AO" calcext:value-type="string">
            <text:p>AO</text:p>
          </table:table-cell>
          <table:table-cell table:style-name="ce3" table:formula="of:=[raw_succ.B33]" office:value-type="string" office:string-value="OT" calcext:value-type="string">
            <text:p>OT</text:p>
          </table:table-cell>
          <table:table-cell table:style-name="ce5" table:formula="of:=IF([raw_succ.C33] &gt; 0;[raw_succ.C33];&quot;N/A&quot;)" office:value-type="float" office:value="1.0269" calcext:value-type="float">
            <text:p>1.027</text:p>
          </table:table-cell>
          <table:table-cell table:style-name="ce7" table:formula="of:=IF([raw_succ.D33] = 1;&quot;N/A&quot;;[raw_succ.D33])" office:value-type="float" office:value="0.3109" calcext:value-type="float">
            <text:p>0.311</text:p>
          </table:table-cell>
          <table:table-cell table:style-name="ce5" table:formula="of:=IF([raw_succ.E33] &gt; 0;[raw_succ.E33];&quot;N/A&quot;)" office:value-type="float" office:value="3.6665" calcext:value-type="float">
            <text:p>3.667</text:p>
          </table:table-cell>
          <table:table-cell table:style-name="ce7" table:formula="of:=IF([raw_succ.F33] = 1;&quot;N/A&quot;;[raw_succ.F33])" office:value-type="float" office:value="0.0555" calcext:value-type="float">
            <text:p>0.056</text:p>
          </table:table-cell>
          <table:table-cell table:style-name="ce5" table:formula="of:=IF([raw_succ.G33] &gt; 0;[raw_succ.G33];&quot;N/A&quot;)" office:value-type="float" office:value="0.4738" calcext:value-type="float">
            <text:p>0.474</text:p>
          </table:table-cell>
          <table:table-cell table:style-name="ce7" table:formula="of:=IF([raw_succ.H33] = 1;&quot;N/A&quot;;[raw_succ.H33])" office:value-type="float" office:value="0.4912" calcext:value-type="float">
            <text:p>0.491</text:p>
          </table:table-cell>
          <table:table-cell table:style-name="ce5" table:formula="of:=IF([raw_succ.I33] &gt; 0;[raw_succ.I33];&quot;N/A&quot;)" office:value-type="float" office:value="0.3635" calcext:value-type="float">
            <text:p>0.364</text:p>
          </table:table-cell>
          <table:table-cell table:style-name="ce7" table:formula="of:=IF([raw_succ.J33] = 1;&quot;N/A&quot;;[raw_succ.J33])" office:value-type="float" office:value="0.5466" calcext:value-type="float">
            <text:p>0.547</text:p>
          </table:table-cell>
          <table:table-cell table:number-columns-repeated="1014"/>
        </table:table-row>
        <table:table-row table:style-name="ro1">
          <table:table-cell table:style-name="ce3" table:formula="of:=[raw_succ.A34]" office:value-type="string" office:string-value="AO" calcext:value-type="string">
            <text:p>AO</text:p>
          </table:table-cell>
          <table:table-cell table:style-name="ce3" table:formula="of:=[raw_succ.B34]" office:value-type="string" office:string-value="AT" calcext:value-type="string">
            <text:p>AT</text:p>
          </table:table-cell>
          <table:table-cell table:style-name="ce5" table:formula="of:=IF([raw_succ.C34] &gt; 0;[raw_succ.C34];&quot;N/A&quot;)" office:value-type="float" office:value="1.7719" calcext:value-type="float">
            <text:p>1.772</text:p>
          </table:table-cell>
          <table:table-cell table:style-name="ce7" table:formula="of:=IF([raw_succ.D34] = 1;&quot;N/A&quot;;[raw_succ.D34])" office:value-type="float" office:value="0.1831" calcext:value-type="float">
            <text:p>0.183</text:p>
          </table:table-cell>
          <table:table-cell table:style-name="ce5" table:formula="of:=IF([raw_succ.E34] &gt; 0;[raw_succ.E34];&quot;N/A&quot;)" office:value-type="float" office:value="6.445" calcext:value-type="float">
            <text:p>6.445</text:p>
          </table:table-cell>
          <table:table-cell table:style-name="ce7" table:formula="of:=IF([raw_succ.F34] = 1;&quot;N/A&quot;;[raw_succ.F34])" office:value-type="float" office:value="0.0111" calcext:value-type="float">
            <text:p>0.011</text:p>
          </table:table-cell>
          <table:table-cell table:style-name="ce5" table:formula="of:=IF([raw_succ.G34] &gt; 0;[raw_succ.G34];&quot;N/A&quot;)" office:value-type="float" office:value="1.5117" calcext:value-type="float">
            <text:p>1.512</text:p>
          </table:table-cell>
          <table:table-cell table:style-name="ce7" table:formula="of:=IF([raw_succ.H34] = 1;&quot;N/A&quot;;[raw_succ.H34])" office:value-type="float" office:value="0.2189" calcext:value-type="float">
            <text:p>0.219</text:p>
          </table:table-cell>
          <table:table-cell table:style-name="ce5" table:formula="of:=IF([raw_succ.I34] &gt; 0;[raw_succ.I34];&quot;N/A&quot;)" office:value-type="float" office:value="0.602" calcext:value-type="float">
            <text:p>0.602</text:p>
          </table:table-cell>
          <table:table-cell table:style-name="ce7" table:formula="of:=IF([raw_succ.J34] = 1;&quot;N/A&quot;;[raw_succ.J34])" office:value-type="float" office:value="0.4378" calcext:value-type="float">
            <text:p>0.438</text:p>
          </table:table-cell>
          <table:table-cell table:number-columns-repeated="1014"/>
        </table:table-row>
        <table:table-row table:style-name="ro1">
          <table:table-cell table:style-name="ce3" table:formula="of:=[raw_succ.A35]" office:value-type="string" office:string-value="AO" calcext:value-type="string">
            <text:p>AO</text:p>
          </table:table-cell>
          <table:table-cell table:style-name="ce3" table:formula="of:=[raw_succ.B35]" office:value-type="string" office:string-value="AOT" calcext:value-type="string">
            <text:p>AOT</text:p>
          </table:table-cell>
          <table:table-cell table:style-name="ce5" table:formula="of:=IF([raw_succ.C35] &gt; 0;[raw_succ.C35];&quot;N/A&quot;)" office:value-type="float" office:value="0.1809" calcext:value-type="float">
            <text:p>0.181</text:p>
          </table:table-cell>
          <table:table-cell table:style-name="ce7" table:formula="of:=IF([raw_succ.D35] = 1;&quot;N/A&quot;;[raw_succ.D35])" office:value-type="float" office:value="0.6706" calcext:value-type="float">
            <text:p>0.671</text:p>
          </table:table-cell>
          <table:table-cell table:style-name="ce5" table:formula="of:=IF([raw_succ.E35] &gt; 0;[raw_succ.E35];&quot;N/A&quot;)" office:value-type="float" office:value="0.3229" calcext:value-type="float">
            <text:p>0.323</text:p>
          </table:table-cell>
          <table:table-cell table:style-name="ce7" table:formula="of:=IF([raw_succ.F35] = 1;&quot;N/A&quot;;[raw_succ.F35])" office:value-type="float" office:value="0.5699" calcext:value-type="float">
            <text:p>0.570</text:p>
          </table:table-cell>
          <table:table-cell table:style-name="ce5" table:formula="of:=IF([raw_succ.G35] &gt; 0;[raw_succ.G35];&quot;N/A&quot;)" office:value-type="float" office:value="0.2156" calcext:value-type="float">
            <text:p>0.216</text:p>
          </table:table-cell>
          <table:table-cell table:style-name="ce7" table:formula="of:=IF([raw_succ.H35] = 1;&quot;N/A&quot;;[raw_succ.H35])" office:value-type="float" office:value="0.6424" calcext:value-type="float">
            <text:p>0.642</text:p>
          </table:table-cell>
          <table:table-cell table:style-name="ce5" table:formula="of:=IF([raw_succ.I35] &gt; 0;[raw_succ.I35];&quot;N/A&quot;)" office:value-type="float" office:value="0.3313" calcext:value-type="float">
            <text:p>0.331</text:p>
          </table:table-cell>
          <table:table-cell table:style-name="ce7" table:formula="of:=IF([raw_succ.J35] = 1;&quot;N/A&quot;;[raw_succ.J35])" office:value-type="float" office:value="0.5649" calcext:value-type="float">
            <text:p>0.565</text:p>
          </table:table-cell>
          <table:table-cell table:number-columns-repeated="1014"/>
        </table:table-row>
        <table:table-row table:style-name="ro1">
          <table:table-cell table:style-name="ce3" table:formula="of:=[raw_succ.A36]" office:value-type="string" office:string-value="OT" calcext:value-type="string">
            <text:p>OT</text:p>
          </table:table-cell>
          <table:table-cell table:style-name="ce3" table:formula="of:=[raw_succ.B36]" office:value-type="string" office:string-value="AT" calcext:value-type="string">
            <text:p>AT</text:p>
          </table:table-cell>
          <table:table-cell table:style-name="ce5" table:formula="of:=IF([raw_succ.C36] &gt; 0;[raw_succ.C36];&quot;N/A&quot;)" office:value-type="float" office:value="0.1013" calcext:value-type="float">
            <text:p>0.101</text:p>
          </table:table-cell>
          <table:table-cell table:style-name="ce7" table:formula="of:=IF([raw_succ.D36] = 1;&quot;N/A&quot;;[raw_succ.D36])" office:value-type="float" office:value="0.7503" calcext:value-type="float">
            <text:p>0.750</text:p>
          </table:table-cell>
          <table:table-cell table:style-name="ce5" table:formula="of:=IF([raw_succ.E36] &gt; 0;[raw_succ.E36];&quot;N/A&quot;)" office:value-type="float" office:value="0.6831" calcext:value-type="float">
            <text:p>0.683</text:p>
          </table:table-cell>
          <table:table-cell table:style-name="ce7" table:formula="of:=IF([raw_succ.F36] = 1;&quot;N/A&quot;;[raw_succ.F36])" office:value-type="float" office:value="0.4085" calcext:value-type="float">
            <text:p>0.409</text:p>
          </table:table-cell>
          <table:table-cell table:style-name="ce5" table:formula="of:=IF([raw_succ.G36] &gt; 0;[raw_succ.G36];&quot;N/A&quot;)" office:value-type="float" office:value="0.1503" calcext:value-type="float">
            <text:p>0.150</text:p>
          </table:table-cell>
          <table:table-cell table:style-name="ce7" table:formula="of:=IF([raw_succ.H36] = 1;&quot;N/A&quot;;[raw_succ.H36])" office:value-type="float" office:value="0.6983" calcext:value-type="float">
            <text:p>0.698</text:p>
          </table:table-cell>
          <table:table-cell table:style-name="ce5" table:formula="of:=IF([raw_succ.I36] &gt; 0;[raw_succ.I36];&quot;N/A&quot;)" office:value-type="float" office:value="0.0278" calcext:value-type="float">
            <text:p>0.028</text:p>
          </table:table-cell>
          <table:table-cell table:style-name="ce7" table:formula="of:=IF([raw_succ.J36] = 1;&quot;N/A&quot;;[raw_succ.J36])" office:value-type="float" office:value="0.8675" calcext:value-type="float">
            <text:p>0.868</text:p>
          </table:table-cell>
          <table:table-cell table:number-columns-repeated="1014"/>
        </table:table-row>
        <table:table-row table:style-name="ro1">
          <table:table-cell table:style-name="ce3" table:formula="of:=[raw_succ.A37]" office:value-type="string" office:string-value="OT" calcext:value-type="string">
            <text:p>OT</text:p>
          </table:table-cell>
          <table:table-cell table:style-name="ce3" table:formula="of:=[raw_succ.B37]" office:value-type="string" office:string-value="AOT" calcext:value-type="string">
            <text:p>AOT</text:p>
          </table:table-cell>
          <table:table-cell table:style-name="ce5" table:formula="of:=IF([raw_succ.C37] &gt; 0;[raw_succ.C37];&quot;N/A&quot;)" office:value-type="float" office:value="0.4148" calcext:value-type="float">
            <text:p>0.415</text:p>
          </table:table-cell>
          <table:table-cell table:style-name="ce7" table:formula="of:=IF([raw_succ.D37] = 1;&quot;N/A&quot;;[raw_succ.D37])" office:value-type="float" office:value="0.5195" calcext:value-type="float">
            <text:p>0.520</text:p>
          </table:table-cell>
          <table:table-cell table:style-name="ce5" table:formula="of:=IF([raw_succ.E37] &gt; 0;[raw_succ.E37];&quot;N/A&quot;)" office:value-type="float" office:value="0.8814" calcext:value-type="float">
            <text:p>0.881</text:p>
          </table:table-cell>
          <table:table-cell table:style-name="ce7" table:formula="of:=IF([raw_succ.F37] = 1;&quot;N/A&quot;;[raw_succ.F37])" office:value-type="float" office:value="0.3478" calcext:value-type="float">
            <text:p>0.348</text:p>
          </table:table-cell>
          <table:table-cell table:style-name="ce5" table:formula="of:=IF([raw_succ.G37] &gt; 0;[raw_succ.G37];&quot;N/A&quot;)" office:value-type="float" office:value="0.1061" calcext:value-type="float">
            <text:p>0.106</text:p>
          </table:table-cell>
          <table:table-cell table:style-name="ce7" table:formula="of:=IF([raw_succ.H37] = 1;&quot;N/A&quot;;[raw_succ.H37])" office:value-type="float" office:value="0.7446" calcext:value-type="float">
            <text:p>0.745</text:p>
          </table:table-cell>
          <table:table-cell table:style-name="ce5" table:formula="of:=IF([raw_succ.I37] &gt; 0;[raw_succ.I37];&quot;N/A&quot;)" office:value-type="float" office:value="0.1013" calcext:value-type="float">
            <text:p>0.101</text:p>
          </table:table-cell>
          <table:table-cell table:style-name="ce7" table:formula="of:=IF([raw_succ.J37] = 1;&quot;N/A&quot;;[raw_succ.J37])" office:value-type="float" office:value="0.7502" calcext:value-type="float">
            <text:p>0.750</text:p>
          </table:table-cell>
          <table:table-cell table:number-columns-repeated="1014"/>
        </table:table-row>
        <table:table-row table:style-name="ro1">
          <table:table-cell table:style-name="ce3" table:formula="of:=[raw_succ.A38]" office:value-type="string" office:string-value="AT" calcext:value-type="string">
            <text:p>AT</text:p>
          </table:table-cell>
          <table:table-cell table:style-name="ce3" table:formula="of:=[raw_succ.B38]" office:value-type="string" office:string-value="AOT" calcext:value-type="string">
            <text:p>AOT</text:p>
          </table:table-cell>
          <table:table-cell table:style-name="ce5" table:formula="of:=IF([raw_succ.C38] &gt; 0;[raw_succ.C38];&quot;N/A&quot;)" office:value-type="float" office:value="0.8969" calcext:value-type="float">
            <text:p>0.897</text:p>
          </table:table-cell>
          <table:table-cell table:style-name="ce7" table:formula="of:=IF([raw_succ.D38] = 1;&quot;N/A&quot;;[raw_succ.D38])" office:value-type="float" office:value="0.3436" calcext:value-type="float">
            <text:p>0.344</text:p>
          </table:table-cell>
          <table:table-cell table:style-name="ce5" table:formula="of:=IF([raw_succ.E38] &gt; 0;[raw_succ.E38];&quot;N/A&quot;)" office:value-type="float" office:value="2.7124" calcext:value-type="float">
            <text:p>2.712</text:p>
          </table:table-cell>
          <table:table-cell table:style-name="ce7" table:formula="of:=IF([raw_succ.F38] = 1;&quot;N/A&quot;;[raw_succ.F38])" office:value-type="float" office:value="0.0996" calcext:value-type="float">
            <text:p>0.100</text:p>
          </table:table-cell>
          <table:table-cell table:style-name="ce5" table:formula="of:=IF([raw_succ.G38] &gt; 0;[raw_succ.G38];&quot;N/A&quot;)" office:value-type="float" office:value="0.0857" calcext:value-type="float">
            <text:p>0.086</text:p>
          </table:table-cell>
          <table:table-cell table:style-name="ce7" table:formula="of:=IF([raw_succ.H38] = 1;&quot;N/A&quot;;[raw_succ.H38])" office:value-type="float" office:value="0.7697" calcext:value-type="float">
            <text:p>0.770</text:p>
          </table:table-cell>
          <table:table-cell table:style-name="ce5" table:formula="of:=IF([raw_succ.I38] &gt; 0;[raw_succ.I38];&quot;N/A&quot;)" office:value-type="float" office:value="0.0765" calcext:value-type="float">
            <text:p>0.077</text:p>
          </table:table-cell>
          <table:table-cell table:style-name="ce7" table:formula="of:=IF([raw_succ.J38] = 1;&quot;N/A&quot;;[raw_succ.J38])" office:value-type="float" office:value="0.7821" calcext:value-type="float">
            <text:p>0.782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ucc.D3:succ.D38 succ.F3:succ.F38 succ.H3:succ.H38 succ.J3:succ.J38">
            <calcext:condition calcext:apply-style-name="Untitled2" calcext:value="&lt;=0.05" calcext:base-cell-address="succ.D3"/>
          </calcext:conditional-format>
        </calcext:conditional-formats>
      </table:table>
      <table:table table:name="nonex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4" table:default-cell-style-name="ce6"/>
        <table:table-column table:style-name="co11" table:number-columns-repeated="1014" table:default-cell-style-name="ce6"/>
        <table:table-column table:style-name="co11" table:number-columns-repeated="4" table:default-cell-style-name="Default"/>
        <table:table-row table:style-name="ro1">
          <table:table-cell table:style-name="ce1" table:formula="of:=[raw_nonex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nonex.B1]" office:value-type="string" office:string-value="Pair" calcext:value-type="string">
            <text:p>Pair</text:p>
          </table:covered-table-cell>
          <table:table-cell table:style-name="ce1" table:formula="of:=[raw_nonex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nonex.H1]" office:value-type="string" office:string-value="Processing Time (s)" calcext:value-type="string">
            <text:p>Processing Time (s)</text:p>
          </table:covered-table-cell>
          <table:table-cell table:style-name="ce1" table:formula="of:=[raw_nonex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nonex.J1]" office:value-type="string" office:string-value="Memory Usage (GB)" calcext:value-type="string">
            <text:p>Memory Usage (GB)</text:p>
          </table:covered-table-cell>
          <table:table-cell table:number-columns-repeated="1018"/>
        </table:table-row>
        <table:table-row table:style-name="ro1">
          <table:table-cell table:style-name="ce2" table:formula="of:=[raw_nonex.A2]" office:value-type="string" office:string-value="Tool A" calcext:value-type="string">
            <text:p>Tool A</text:p>
          </table:table-cell>
          <table:table-cell table:style-name="ce2" table:formula="of:=[raw_nonex.B2]" office:value-type="string" office:string-value="Tool B" calcext:value-type="string">
            <text:p>Tool B</text:p>
          </table:table-cell>
          <table:table-cell table:style-name="ce2" table:formula="of:=[raw_nonex.G2]" office:value-type="string" office:string-value="H" calcext:value-type="string">
            <text:p>H</text:p>
          </table:table-cell>
          <table:table-cell table:style-name="ce2" table:formula="of:=[raw_nonex.H2]" office:value-type="string" office:string-value="p" calcext:value-type="string">
            <text:p>p</text:p>
          </table:table-cell>
          <table:table-cell table:style-name="ce2" table:formula="of:=[raw_nonex.I2]" office:value-type="string" office:string-value="H" calcext:value-type="string">
            <text:p>H</text:p>
          </table:table-cell>
          <table:table-cell table:style-name="ce2" table:formula="of:=[raw_nonex.J2]" office:value-type="string" office:string-value="p" calcext:value-type="string">
            <text:p>p</text:p>
          </table:table-cell>
          <table:table-cell table:number-columns-repeated="1018"/>
        </table:table-row>
        <table:table-row table:style-name="ro1">
          <table:table-cell table:style-name="ce3" table:formula="of:=[raw_nonex.A3]" office:value-type="string" office:string-value="CFP" calcext:value-type="string">
            <text:p>CFP</text:p>
          </table:table-cell>
          <table:table-cell table:style-name="ce3" table:formula="of:=[raw_nonex.B3]" office:value-type="string" office:string-value="CS" calcext:value-type="string">
            <text:p>CS</text:p>
          </table:table-cell>
          <table:table-cell table:style-name="ce5" table:formula="of:=IF([raw_nonex.G3] &gt; 0;[raw_nonex.G3];&quot;N/A&quot;)" office:value-type="float" office:value="2.7945" calcext:value-type="float">
            <text:p>2.795</text:p>
          </table:table-cell>
          <table:table-cell table:style-name="ce8" table:formula="of:=IF([raw_nonex.H3] = 1;&quot;N/A&quot;;[raw_nonex.H3])" office:value-type="float" office:value="0.0946" calcext:value-type="float">
            <text:p>0.095</text:p>
          </table:table-cell>
          <table:table-cell table:style-name="ce5" table:formula="of:=IF([raw_nonex.I3] &gt; 0;[raw_nonex.I3];&quot;N/A&quot;)" office:value-type="float" office:value="0.0172" calcext:value-type="float">
            <text:p>0.017</text:p>
          </table:table-cell>
          <table:table-cell table:style-name="ce9" table:formula="of:=IF([raw_nonex.J3] = 1;&quot;N/A&quot;;[raw_nonex.J3])" office:value-type="float" office:value="0.8956" calcext:value-type="float">
            <text:p>0.896</text:p>
          </table:table-cell>
          <table:table-cell table:number-columns-repeated="1018"/>
        </table:table-row>
        <table:table-row table:style-name="ro1">
          <table:table-cell table:style-name="ce3" table:formula="of:=[raw_nonex.A4]" office:value-type="string" office:string-value="CFP" calcext:value-type="string">
            <text:p>CFP</text:p>
          </table:table-cell>
          <table:table-cell table:style-name="ce3" table:formula="of:=[raw_nonex.B4]" office:value-type="string" office:string-value="CA" calcext:value-type="string">
            <text:p>CA</text:p>
          </table:table-cell>
          <table:table-cell table:style-name="ce5" table:formula="of:=IF([raw_nonex.G4] &gt; 0;[raw_nonex.G4];&quot;N/A&quot;)" office:value-type="float" office:value="3.2677" calcext:value-type="float">
            <text:p>3.268</text:p>
          </table:table-cell>
          <table:table-cell table:style-name="ce8" table:formula="of:=IF([raw_nonex.H4] = 1;&quot;N/A&quot;;[raw_nonex.H4])" office:value-type="float" office:value="0.0707" calcext:value-type="float">
            <text:p>0.071</text:p>
          </table:table-cell>
          <table:table-cell table:style-name="ce5" table:formula="of:=IF([raw_nonex.I4] &gt; 0;[raw_nonex.I4];&quot;N/A&quot;)" office:value-type="float" office:value="0.0919" calcext:value-type="float">
            <text:p>0.092</text:p>
          </table:table-cell>
          <table:table-cell table:style-name="ce9" table:formula="of:=IF([raw_nonex.J4] = 1;&quot;N/A&quot;;[raw_nonex.J4])" office:value-type="float" office:value="0.7618" calcext:value-type="float">
            <text:p>0.762</text:p>
          </table:table-cell>
          <table:table-cell table:number-columns-repeated="1018"/>
        </table:table-row>
        <table:table-row table:style-name="ro1">
          <table:table-cell table:style-name="ce3" table:formula="of:=[raw_nonex.A5]" office:value-type="string" office:string-value="CFP" calcext:value-type="string">
            <text:p>CFP</text:p>
          </table:table-cell>
          <table:table-cell table:style-name="ce3" table:formula="of:=[raw_nonex.B5]" office:value-type="string" office:string-value="O" calcext:value-type="string">
            <text:p>O</text:p>
          </table:table-cell>
          <table:table-cell table:style-name="ce5" table:formula="of:=IF([raw_nonex.G5] &gt; 0;[raw_nonex.G5];&quot;N/A&quot;)" office:value-type="float" office:value="6.5109" calcext:value-type="float">
            <text:p>6.511</text:p>
          </table:table-cell>
          <table:table-cell table:style-name="ce8" table:formula="of:=IF([raw_nonex.H5] = 1;&quot;N/A&quot;;[raw_nonex.H5])" office:value-type="float" office:value="0.0107" calcext:value-type="float">
            <text:p>0.011</text:p>
          </table:table-cell>
          <table:table-cell table:style-name="ce5" table:formula="of:=IF([raw_nonex.I5] &gt; 0;[raw_nonex.I5];&quot;N/A&quot;)" office:value-type="float" office:value="0.0342" calcext:value-type="float">
            <text:p>0.034</text:p>
          </table:table-cell>
          <table:table-cell table:style-name="ce9" table:formula="of:=IF([raw_nonex.J5] = 1;&quot;N/A&quot;;[raw_nonex.J5])" office:value-type="float" office:value="0.8533" calcext:value-type="float">
            <text:p>0.853</text:p>
          </table:table-cell>
          <table:table-cell table:number-columns-repeated="1018"/>
        </table:table-row>
        <table:table-row table:style-name="ro1">
          <table:table-cell table:style-name="ce3" table:formula="of:=[raw_nonex.A6]" office:value-type="string" office:string-value="CFP" calcext:value-type="string">
            <text:p>CFP</text:p>
          </table:table-cell>
          <table:table-cell table:style-name="ce3" table:formula="of:=[raw_nonex.B6]" office:value-type="string" office:string-value="A" calcext:value-type="string">
            <text:p>A</text:p>
          </table:table-cell>
          <table:table-cell table:style-name="ce5" table:formula="of:=IF([raw_nonex.G6] &gt; 0;[raw_nonex.G6];&quot;N/A&quot;)" office:value-type="float" office:value="10.0687" calcext:value-type="float">
            <text:p>10.069</text:p>
          </table:table-cell>
          <table:table-cell table:style-name="ce8" table:formula="of:=IF([raw_nonex.H6] = 1;&quot;N/A&quot;;[raw_nonex.H6])" office:value-type="float" office:value="0.0015" calcext:value-type="float">
            <text:p>0.002</text:p>
          </table:table-cell>
          <table:table-cell table:style-name="ce5" table:formula="of:=IF([raw_nonex.I6] &gt; 0;[raw_nonex.I6];&quot;N/A&quot;)" office:value-type="float" office:value="5.706" calcext:value-type="float">
            <text:p>5.706</text:p>
          </table:table-cell>
          <table:table-cell table:style-name="ce9" table:formula="of:=IF([raw_nonex.J6] = 1;&quot;N/A&quot;;[raw_nonex.J6])" office:value-type="float" office:value="0.0169" calcext:value-type="float">
            <text:p>0.017</text:p>
          </table:table-cell>
          <table:table-cell table:number-columns-repeated="1018"/>
        </table:table-row>
        <table:table-row table:style-name="ro1">
          <table:table-cell table:style-name="ce3" table:formula="of:=[raw_nonex.A7]" office:value-type="string" office:string-value="CFP" calcext:value-type="string">
            <text:p>CFP</text:p>
          </table:table-cell>
          <table:table-cell table:style-name="ce3" table:formula="of:=[raw_nonex.B7]" office:value-type="string" office:string-value="AO" calcext:value-type="string">
            <text:p>AO</text:p>
          </table:table-cell>
          <table:table-cell table:style-name="ce5" table:formula="of:=IF([raw_nonex.G7] &gt; 0;[raw_nonex.G7];&quot;N/A&quot;)" office:value-type="float" office:value="8.1453" calcext:value-type="float">
            <text:p>8.145</text:p>
          </table:table-cell>
          <table:table-cell table:style-name="ce8" table:formula="of:=IF([raw_nonex.H7] = 1;&quot;N/A&quot;;[raw_nonex.H7])" office:value-type="float" office:value="0.0043" calcext:value-type="float">
            <text:p>0.004</text:p>
          </table:table-cell>
          <table:table-cell table:style-name="ce5" table:formula="of:=IF([raw_nonex.I7] &gt; 0;[raw_nonex.I7];&quot;N/A&quot;)" office:value-type="float" office:value="1.2736" calcext:value-type="float">
            <text:p>1.274</text:p>
          </table:table-cell>
          <table:table-cell table:style-name="ce9" table:formula="of:=IF([raw_nonex.J7] = 1;&quot;N/A&quot;;[raw_nonex.J7])" office:value-type="float" office:value="0.2591" calcext:value-type="float">
            <text:p>0.259</text:p>
          </table:table-cell>
          <table:table-cell table:number-columns-repeated="1018"/>
        </table:table-row>
        <table:table-row table:style-name="ro1">
          <table:table-cell table:style-name="ce3" table:formula="of:=[raw_nonex.A8]" office:value-type="string" office:string-value="CFP" calcext:value-type="string">
            <text:p>CFP</text:p>
          </table:table-cell>
          <table:table-cell table:style-name="ce3" table:formula="of:=[raw_nonex.B8]" office:value-type="string" office:string-value="OT" calcext:value-type="string">
            <text:p>OT</text:p>
          </table:table-cell>
          <table:table-cell table:style-name="ce5" table:formula="of:=IF([raw_nonex.G8] &gt; 0;[raw_nonex.G8];&quot;N/A&quot;)" office:value-type="float" office:value="11.0404" calcext:value-type="float">
            <text:p>11.040</text:p>
          </table:table-cell>
          <table:table-cell table:style-name="ce8" table:formula="of:=IF([raw_nonex.H8] = 1;&quot;N/A&quot;;[raw_nonex.H8])" office:value-type="float" office:value="0.0009" calcext:value-type="float">
            <text:p>0.001</text:p>
          </table:table-cell>
          <table:table-cell table:style-name="ce5" table:formula="of:=IF([raw_nonex.I8] &gt; 0;[raw_nonex.I8];&quot;N/A&quot;)" office:value-type="float" office:value="4.0987" calcext:value-type="float">
            <text:p>4.099</text:p>
          </table:table-cell>
          <table:table-cell table:style-name="ce9" table:formula="of:=IF([raw_nonex.J8] = 1;&quot;N/A&quot;;[raw_nonex.J8])" office:value-type="float" office:value="0.0429" calcext:value-type="float">
            <text:p>0.043</text:p>
          </table:table-cell>
          <table:table-cell table:number-columns-repeated="1018"/>
        </table:table-row>
        <table:table-row table:style-name="ro1">
          <table:table-cell table:style-name="ce3" table:formula="of:=[raw_nonex.A9]" office:value-type="string" office:string-value="CFP" calcext:value-type="string">
            <text:p>CFP</text:p>
          </table:table-cell>
          <table:table-cell table:style-name="ce3" table:formula="of:=[raw_nonex.B9]" office:value-type="string" office:string-value="AT" calcext:value-type="string">
            <text:p>AT</text:p>
          </table:table-cell>
          <table:table-cell table:style-name="ce5" table:formula="of:=IF([raw_nonex.G9] &gt; 0;[raw_nonex.G9];&quot;N/A&quot;)" office:value-type="float" office:value="10.1208" calcext:value-type="float">
            <text:p>10.121</text:p>
          </table:table-cell>
          <table:table-cell table:style-name="ce8" table:formula="of:=IF([raw_nonex.H9] = 1;&quot;N/A&quot;;[raw_nonex.H9])" office:value-type="float" office:value="0.0015" calcext:value-type="float">
            <text:p>0.002</text:p>
          </table:table-cell>
          <table:table-cell table:style-name="ce5" table:formula="of:=IF([raw_nonex.I9] &gt; 0;[raw_nonex.I9];&quot;N/A&quot;)" office:value-type="float" office:value="1.4121" calcext:value-type="float">
            <text:p>1.412</text:p>
          </table:table-cell>
          <table:table-cell table:style-name="ce9" table:formula="of:=IF([raw_nonex.J9] = 1;&quot;N/A&quot;;[raw_nonex.J9])" office:value-type="float" office:value="0.2347" calcext:value-type="float">
            <text:p>0.235</text:p>
          </table:table-cell>
          <table:table-cell table:number-columns-repeated="1018"/>
        </table:table-row>
        <table:table-row table:style-name="ro1">
          <table:table-cell table:style-name="ce3" table:formula="of:=[raw_nonex.A10]" office:value-type="string" office:string-value="CFP" calcext:value-type="string">
            <text:p>CFP</text:p>
          </table:table-cell>
          <table:table-cell table:style-name="ce3" table:formula="of:=[raw_nonex.B10]" office:value-type="string" office:string-value="AOT" calcext:value-type="string">
            <text:p>AOT</text:p>
          </table:table-cell>
          <table:table-cell table:style-name="ce5" table:formula="of:=IF([raw_nonex.G10] &gt; 0;[raw_nonex.G10];&quot;N/A&quot;)" office:value-type="float" office:value="12.6915" calcext:value-type="float">
            <text:p>12.692</text:p>
          </table:table-cell>
          <table:table-cell table:style-name="ce8" table:formula="of:=IF([raw_nonex.H10] = 1;&quot;N/A&quot;;[raw_nonex.H10])" office:value-type="float" office:value="0.0004" calcext:value-type="float">
            <text:p>0.000</text:p>
          </table:table-cell>
          <table:table-cell table:style-name="ce5" table:formula="of:=IF([raw_nonex.I10] &gt; 0;[raw_nonex.I10];&quot;N/A&quot;)" office:value-type="float" office:value="3.9177" calcext:value-type="float">
            <text:p>3.918</text:p>
          </table:table-cell>
          <table:table-cell table:style-name="ce9" table:formula="of:=IF([raw_nonex.J10] = 1;&quot;N/A&quot;;[raw_nonex.J10])" office:value-type="float" office:value="0.0478" calcext:value-type="float">
            <text:p>0.048</text:p>
          </table:table-cell>
          <table:table-cell table:number-columns-repeated="1018"/>
        </table:table-row>
        <table:table-row table:style-name="ro1">
          <table:table-cell table:style-name="ce3" table:formula="of:=[raw_nonex.A11]" office:value-type="string" office:string-value="CS" calcext:value-type="string">
            <text:p>CS</text:p>
          </table:table-cell>
          <table:table-cell table:style-name="ce3" table:formula="of:=[raw_nonex.B11]" office:value-type="string" office:string-value="CA" calcext:value-type="string">
            <text:p>CA</text:p>
          </table:table-cell>
          <table:table-cell table:style-name="ce5" table:formula="of:=IF([raw_nonex.G11] &gt; 0;[raw_nonex.G11];&quot;N/A&quot;)" office:value-type="float" office:value="0.1828" calcext:value-type="float">
            <text:p>0.183</text:p>
          </table:table-cell>
          <table:table-cell table:style-name="ce8" table:formula="of:=IF([raw_nonex.H11] = 1;&quot;N/A&quot;;[raw_nonex.H11])" office:value-type="float" office:value="0.669" calcext:value-type="float">
            <text:p>0.669</text:p>
          </table:table-cell>
          <table:table-cell table:style-name="ce5" table:formula="of:=IF([raw_nonex.I11] &gt; 0;[raw_nonex.I11];&quot;N/A&quot;)" office:value-type="float" office:value="0.8048" calcext:value-type="float">
            <text:p>0.805</text:p>
          </table:table-cell>
          <table:table-cell table:style-name="ce9" table:formula="of:=IF([raw_nonex.J11] = 1;&quot;N/A&quot;;[raw_nonex.J11])" office:value-type="float" office:value="0.3697" calcext:value-type="float">
            <text:p>0.370</text:p>
          </table:table-cell>
          <table:table-cell table:number-columns-repeated="1018"/>
        </table:table-row>
        <table:table-row table:style-name="ro1">
          <table:table-cell table:style-name="ce3" table:formula="of:=[raw_nonex.A12]" office:value-type="string" office:string-value="CS" calcext:value-type="string">
            <text:p>CS</text:p>
          </table:table-cell>
          <table:table-cell table:style-name="ce3" table:formula="of:=[raw_nonex.B12]" office:value-type="string" office:string-value="O" calcext:value-type="string">
            <text:p>O</text:p>
          </table:table-cell>
          <table:table-cell table:style-name="ce5" table:formula="of:=IF([raw_nonex.G12] &gt; 0;[raw_nonex.G12];&quot;N/A&quot;)" office:value-type="float" office:value="2.8029" calcext:value-type="float">
            <text:p>2.803</text:p>
          </table:table-cell>
          <table:table-cell table:style-name="ce8" table:formula="of:=IF([raw_nonex.H12] = 1;&quot;N/A&quot;;[raw_nonex.H12])" office:value-type="float" office:value="0.0941" calcext:value-type="float">
            <text:p>0.094</text:p>
          </table:table-cell>
          <table:table-cell table:style-name="ce5" table:formula="of:=IF([raw_nonex.I12] &gt; 0;[raw_nonex.I12];&quot;N/A&quot;)" office:value-type="float" office:value="1.6457" calcext:value-type="float">
            <text:p>1.646</text:p>
          </table:table-cell>
          <table:table-cell table:style-name="ce9" table:formula="of:=IF([raw_nonex.J12] = 1;&quot;N/A&quot;;[raw_nonex.J12])" office:value-type="float" office:value="0.1995" calcext:value-type="float">
            <text:p>0.200</text:p>
          </table:table-cell>
          <table:table-cell table:number-columns-repeated="1018"/>
        </table:table-row>
        <table:table-row table:style-name="ro1">
          <table:table-cell table:style-name="ce3" table:formula="of:=[raw_nonex.A13]" office:value-type="string" office:string-value="CS" calcext:value-type="string">
            <text:p>CS</text:p>
          </table:table-cell>
          <table:table-cell table:style-name="ce3" table:formula="of:=[raw_nonex.B13]" office:value-type="string" office:string-value="A" calcext:value-type="string">
            <text:p>A</text:p>
          </table:table-cell>
          <table:table-cell table:style-name="ce5" table:formula="of:=IF([raw_nonex.G13] &gt; 0;[raw_nonex.G13];&quot;N/A&quot;)" office:value-type="float" office:value="2.3448" calcext:value-type="float">
            <text:p>2.345</text:p>
          </table:table-cell>
          <table:table-cell table:style-name="ce8" table:formula="of:=IF([raw_nonex.H13] = 1;&quot;N/A&quot;;[raw_nonex.H13])" office:value-type="float" office:value="0.1257" calcext:value-type="float">
            <text:p>0.126</text:p>
          </table:table-cell>
          <table:table-cell table:style-name="ce5" table:formula="of:=IF([raw_nonex.I13] &gt; 0;[raw_nonex.I13];&quot;N/A&quot;)" office:value-type="float" office:value="3.7713" calcext:value-type="float">
            <text:p>3.771</text:p>
          </table:table-cell>
          <table:table-cell table:style-name="ce9" table:formula="of:=IF([raw_nonex.J13] = 1;&quot;N/A&quot;;[raw_nonex.J13])" office:value-type="float" office:value="0.0521" calcext:value-type="float">
            <text:p>0.052</text:p>
          </table:table-cell>
          <table:table-cell table:number-columns-repeated="1018"/>
        </table:table-row>
        <table:table-row table:style-name="ro1">
          <table:table-cell table:style-name="ce3" table:formula="of:=[raw_nonex.A14]" office:value-type="string" office:string-value="CS" calcext:value-type="string">
            <text:p>CS</text:p>
          </table:table-cell>
          <table:table-cell table:style-name="ce3" table:formula="of:=[raw_nonex.B14]" office:value-type="string" office:string-value="AO" calcext:value-type="string">
            <text:p>AO</text:p>
          </table:table-cell>
          <table:table-cell table:style-name="ce5" table:formula="of:=IF([raw_nonex.G14] &gt; 0;[raw_nonex.G14];&quot;N/A&quot;)" office:value-type="float" office:value="2.1535" calcext:value-type="float">
            <text:p>2.154</text:p>
          </table:table-cell>
          <table:table-cell table:style-name="ce8" table:formula="of:=IF([raw_nonex.H14] = 1;&quot;N/A&quot;;[raw_nonex.H14])" office:value-type="float" office:value="0.1422" calcext:value-type="float">
            <text:p>0.142</text:p>
          </table:table-cell>
          <table:table-cell table:style-name="ce5" table:formula="of:=IF([raw_nonex.I14] &gt; 0;[raw_nonex.I14];&quot;N/A&quot;)" office:value-type="float" office:value="2.4837" calcext:value-type="float">
            <text:p>2.484</text:p>
          </table:table-cell>
          <table:table-cell table:style-name="ce9" table:formula="of:=IF([raw_nonex.J14] = 1;&quot;N/A&quot;;[raw_nonex.J14])" office:value-type="float" office:value="0.115" calcext:value-type="float">
            <text:p>0.115</text:p>
          </table:table-cell>
          <table:table-cell table:number-columns-repeated="1018"/>
        </table:table-row>
        <table:table-row table:style-name="ro1">
          <table:table-cell table:style-name="ce3" table:formula="of:=[raw_nonex.A15]" office:value-type="string" office:string-value="CS" calcext:value-type="string">
            <text:p>CS</text:p>
          </table:table-cell>
          <table:table-cell table:style-name="ce3" table:formula="of:=[raw_nonex.B15]" office:value-type="string" office:string-value="OT" calcext:value-type="string">
            <text:p>OT</text:p>
          </table:table-cell>
          <table:table-cell table:style-name="ce5" table:formula="of:=IF([raw_nonex.G15] &gt; 0;[raw_nonex.G15];&quot;N/A&quot;)" office:value-type="float" office:value="3.1654" calcext:value-type="float">
            <text:p>3.165</text:p>
          </table:table-cell>
          <table:table-cell table:style-name="ce8" table:formula="of:=IF([raw_nonex.H15] = 1;&quot;N/A&quot;;[raw_nonex.H15])" office:value-type="float" office:value="0.0752" calcext:value-type="float">
            <text:p>0.075</text:p>
          </table:table-cell>
          <table:table-cell table:style-name="ce5" table:formula="of:=IF([raw_nonex.I15] &gt; 0;[raw_nonex.I15];&quot;N/A&quot;)" office:value-type="float" office:value="5.049" calcext:value-type="float">
            <text:p>5.049</text:p>
          </table:table-cell>
          <table:table-cell table:style-name="ce9" table:formula="of:=IF([raw_nonex.J15] = 1;&quot;N/A&quot;;[raw_nonex.J15])" office:value-type="float" office:value="0.0246" calcext:value-type="float">
            <text:p>0.025</text:p>
          </table:table-cell>
          <table:table-cell table:number-columns-repeated="1018"/>
        </table:table-row>
        <table:table-row table:style-name="ro1">
          <table:table-cell table:style-name="ce3" table:formula="of:=[raw_nonex.A16]" office:value-type="string" office:string-value="CS" calcext:value-type="string">
            <text:p>CS</text:p>
          </table:table-cell>
          <table:table-cell table:style-name="ce3" table:formula="of:=[raw_nonex.B16]" office:value-type="string" office:string-value="AT" calcext:value-type="string">
            <text:p>AT</text:p>
          </table:table-cell>
          <table:table-cell table:style-name="ce5" table:formula="of:=IF([raw_nonex.G16] &gt; 0;[raw_nonex.G16];&quot;N/A&quot;)" office:value-type="float" office:value="2.8625" calcext:value-type="float">
            <text:p>2.863</text:p>
          </table:table-cell>
          <table:table-cell table:style-name="ce8" table:formula="of:=IF([raw_nonex.H16] = 1;&quot;N/A&quot;;[raw_nonex.H16])" office:value-type="float" office:value="0.0907" calcext:value-type="float">
            <text:p>0.091</text:p>
          </table:table-cell>
          <table:table-cell table:style-name="ce5" table:formula="of:=IF([raw_nonex.I16] &gt; 0;[raw_nonex.I16];&quot;N/A&quot;)" office:value-type="float" office:value="0.1058" calcext:value-type="float">
            <text:p>0.106</text:p>
          </table:table-cell>
          <table:table-cell table:style-name="ce9" table:formula="of:=IF([raw_nonex.J16] = 1;&quot;N/A&quot;;[raw_nonex.J16])" office:value-type="float" office:value="0.745" calcext:value-type="float">
            <text:p>0.745</text:p>
          </table:table-cell>
          <table:table-cell table:number-columns-repeated="1018"/>
        </table:table-row>
        <table:table-row table:style-name="ro1">
          <table:table-cell table:style-name="ce3" table:formula="of:=[raw_nonex.A17]" office:value-type="string" office:string-value="CS" calcext:value-type="string">
            <text:p>CS</text:p>
          </table:table-cell>
          <table:table-cell table:style-name="ce3" table:formula="of:=[raw_nonex.B17]" office:value-type="string" office:string-value="AOT" calcext:value-type="string">
            <text:p>AOT</text:p>
          </table:table-cell>
          <table:table-cell table:style-name="ce5" table:formula="of:=IF([raw_nonex.G17] &gt; 0;[raw_nonex.G17];&quot;N/A&quot;)" office:value-type="float" office:value="4.0297" calcext:value-type="float">
            <text:p>4.030</text:p>
          </table:table-cell>
          <table:table-cell table:style-name="ce8" table:formula="of:=IF([raw_nonex.H17] = 1;&quot;N/A&quot;;[raw_nonex.H17])" office:value-type="float" office:value="0.0447" calcext:value-type="float">
            <text:p>0.045</text:p>
          </table:table-cell>
          <table:table-cell table:style-name="ce5" table:formula="of:=IF([raw_nonex.I17] &gt; 0;[raw_nonex.I17];&quot;N/A&quot;)" office:value-type="float" office:value="2.1204" calcext:value-type="float">
            <text:p>2.120</text:p>
          </table:table-cell>
          <table:table-cell table:style-name="ce9" table:formula="of:=IF([raw_nonex.J17] = 1;&quot;N/A&quot;;[raw_nonex.J17])" office:value-type="float" office:value="0.1454" calcext:value-type="float">
            <text:p>0.145</text:p>
          </table:table-cell>
          <table:table-cell table:number-columns-repeated="1018"/>
        </table:table-row>
        <table:table-row table:style-name="ro1">
          <table:table-cell table:style-name="ce3" table:formula="of:=[raw_nonex.A18]" office:value-type="string" office:string-value="CA" calcext:value-type="string">
            <text:p>CA</text:p>
          </table:table-cell>
          <table:table-cell table:style-name="ce3" table:formula="of:=[raw_nonex.B18]" office:value-type="string" office:string-value="O" calcext:value-type="string">
            <text:p>O</text:p>
          </table:table-cell>
          <table:table-cell table:style-name="ce5" table:formula="of:=IF([raw_nonex.G18] &gt; 0;[raw_nonex.G18];&quot;N/A&quot;)" office:value-type="float" office:value="1.5434" calcext:value-type="float">
            <text:p>1.543</text:p>
          </table:table-cell>
          <table:table-cell table:style-name="ce8" table:formula="of:=IF([raw_nonex.H18] = 1;&quot;N/A&quot;;[raw_nonex.H18])" office:value-type="float" office:value="0.2141" calcext:value-type="float">
            <text:p>0.214</text:p>
          </table:table-cell>
          <table:table-cell table:style-name="ce5" table:formula="of:=IF([raw_nonex.I18] &gt; 0;[raw_nonex.I18];&quot;N/A&quot;)" office:value-type="float" office:value="1.3388" calcext:value-type="float">
            <text:p>1.339</text:p>
          </table:table-cell>
          <table:table-cell table:style-name="ce9" table:formula="of:=IF([raw_nonex.J18] = 1;&quot;N/A&quot;;[raw_nonex.J18])" office:value-type="float" office:value="0.2472" calcext:value-type="float">
            <text:p>0.247</text:p>
          </table:table-cell>
          <table:table-cell table:number-columns-repeated="1018"/>
        </table:table-row>
        <table:table-row table:style-name="ro1">
          <table:table-cell table:style-name="ce3" table:formula="of:=[raw_nonex.A19]" office:value-type="string" office:string-value="CA" calcext:value-type="string">
            <text:p>CA</text:p>
          </table:table-cell>
          <table:table-cell table:style-name="ce3" table:formula="of:=[raw_nonex.B19]" office:value-type="string" office:string-value="A" calcext:value-type="string">
            <text:p>A</text:p>
          </table:table-cell>
          <table:table-cell table:style-name="ce5" table:formula="of:=IF([raw_nonex.G19] &gt; 0;[raw_nonex.G19];&quot;N/A&quot;)" office:value-type="float" office:value="2.6863" calcext:value-type="float">
            <text:p>2.686</text:p>
          </table:table-cell>
          <table:table-cell table:style-name="ce8" table:formula="of:=IF([raw_nonex.H19] = 1;&quot;N/A&quot;;[raw_nonex.H19])" office:value-type="float" office:value="0.1012" calcext:value-type="float">
            <text:p>0.101</text:p>
          </table:table-cell>
          <table:table-cell table:style-name="ce5" table:formula="of:=IF([raw_nonex.I19] &gt; 0;[raw_nonex.I19];&quot;N/A&quot;)" office:value-type="float" office:value="4.3085" calcext:value-type="float">
            <text:p>4.309</text:p>
          </table:table-cell>
          <table:table-cell table:style-name="ce9" table:formula="of:=IF([raw_nonex.J19] = 1;&quot;N/A&quot;;[raw_nonex.J19])" office:value-type="float" office:value="0.0379" calcext:value-type="float">
            <text:p>0.038</text:p>
          </table:table-cell>
          <table:table-cell table:number-columns-repeated="1018"/>
        </table:table-row>
        <table:table-row table:style-name="ro1">
          <table:table-cell table:style-name="ce3" table:formula="of:=[raw_nonex.A20]" office:value-type="string" office:string-value="CA" calcext:value-type="string">
            <text:p>CA</text:p>
          </table:table-cell>
          <table:table-cell table:style-name="ce3" table:formula="of:=[raw_nonex.B20]" office:value-type="string" office:string-value="AO" calcext:value-type="string">
            <text:p>AO</text:p>
          </table:table-cell>
          <table:table-cell table:style-name="ce5" table:formula="of:=IF([raw_nonex.G20] &gt; 0;[raw_nonex.G20];&quot;N/A&quot;)" office:value-type="float" office:value="1.2177" calcext:value-type="float">
            <text:p>1.218</text:p>
          </table:table-cell>
          <table:table-cell table:style-name="ce8" table:formula="of:=IF([raw_nonex.H20] = 1;&quot;N/A&quot;;[raw_nonex.H20])" office:value-type="float" office:value="0.2698" calcext:value-type="float">
            <text:p>0.270</text:p>
          </table:table-cell>
          <table:table-cell table:style-name="ce5" table:formula="of:=IF([raw_nonex.I20] &gt; 0;[raw_nonex.I20];&quot;N/A&quot;)" office:value-type="float" office:value="0.8214" calcext:value-type="float">
            <text:p>0.821</text:p>
          </table:table-cell>
          <table:table-cell table:style-name="ce9" table:formula="of:=IF([raw_nonex.J20] = 1;&quot;N/A&quot;;[raw_nonex.J20])" office:value-type="float" office:value="0.3648" calcext:value-type="float">
            <text:p>0.365</text:p>
          </table:table-cell>
          <table:table-cell table:number-columns-repeated="1018"/>
        </table:table-row>
        <table:table-row table:style-name="ro1">
          <table:table-cell table:style-name="ce3" table:formula="of:=[raw_nonex.A21]" office:value-type="string" office:string-value="CA" calcext:value-type="string">
            <text:p>CA</text:p>
          </table:table-cell>
          <table:table-cell table:style-name="ce3" table:formula="of:=[raw_nonex.B21]" office:value-type="string" office:string-value="OT" calcext:value-type="string">
            <text:p>OT</text:p>
          </table:table-cell>
          <table:table-cell table:style-name="ce5" table:formula="of:=IF([raw_nonex.G21] &gt; 0;[raw_nonex.G21];&quot;N/A&quot;)" office:value-type="float" office:value="3.6369" calcext:value-type="float">
            <text:p>3.637</text:p>
          </table:table-cell>
          <table:table-cell table:style-name="ce8" table:formula="of:=IF([raw_nonex.H21] = 1;&quot;N/A&quot;;[raw_nonex.H21])" office:value-type="float" office:value="0.0565" calcext:value-type="float">
            <text:p>0.057</text:p>
          </table:table-cell>
          <table:table-cell table:style-name="ce5" table:formula="of:=IF([raw_nonex.I21] &gt; 0;[raw_nonex.I21];&quot;N/A&quot;)" office:value-type="float" office:value="3.9387" calcext:value-type="float">
            <text:p>3.939</text:p>
          </table:table-cell>
          <table:table-cell table:style-name="ce9" table:formula="of:=IF([raw_nonex.J21] = 1;&quot;N/A&quot;;[raw_nonex.J21])" office:value-type="float" office:value="0.0472" calcext:value-type="float">
            <text:p>0.047</text:p>
          </table:table-cell>
          <table:table-cell table:number-columns-repeated="1018"/>
        </table:table-row>
        <table:table-row table:style-name="ro1">
          <table:table-cell table:style-name="ce3" table:formula="of:=[raw_nonex.A22]" office:value-type="string" office:string-value="CA" calcext:value-type="string">
            <text:p>CA</text:p>
          </table:table-cell>
          <table:table-cell table:style-name="ce3" table:formula="of:=[raw_nonex.B22]" office:value-type="string" office:string-value="AT" calcext:value-type="string">
            <text:p>AT</text:p>
          </table:table-cell>
          <table:table-cell table:style-name="ce5" table:formula="of:=IF([raw_nonex.G22] &gt; 0;[raw_nonex.G22];&quot;N/A&quot;)" office:value-type="float" office:value="2.8996" calcext:value-type="float">
            <text:p>2.900</text:p>
          </table:table-cell>
          <table:table-cell table:style-name="ce8" table:formula="of:=IF([raw_nonex.H22] = 1;&quot;N/A&quot;;[raw_nonex.H22])" office:value-type="float" office:value="0.0886" calcext:value-type="float">
            <text:p>0.089</text:p>
          </table:table-cell>
          <table:table-cell table:style-name="ce5" table:formula="of:=IF([raw_nonex.I22] &gt; 0;[raw_nonex.I22];&quot;N/A&quot;)" office:value-type="float" office:value="0.2395" calcext:value-type="float">
            <text:p>0.240</text:p>
          </table:table-cell>
          <table:table-cell table:style-name="ce9" table:formula="of:=IF([raw_nonex.J22] = 1;&quot;N/A&quot;;[raw_nonex.J22])" office:value-type="float" office:value="0.6246" calcext:value-type="float">
            <text:p>0.625</text:p>
          </table:table-cell>
          <table:table-cell table:number-columns-repeated="1018"/>
        </table:table-row>
        <table:table-row table:style-name="ro1">
          <table:table-cell table:style-name="ce3" table:formula="of:=[raw_nonex.A23]" office:value-type="string" office:string-value="CA" calcext:value-type="string">
            <text:p>CA</text:p>
          </table:table-cell>
          <table:table-cell table:style-name="ce3" table:formula="of:=[raw_nonex.B23]" office:value-type="string" office:string-value="AOT" calcext:value-type="string">
            <text:p>AOT</text:p>
          </table:table-cell>
          <table:table-cell table:style-name="ce5" table:formula="of:=IF([raw_nonex.G23] &gt; 0;[raw_nonex.G23];&quot;N/A&quot;)" office:value-type="float" office:value="4.7889" calcext:value-type="float">
            <text:p>4.789</text:p>
          </table:table-cell>
          <table:table-cell table:style-name="ce8" table:formula="of:=IF([raw_nonex.H23] = 1;&quot;N/A&quot;;[raw_nonex.H23])" office:value-type="float" office:value="0.0286" calcext:value-type="float">
            <text:p>0.029</text:p>
          </table:table-cell>
          <table:table-cell table:style-name="ce5" table:formula="of:=IF([raw_nonex.I23] &gt; 0;[raw_nonex.I23];&quot;N/A&quot;)" office:value-type="float" office:value="2.7391" calcext:value-type="float">
            <text:p>2.739</text:p>
          </table:table-cell>
          <table:table-cell table:style-name="ce9" table:formula="of:=IF([raw_nonex.J23] = 1;&quot;N/A&quot;;[raw_nonex.J23])" office:value-type="float" office:value="0.0979" calcext:value-type="float">
            <text:p>0.098</text:p>
          </table:table-cell>
          <table:table-cell table:number-columns-repeated="1018"/>
        </table:table-row>
        <table:table-row table:style-name="ro1">
          <table:table-cell table:style-name="ce3" table:formula="of:=[raw_nonex.A24]" office:value-type="string" office:string-value="O" calcext:value-type="string">
            <text:p>O</text:p>
          </table:table-cell>
          <table:table-cell table:style-name="ce3" table:formula="of:=[raw_nonex.B24]" office:value-type="string" office:string-value="A" calcext:value-type="string">
            <text:p>A</text:p>
          </table:table-cell>
          <table:table-cell table:style-name="ce5" table:formula="of:=IF([raw_nonex.G24] &gt; 0;[raw_nonex.G24];&quot;N/A&quot;)" office:value-type="float" office:value="0.1206" calcext:value-type="float">
            <text:p>0.121</text:p>
          </table:table-cell>
          <table:table-cell table:style-name="ce8" table:formula="of:=IF([raw_nonex.H24] = 1;&quot;N/A&quot;;[raw_nonex.H24])" office:value-type="float" office:value="0.7284" calcext:value-type="float">
            <text:p>0.728</text:p>
          </table:table-cell>
          <table:table-cell table:style-name="ce5" table:formula="of:=IF([raw_nonex.I24] &gt; 0;[raw_nonex.I24];&quot;N/A&quot;)" office:value-type="float" office:value="5.8623" calcext:value-type="float">
            <text:p>5.862</text:p>
          </table:table-cell>
          <table:table-cell table:style-name="ce9" table:formula="of:=IF([raw_nonex.J24] = 1;&quot;N/A&quot;;[raw_nonex.J24])" office:value-type="float" office:value="0.0155" calcext:value-type="float">
            <text:p>0.016</text:p>
          </table:table-cell>
          <table:table-cell table:number-columns-repeated="1018"/>
        </table:table-row>
        <table:table-row table:style-name="ro1">
          <table:table-cell table:style-name="ce3" table:formula="of:=[raw_nonex.A25]" office:value-type="string" office:string-value="O" calcext:value-type="string">
            <text:p>O</text:p>
          </table:table-cell>
          <table:table-cell table:style-name="ce3" table:formula="of:=[raw_nonex.B25]" office:value-type="string" office:string-value="AO" calcext:value-type="string">
            <text:p>AO</text:p>
          </table:table-cell>
          <table:table-cell table:style-name="ce5" table:formula="of:=IF([raw_nonex.G25] &gt; 0;[raw_nonex.G25];&quot;N/A&quot;)" office:value-type="float" office:value="0.0134" calcext:value-type="float">
            <text:p>0.013</text:p>
          </table:table-cell>
          <table:table-cell table:style-name="ce8" table:formula="of:=IF([raw_nonex.H25] = 1;&quot;N/A&quot;;[raw_nonex.H25])" office:value-type="float" office:value="0.9078" calcext:value-type="float">
            <text:p>0.908</text:p>
          </table:table-cell>
          <table:table-cell table:style-name="ce5" table:formula="of:=IF([raw_nonex.I25] &gt; 0;[raw_nonex.I25];&quot;N/A&quot;)" office:value-type="float" office:value="3.4231" calcext:value-type="float">
            <text:p>3.423</text:p>
          </table:table-cell>
          <table:table-cell table:style-name="ce9" table:formula="of:=IF([raw_nonex.J25] = 1;&quot;N/A&quot;;[raw_nonex.J25])" office:value-type="float" office:value="0.0643" calcext:value-type="float">
            <text:p>0.064</text:p>
          </table:table-cell>
          <table:table-cell table:number-columns-repeated="1018"/>
        </table:table-row>
        <table:table-row table:style-name="ro1">
          <table:table-cell table:style-name="ce3" table:formula="of:=[raw_nonex.A26]" office:value-type="string" office:string-value="O" calcext:value-type="string">
            <text:p>O</text:p>
          </table:table-cell>
          <table:table-cell table:style-name="ce3" table:formula="of:=[raw_nonex.B26]" office:value-type="string" office:string-value="OT" calcext:value-type="string">
            <text:p>OT</text:p>
          </table:table-cell>
          <table:table-cell table:style-name="ce5" table:formula="of:=IF([raw_nonex.G26] &gt; 0;[raw_nonex.G26];&quot;N/A&quot;)" office:value-type="float" office:value="0.3393" calcext:value-type="float">
            <text:p>0.339</text:p>
          </table:table-cell>
          <table:table-cell table:style-name="ce8" table:formula="of:=IF([raw_nonex.H26] = 1;&quot;N/A&quot;;[raw_nonex.H26])" office:value-type="float" office:value="0.5602" calcext:value-type="float">
            <text:p>0.560</text:p>
          </table:table-cell>
          <table:table-cell table:style-name="ce5" table:formula="of:=IF([raw_nonex.I26] &gt; 0;[raw_nonex.I26];&quot;N/A&quot;)" office:value-type="float" office:value="3.8473" calcext:value-type="float">
            <text:p>3.847</text:p>
          </table:table-cell>
          <table:table-cell table:style-name="ce9" table:formula="of:=IF([raw_nonex.J26] = 1;&quot;N/A&quot;;[raw_nonex.J26])" office:value-type="float" office:value="0.0498" calcext:value-type="float">
            <text:p>0.050</text:p>
          </table:table-cell>
          <table:table-cell table:number-columns-repeated="1018"/>
        </table:table-row>
        <table:table-row table:style-name="ro1">
          <table:table-cell table:style-name="ce3" table:formula="of:=[raw_nonex.A27]" office:value-type="string" office:string-value="O" calcext:value-type="string">
            <text:p>O</text:p>
          </table:table-cell>
          <table:table-cell table:style-name="ce3" table:formula="of:=[raw_nonex.B27]" office:value-type="string" office:string-value="AT" calcext:value-type="string">
            <text:p>AT</text:p>
          </table:table-cell>
          <table:table-cell table:style-name="ce5" table:formula="of:=IF([raw_nonex.G27] &gt; 0;[raw_nonex.G27];&quot;N/A&quot;)" office:value-type="float" office:value="0.2915" calcext:value-type="float">
            <text:p>0.292</text:p>
          </table:table-cell>
          <table:table-cell table:style-name="ce8" table:formula="of:=IF([raw_nonex.H27] = 1;&quot;N/A&quot;;[raw_nonex.H27])" office:value-type="float" office:value="0.5893" calcext:value-type="float">
            <text:p>0.589</text:p>
          </table:table-cell>
          <table:table-cell table:style-name="ce5" table:formula="of:=IF([raw_nonex.I27] &gt; 0;[raw_nonex.I27];&quot;N/A&quot;)" office:value-type="float" office:value="1.4002" calcext:value-type="float">
            <text:p>1.400</text:p>
          </table:table-cell>
          <table:table-cell table:style-name="ce9" table:formula="of:=IF([raw_nonex.J27] = 1;&quot;N/A&quot;;[raw_nonex.J27])" office:value-type="float" office:value="0.2367" calcext:value-type="float">
            <text:p>0.237</text:p>
          </table:table-cell>
          <table:table-cell table:number-columns-repeated="1018"/>
        </table:table-row>
        <table:table-row table:style-name="ro1">
          <table:table-cell table:style-name="ce3" table:formula="of:=[raw_nonex.A28]" office:value-type="string" office:string-value="O" calcext:value-type="string">
            <text:p>O</text:p>
          </table:table-cell>
          <table:table-cell table:style-name="ce3" table:formula="of:=[raw_nonex.B28]" office:value-type="string" office:string-value="AOT" calcext:value-type="string">
            <text:p>AOT</text:p>
          </table:table-cell>
          <table:table-cell table:style-name="ce5" table:formula="of:=IF([raw_nonex.G28] &gt; 0;[raw_nonex.G28];&quot;N/A&quot;)" office:value-type="float" office:value="0.787" calcext:value-type="float">
            <text:p>0.787</text:p>
          </table:table-cell>
          <table:table-cell table:style-name="ce8" table:formula="of:=IF([raw_nonex.H28] = 1;&quot;N/A&quot;;[raw_nonex.H28])" office:value-type="float" office:value="0.375" calcext:value-type="float">
            <text:p>0.375</text:p>
          </table:table-cell>
          <table:table-cell table:style-name="ce5" table:formula="of:=IF([raw_nonex.I28] &gt; 0;[raw_nonex.I28];&quot;N/A&quot;)" office:value-type="float" office:value="2.2387" calcext:value-type="float">
            <text:p>2.239</text:p>
          </table:table-cell>
          <table:table-cell table:style-name="ce9" table:formula="of:=IF([raw_nonex.J28] = 1;&quot;N/A&quot;;[raw_nonex.J28])" office:value-type="float" office:value="0.1346" calcext:value-type="float">
            <text:p>0.135</text:p>
          </table:table-cell>
          <table:table-cell table:number-columns-repeated="1018"/>
        </table:table-row>
        <table:table-row table:style-name="ro1">
          <table:table-cell table:style-name="ce3" table:formula="of:=[raw_nonex.A29]" office:value-type="string" office:string-value="A" calcext:value-type="string">
            <text:p>A</text:p>
          </table:table-cell>
          <table:table-cell table:style-name="ce3" table:formula="of:=[raw_nonex.B29]" office:value-type="string" office:string-value="AO" calcext:value-type="string">
            <text:p>AO</text:p>
          </table:table-cell>
          <table:table-cell table:style-name="ce5" table:formula="of:=IF([raw_nonex.G29] &gt; 0;[raw_nonex.G29];&quot;N/A&quot;)" office:value-type="float" office:value="1.8906" calcext:value-type="float">
            <text:p>1.891</text:p>
          </table:table-cell>
          <table:table-cell table:style-name="ce8" table:formula="of:=IF([raw_nonex.H29] = 1;&quot;N/A&quot;;[raw_nonex.H29])" office:value-type="float" office:value="0.1691" calcext:value-type="float">
            <text:p>0.169</text:p>
          </table:table-cell>
          <table:table-cell table:style-name="ce5" table:formula="of:=IF([raw_nonex.I29] &gt; 0;[raw_nonex.I29];&quot;N/A&quot;)" office:value-type="float" office:value="2.2946" calcext:value-type="float">
            <text:p>2.295</text:p>
          </table:table-cell>
          <table:table-cell table:style-name="ce9" table:formula="of:=IF([raw_nonex.J29] = 1;&quot;N/A&quot;;[raw_nonex.J29])" office:value-type="float" office:value="0.1298" calcext:value-type="float">
            <text:p>0.130</text:p>
          </table:table-cell>
          <table:table-cell table:number-columns-repeated="1018"/>
        </table:table-row>
        <table:table-row table:style-name="ro1">
          <table:table-cell table:style-name="ce3" table:formula="of:=[raw_nonex.A30]" office:value-type="string" office:string-value="A" calcext:value-type="string">
            <text:p>A</text:p>
          </table:table-cell>
          <table:table-cell table:style-name="ce3" table:formula="of:=[raw_nonex.B30]" office:value-type="string" office:string-value="OT" calcext:value-type="string">
            <text:p>OT</text:p>
          </table:table-cell>
          <table:table-cell table:style-name="ce5" table:formula="of:=IF([raw_nonex.G30] &gt; 0;[raw_nonex.G30];&quot;N/A&quot;)" office:value-type="float" office:value="0.7537" calcext:value-type="float">
            <text:p>0.754</text:p>
          </table:table-cell>
          <table:table-cell table:style-name="ce8" table:formula="of:=IF([raw_nonex.H30] = 1;&quot;N/A&quot;;[raw_nonex.H30])" office:value-type="float" office:value="0.3853" calcext:value-type="float">
            <text:p>0.385</text:p>
          </table:table-cell>
          <table:table-cell table:style-name="ce5" table:formula="of:=IF([raw_nonex.I30] &gt; 0;[raw_nonex.I30];&quot;N/A&quot;)" office:value-type="float" office:value="1.0148" calcext:value-type="float">
            <text:p>1.015</text:p>
          </table:table-cell>
          <table:table-cell table:style-name="ce9" table:formula="of:=IF([raw_nonex.J30] = 1;&quot;N/A&quot;;[raw_nonex.J30])" office:value-type="float" office:value="0.3138" calcext:value-type="float">
            <text:p>0.314</text:p>
          </table:table-cell>
          <table:table-cell table:number-columns-repeated="1018"/>
        </table:table-row>
        <table:table-row table:style-name="ro1">
          <table:table-cell table:style-name="ce3" table:formula="of:=[raw_nonex.A31]" office:value-type="string" office:string-value="A" calcext:value-type="string">
            <text:p>A</text:p>
          </table:table-cell>
          <table:table-cell table:style-name="ce3" table:formula="of:=[raw_nonex.B31]" office:value-type="string" office:string-value="AT" calcext:value-type="string">
            <text:p>AT</text:p>
          </table:table-cell>
          <table:table-cell table:style-name="ce5" table:formula="of:=IF([raw_nonex.G31] &gt; 0;[raw_nonex.G31];&quot;N/A&quot;)" office:value-type="float" office:value="0.9927" calcext:value-type="float">
            <text:p>0.993</text:p>
          </table:table-cell>
          <table:table-cell table:style-name="ce8" table:formula="of:=IF([raw_nonex.H31] = 1;&quot;N/A&quot;;[raw_nonex.H31])" office:value-type="float" office:value="0.3191" calcext:value-type="float">
            <text:p>0.319</text:p>
          </table:table-cell>
          <table:table-cell table:style-name="ce5" table:formula="of:=IF([raw_nonex.I31] &gt; 0;[raw_nonex.I31];&quot;N/A&quot;)" office:value-type="float" office:value="3.3799" calcext:value-type="float">
            <text:p>3.380</text:p>
          </table:table-cell>
          <table:table-cell table:style-name="ce9" table:formula="of:=IF([raw_nonex.J31] = 1;&quot;N/A&quot;;[raw_nonex.J31])" office:value-type="float" office:value="0.066" calcext:value-type="float">
            <text:p>0.066</text:p>
          </table:table-cell>
          <table:table-cell table:number-columns-repeated="1018"/>
        </table:table-row>
        <table:table-row table:style-name="ro1">
          <table:table-cell table:style-name="ce3" table:formula="of:=[raw_nonex.A32]" office:value-type="string" office:string-value="A" calcext:value-type="string">
            <text:p>A</text:p>
          </table:table-cell>
          <table:table-cell table:style-name="ce3" table:formula="of:=[raw_nonex.B32]" office:value-type="string" office:string-value="AOT" calcext:value-type="string">
            <text:p>AOT</text:p>
          </table:table-cell>
          <table:table-cell table:style-name="ce5" table:formula="of:=IF([raw_nonex.G32] &gt; 0;[raw_nonex.G32];&quot;N/A&quot;)" office:value-type="float" office:value="0.4115" calcext:value-type="float">
            <text:p>0.412</text:p>
          </table:table-cell>
          <table:table-cell table:style-name="ce8" table:formula="of:=IF([raw_nonex.H32] = 1;&quot;N/A&quot;;[raw_nonex.H32])" office:value-type="float" office:value="0.5212" calcext:value-type="float">
            <text:p>0.521</text:p>
          </table:table-cell>
          <table:table-cell table:style-name="ce5" table:formula="of:=IF([raw_nonex.I32] &gt; 0;[raw_nonex.I32];&quot;N/A&quot;)" office:value-type="float" office:value="1.366" calcext:value-type="float">
            <text:p>1.366</text:p>
          </table:table-cell>
          <table:table-cell table:style-name="ce9" table:formula="of:=IF([raw_nonex.J32] = 1;&quot;N/A&quot;;[raw_nonex.J32])" office:value-type="float" office:value="0.2425" calcext:value-type="float">
            <text:p>0.243</text:p>
          </table:table-cell>
          <table:table-cell table:number-columns-repeated="1018"/>
        </table:table-row>
        <table:table-row table:style-name="ro1">
          <table:table-cell table:style-name="ce3" table:formula="of:=[raw_nonex.A33]" office:value-type="string" office:string-value="AO" calcext:value-type="string">
            <text:p>AO</text:p>
          </table:table-cell>
          <table:table-cell table:style-name="ce3" table:formula="of:=[raw_nonex.B33]" office:value-type="string" office:string-value="OT" calcext:value-type="string">
            <text:p>OT</text:p>
          </table:table-cell>
          <table:table-cell table:style-name="ce5" table:formula="of:=IF([raw_nonex.G33] &gt; 0;[raw_nonex.G33];&quot;N/A&quot;)" office:value-type="float" office:value="1.6988" calcext:value-type="float">
            <text:p>1.699</text:p>
          </table:table-cell>
          <table:table-cell table:style-name="ce8" table:formula="of:=IF([raw_nonex.H33] = 1;&quot;N/A&quot;;[raw_nonex.H33])" office:value-type="float" office:value="0.1924" calcext:value-type="float">
            <text:p>0.192</text:p>
          </table:table-cell>
          <table:table-cell table:style-name="ce5" table:formula="of:=IF([raw_nonex.I33] &gt; 0;[raw_nonex.I33];&quot;N/A&quot;)" office:value-type="float" office:value="3.0197" calcext:value-type="float">
            <text:p>3.020</text:p>
          </table:table-cell>
          <table:table-cell table:style-name="ce9" table:formula="of:=IF([raw_nonex.J33] = 1;&quot;N/A&quot;;[raw_nonex.J33])" office:value-type="float" office:value="0.0823" calcext:value-type="float">
            <text:p>0.082</text:p>
          </table:table-cell>
          <table:table-cell table:number-columns-repeated="1018"/>
        </table:table-row>
        <table:table-row table:style-name="ro1">
          <table:table-cell table:style-name="ce3" table:formula="of:=[raw_nonex.A34]" office:value-type="string" office:string-value="AO" calcext:value-type="string">
            <text:p>AO</text:p>
          </table:table-cell>
          <table:table-cell table:style-name="ce3" table:formula="of:=[raw_nonex.B34]" office:value-type="string" office:string-value="AT" calcext:value-type="string">
            <text:p>AT</text:p>
          </table:table-cell>
          <table:table-cell table:style-name="ce5" table:formula="of:=IF([raw_nonex.G34] &gt; 0;[raw_nonex.G34];&quot;N/A&quot;)" office:value-type="float" office:value="0.8945" calcext:value-type="float">
            <text:p>0.895</text:p>
          </table:table-cell>
          <table:table-cell table:style-name="ce8" table:formula="of:=IF([raw_nonex.H34] = 1;&quot;N/A&quot;;[raw_nonex.H34])" office:value-type="float" office:value="0.3443" calcext:value-type="float">
            <text:p>0.344</text:p>
          </table:table-cell>
          <table:table-cell table:style-name="ce5" table:formula="of:=IF([raw_nonex.I34] &gt; 0;[raw_nonex.I34];&quot;N/A&quot;)" office:value-type="float" office:value="0.1072" calcext:value-type="float">
            <text:p>0.107</text:p>
          </table:table-cell>
          <table:table-cell table:style-name="ce9" table:formula="of:=IF([raw_nonex.J34] = 1;&quot;N/A&quot;;[raw_nonex.J34])" office:value-type="float" office:value="0.7434" calcext:value-type="float">
            <text:p>0.743</text:p>
          </table:table-cell>
          <table:table-cell table:number-columns-repeated="1018"/>
        </table:table-row>
        <table:table-row table:style-name="ro1">
          <table:table-cell table:style-name="ce3" table:formula="of:=[raw_nonex.A35]" office:value-type="string" office:string-value="AO" calcext:value-type="string">
            <text:p>AO</text:p>
          </table:table-cell>
          <table:table-cell table:style-name="ce3" table:formula="of:=[raw_nonex.B35]" office:value-type="string" office:string-value="AOT" calcext:value-type="string">
            <text:p>AOT</text:p>
          </table:table-cell>
          <table:table-cell table:style-name="ce5" table:formula="of:=IF([raw_nonex.G35] &gt; 0;[raw_nonex.G35];&quot;N/A&quot;)" office:value-type="float" office:value="3.0291" calcext:value-type="float">
            <text:p>3.029</text:p>
          </table:table-cell>
          <table:table-cell table:style-name="ce8" table:formula="of:=IF([raw_nonex.H35] = 1;&quot;N/A&quot;;[raw_nonex.H35])" office:value-type="float" office:value="0.0818" calcext:value-type="float">
            <text:p>0.082</text:p>
          </table:table-cell>
          <table:table-cell table:style-name="ce5" table:formula="of:=IF([raw_nonex.I35] &gt; 0;[raw_nonex.I35];&quot;N/A&quot;)" office:value-type="float" office:value="2.1344" calcext:value-type="float">
            <text:p>2.134</text:p>
          </table:table-cell>
          <table:table-cell table:style-name="ce9" table:formula="of:=IF([raw_nonex.J35] = 1;&quot;N/A&quot;;[raw_nonex.J35])" office:value-type="float" office:value="0.144" calcext:value-type="float">
            <text:p>0.144</text:p>
          </table:table-cell>
          <table:table-cell table:number-columns-repeated="1018"/>
        </table:table-row>
        <table:table-row table:style-name="ro1">
          <table:table-cell table:style-name="ce3" table:formula="of:=[raw_nonex.A36]" office:value-type="string" office:string-value="OT" calcext:value-type="string">
            <text:p>OT</text:p>
          </table:table-cell>
          <table:table-cell table:style-name="ce3" table:formula="of:=[raw_nonex.B36]" office:value-type="string" office:string-value="AT" calcext:value-type="string">
            <text:p>AT</text:p>
          </table:table-cell>
          <table:table-cell table:style-name="ce5" table:formula="of:=IF([raw_nonex.G36] &gt; 0;[raw_nonex.G36];&quot;N/A&quot;)" office:value-type="float" office:value="0.7734" calcext:value-type="float">
            <text:p>0.773</text:p>
          </table:table-cell>
          <table:table-cell table:style-name="ce8" table:formula="of:=IF([raw_nonex.H36] = 1;&quot;N/A&quot;;[raw_nonex.H36])" office:value-type="float" office:value="0.3792" calcext:value-type="float">
            <text:p>0.379</text:p>
          </table:table-cell>
          <table:table-cell table:style-name="ce5" table:formula="of:=IF([raw_nonex.I36] &gt; 0;[raw_nonex.I36];&quot;N/A&quot;)" office:value-type="float" office:value="0.4959" calcext:value-type="float">
            <text:p>0.496</text:p>
          </table:table-cell>
          <table:table-cell table:style-name="ce9" table:formula="of:=IF([raw_nonex.J36] = 1;&quot;N/A&quot;;[raw_nonex.J36])" office:value-type="float" office:value="0.4813" calcext:value-type="float">
            <text:p>0.481</text:p>
          </table:table-cell>
          <table:table-cell table:number-columns-repeated="1018"/>
        </table:table-row>
        <table:table-row table:style-name="ro1">
          <table:table-cell table:style-name="ce3" table:formula="of:=[raw_nonex.A37]" office:value-type="string" office:string-value="OT" calcext:value-type="string">
            <text:p>OT</text:p>
          </table:table-cell>
          <table:table-cell table:style-name="ce3" table:formula="of:=[raw_nonex.B37]" office:value-type="string" office:string-value="AOT" calcext:value-type="string">
            <text:p>AOT</text:p>
          </table:table-cell>
          <table:table-cell table:style-name="ce5" table:formula="of:=IF([raw_nonex.G37] &gt; 0;[raw_nonex.G37];&quot;N/A&quot;)" office:value-type="float" office:value="0.0427" calcext:value-type="float">
            <text:p>0.043</text:p>
          </table:table-cell>
          <table:table-cell table:style-name="ce8" table:formula="of:=IF([raw_nonex.H37] = 1;&quot;N/A&quot;;[raw_nonex.H37])" office:value-type="float" office:value="0.8362" calcext:value-type="float">
            <text:p>0.836</text:p>
          </table:table-cell>
          <table:table-cell table:style-name="ce5" table:formula="of:=IF([raw_nonex.I37] &gt; 0;[raw_nonex.I37];&quot;N/A&quot;)" office:value-type="float" office:value="0.0418" calcext:value-type="float">
            <text:p>0.042</text:p>
          </table:table-cell>
          <table:table-cell table:style-name="ce9" table:formula="of:=IF([raw_nonex.J37] = 1;&quot;N/A&quot;;[raw_nonex.J37])" office:value-type="float" office:value="0.8381" calcext:value-type="float">
            <text:p>0.838</text:p>
          </table:table-cell>
          <table:table-cell table:number-columns-repeated="1018"/>
        </table:table-row>
        <table:table-row table:style-name="ro1">
          <table:table-cell table:style-name="ce3" table:formula="of:=[raw_nonex.A38]" office:value-type="string" office:string-value="AT" calcext:value-type="string">
            <text:p>AT</text:p>
          </table:table-cell>
          <table:table-cell table:style-name="ce3" table:formula="of:=[raw_nonex.B38]" office:value-type="string" office:string-value="AOT" calcext:value-type="string">
            <text:p>AOT</text:p>
          </table:table-cell>
          <table:table-cell table:style-name="ce5" table:formula="of:=IF([raw_nonex.G38] &gt; 0;[raw_nonex.G38];&quot;N/A&quot;)" office:value-type="float" office:value="1.9664" calcext:value-type="float">
            <text:p>1.966</text:p>
          </table:table-cell>
          <table:table-cell table:style-name="ce8" table:formula="of:=IF([raw_nonex.H38] = 1;&quot;N/A&quot;;[raw_nonex.H38])" office:value-type="float" office:value="0.1608" calcext:value-type="float">
            <text:p>0.161</text:p>
          </table:table-cell>
          <table:table-cell table:style-name="ce5" table:formula="of:=IF([raw_nonex.I38] &gt; 0;[raw_nonex.I38];&quot;N/A&quot;)" office:value-type="float" office:value="1.856" calcext:value-type="float">
            <text:p>1.856</text:p>
          </table:table-cell>
          <table:table-cell table:style-name="ce9" table:formula="of:=IF([raw_nonex.J38] = 1;&quot;N/A&quot;;[raw_nonex.J38])" office:value-type="float" office:value="0.1731" calcext:value-type="float">
            <text:p>0.173</text:p>
          </table:table-cell>
          <table:table-cell table:number-columns-repeated="101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nex.D3:nonex.D38">
            <calcext:condition calcext:apply-style-name="Untitled2" calcext:value="&lt;=0.05" calcext:base-cell-address="nonex.D3"/>
          </calcext:conditional-format>
          <calcext:conditional-format calcext:target-range-address="nonex.F3:nonex.F38">
            <calcext:condition calcext:apply-style-name="Untitled2" calcext:value="&lt;=0.05" calcext:base-cell-address="nonex.F3"/>
          </calcext:conditional-format>
        </calcext:conditional-formats>
      </table:table>
      <table:table table:name="time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time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time.B1]" office:value-type="string" office:string-value="Pair" calcext:value-type="string">
            <text:p>Pair</text:p>
          </table:covered-table-cell>
          <table:table-cell table:style-name="ce1" table:formula="of:=[raw_time.I1]" office:value-type="string" office:string-value="Memory Usage (GB)" calcext:value-type="string" table:number-columns-spanned="2" table:number-rows-spanned="1">
            <text:p>Memory Usage (GB)</text:p>
          </table:table-cell>
          <table:covered-table-cell table:style-name="ce2" table:formula="of:=[raw_time.J1]" office:value-type="string" office:string-value="Memory Usage (GB)" calcext:value-type="string">
            <text:p>Memory Usage (GB)</text:p>
          </table:covered-table-cell>
          <table:table-cell table:number-columns-repeated="1020"/>
        </table:table-row>
        <table:table-row table:style-name="ro1">
          <table:table-cell table:style-name="ce2" table:formula="of:=[raw_time.A2]" office:value-type="string" office:string-value="Tool A" calcext:value-type="string">
            <text:p>Tool A</text:p>
          </table:table-cell>
          <table:table-cell table:style-name="ce2" table:formula="of:=[raw_time.B2]" office:value-type="string" office:string-value="Tool B" calcext:value-type="string">
            <text:p>Tool B</text:p>
          </table:table-cell>
          <table:table-cell table:style-name="ce2" table:formula="of:=[raw_time.I2]" office:value-type="string" office:string-value="H" calcext:value-type="string">
            <text:p>H</text:p>
          </table:table-cell>
          <table:table-cell table:style-name="ce2" table:formula="of:=[raw_time.J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time.A3]" office:value-type="string" office:string-value="CFP" calcext:value-type="string">
            <text:p>CFP</text:p>
          </table:table-cell>
          <table:table-cell table:style-name="ce3" table:formula="of:=[raw_time.B3]" office:value-type="string" office:string-value="CS" calcext:value-type="string">
            <text:p>CS</text:p>
          </table:table-cell>
          <table:table-cell table:style-name="ce5" table:formula="of:=IF([raw_time.I3] &gt; 0;[raw_time.I3];&quot;N/A&quot;)" office:value-type="float" office:value="3.9273" calcext:value-type="float">
            <text:p>3.927</text:p>
          </table:table-cell>
          <table:table-cell table:style-name="ce10" table:formula="of:=IF([raw_time.J3] = 1;&quot;N/A&quot;;[raw_time.J3])" office:value-type="float" office:value="0.0475" calcext:value-type="float">
            <text:p>0.048</text:p>
          </table:table-cell>
          <table:table-cell table:number-columns-repeated="1020"/>
        </table:table-row>
        <table:table-row table:style-name="ro1">
          <table:table-cell table:style-name="ce3" table:formula="of:=[raw_time.A4]" office:value-type="string" office:string-value="CFP" calcext:value-type="string">
            <text:p>CFP</text:p>
          </table:table-cell>
          <table:table-cell table:style-name="ce3" table:formula="of:=[raw_time.B4]" office:value-type="string" office:string-value="CA" calcext:value-type="string">
            <text:p>CA</text:p>
          </table:table-cell>
          <table:table-cell table:style-name="ce5" table:formula="of:=IF([raw_time.I4] &gt; 0;[raw_time.I4];&quot;N/A&quot;)" office:value-type="float" office:value="0.2557" calcext:value-type="float">
            <text:p>0.256</text:p>
          </table:table-cell>
          <table:table-cell table:style-name="ce10" table:formula="of:=IF([raw_time.J4] = 1;&quot;N/A&quot;;[raw_time.J4])" office:value-type="float" office:value="0.6131" calcext:value-type="float">
            <text:p>0.613</text:p>
          </table:table-cell>
          <table:table-cell table:number-columns-repeated="1020"/>
        </table:table-row>
        <table:table-row table:style-name="ro1">
          <table:table-cell table:style-name="ce3" table:formula="of:=[raw_time.A5]" office:value-type="string" office:string-value="CFP" calcext:value-type="string">
            <text:p>CFP</text:p>
          </table:table-cell>
          <table:table-cell table:style-name="ce3" table:formula="of:=[raw_time.B5]" office:value-type="string" office:string-value="O" calcext:value-type="string">
            <text:p>O</text:p>
          </table:table-cell>
          <table:table-cell table:style-name="ce5" table:formula="of:=IF([raw_time.I5] &gt; 0;[raw_time.I5];&quot;N/A&quot;)" office:value-type="float" office:value="0.735" calcext:value-type="float">
            <text:p>0.735</text:p>
          </table:table-cell>
          <table:table-cell table:style-name="ce10" table:formula="of:=IF([raw_time.J5] = 1;&quot;N/A&quot;;[raw_time.J5])" office:value-type="float" office:value="0.3913" calcext:value-type="float">
            <text:p>0.391</text:p>
          </table:table-cell>
          <table:table-cell table:number-columns-repeated="1020"/>
        </table:table-row>
        <table:table-row table:style-name="ro1">
          <table:table-cell table:style-name="ce3" table:formula="of:=[raw_time.A6]" office:value-type="string" office:string-value="CFP" calcext:value-type="string">
            <text:p>CFP</text:p>
          </table:table-cell>
          <table:table-cell table:style-name="ce3" table:formula="of:=[raw_time.B6]" office:value-type="string" office:string-value="A" calcext:value-type="string">
            <text:p>A</text:p>
          </table:table-cell>
          <table:table-cell table:style-name="ce5" table:formula="of:=IF([raw_time.I6] &gt; 0;[raw_time.I6];&quot;N/A&quot;)" office:value-type="float" office:value="1.719" calcext:value-type="float">
            <text:p>1.719</text:p>
          </table:table-cell>
          <table:table-cell table:style-name="ce10" table:formula="of:=IF([raw_time.J6] = 1;&quot;N/A&quot;;[raw_time.J6])" office:value-type="float" office:value="0.1898" calcext:value-type="float">
            <text:p>0.190</text:p>
          </table:table-cell>
          <table:table-cell table:number-columns-repeated="1020"/>
        </table:table-row>
        <table:table-row table:style-name="ro1">
          <table:table-cell table:style-name="ce3" table:formula="of:=[raw_time.A7]" office:value-type="string" office:string-value="CFP" calcext:value-type="string">
            <text:p>CFP</text:p>
          </table:table-cell>
          <table:table-cell table:style-name="ce3" table:formula="of:=[raw_time.B7]" office:value-type="string" office:string-value="AO" calcext:value-type="string">
            <text:p>AO</text:p>
          </table:table-cell>
          <table:table-cell table:style-name="ce5" table:formula="of:=IF([raw_time.I7] &gt; 0;[raw_time.I7];&quot;N/A&quot;)" office:value-type="float" office:value="6.6042" calcext:value-type="float">
            <text:p>6.604</text:p>
          </table:table-cell>
          <table:table-cell table:style-name="ce10" table:formula="of:=IF([raw_time.J7] = 1;&quot;N/A&quot;;[raw_time.J7])" office:value-type="float" office:value="0.0102" calcext:value-type="float">
            <text:p>0.010</text:p>
          </table:table-cell>
          <table:table-cell table:number-columns-repeated="1020"/>
        </table:table-row>
        <table:table-row table:style-name="ro1">
          <table:table-cell table:style-name="ce3" table:formula="of:=[raw_time.A8]" office:value-type="string" office:string-value="CFP" calcext:value-type="string">
            <text:p>CFP</text:p>
          </table:table-cell>
          <table:table-cell table:style-name="ce3" table:formula="of:=[raw_time.B8]" office:value-type="string" office:string-value="OT" calcext:value-type="string">
            <text:p>OT</text:p>
          </table:table-cell>
          <table:table-cell table:style-name="ce5" table:formula="of:=IF([raw_time.I8] &gt; 0;[raw_time.I8];&quot;N/A&quot;)" office:value-type="float" office:value="6.9444" calcext:value-type="float">
            <text:p>6.944</text:p>
          </table:table-cell>
          <table:table-cell table:style-name="ce10" table:formula="of:=IF([raw_time.J8] = 1;&quot;N/A&quot;;[raw_time.J8])" office:value-type="float" office:value="0.0084" calcext:value-type="float">
            <text:p>0.008</text:p>
          </table:table-cell>
          <table:table-cell table:number-columns-repeated="1020"/>
        </table:table-row>
        <table:table-row table:style-name="ro1">
          <table:table-cell table:style-name="ce3" table:formula="of:=[raw_time.A9]" office:value-type="string" office:string-value="CFP" calcext:value-type="string">
            <text:p>CFP</text:p>
          </table:table-cell>
          <table:table-cell table:style-name="ce3" table:formula="of:=[raw_time.B9]" office:value-type="string" office:string-value="AT" calcext:value-type="string">
            <text:p>AT</text:p>
          </table:table-cell>
          <table:table-cell table:style-name="ce5" table:formula="of:=IF([raw_time.I9] &gt; 0;[raw_time.I9];&quot;N/A&quot;)" office:value-type="float" office:value="0.5571" calcext:value-type="float">
            <text:p>0.557</text:p>
          </table:table-cell>
          <table:table-cell table:style-name="ce10" table:formula="of:=IF([raw_time.J9] = 1;&quot;N/A&quot;;[raw_time.J9])" office:value-type="float" office:value="0.4555" calcext:value-type="float">
            <text:p>0.456</text:p>
          </table:table-cell>
          <table:table-cell table:number-columns-repeated="1020"/>
        </table:table-row>
        <table:table-row table:style-name="ro1">
          <table:table-cell table:style-name="ce3" table:formula="of:=[raw_time.A10]" office:value-type="string" office:string-value="CFP" calcext:value-type="string">
            <text:p>CFP</text:p>
          </table:table-cell>
          <table:table-cell table:style-name="ce3" table:formula="of:=[raw_time.B10]" office:value-type="string" office:string-value="AOT" calcext:value-type="string">
            <text:p>AOT</text:p>
          </table:table-cell>
          <table:table-cell table:style-name="ce5" table:formula="of:=IF([raw_time.I10] &gt; 0;[raw_time.I10];&quot;N/A&quot;)" office:value-type="float" office:value="3.6947" calcext:value-type="float">
            <text:p>3.695</text:p>
          </table:table-cell>
          <table:table-cell table:style-name="ce10" table:formula="of:=IF([raw_time.J10] = 1;&quot;N/A&quot;;[raw_time.J10])" office:value-type="float" office:value="0.0546" calcext:value-type="float">
            <text:p>0.055</text:p>
          </table:table-cell>
          <table:table-cell table:number-columns-repeated="1020"/>
        </table:table-row>
        <table:table-row table:style-name="ro1">
          <table:table-cell table:style-name="ce3" table:formula="of:=[raw_time.A11]" office:value-type="string" office:string-value="CS" calcext:value-type="string">
            <text:p>CS</text:p>
          </table:table-cell>
          <table:table-cell table:style-name="ce3" table:formula="of:=[raw_time.B11]" office:value-type="string" office:string-value="CA" calcext:value-type="string">
            <text:p>CA</text:p>
          </table:table-cell>
          <table:table-cell table:style-name="ce5" table:formula="of:=IF([raw_time.I11] &gt; 0;[raw_time.I11];&quot;N/A&quot;)" office:value-type="float" office:value="4.9766" calcext:value-type="float">
            <text:p>4.977</text:p>
          </table:table-cell>
          <table:table-cell table:style-name="ce10" table:formula="of:=IF([raw_time.J11] = 1;&quot;N/A&quot;;[raw_time.J11])" office:value-type="float" office:value="0.0257" calcext:value-type="float">
            <text:p>0.026</text:p>
          </table:table-cell>
          <table:table-cell table:number-columns-repeated="1020"/>
        </table:table-row>
        <table:table-row table:style-name="ro1">
          <table:table-cell table:style-name="ce3" table:formula="of:=[raw_time.A12]" office:value-type="string" office:string-value="CS" calcext:value-type="string">
            <text:p>CS</text:p>
          </table:table-cell>
          <table:table-cell table:style-name="ce3" table:formula="of:=[raw_time.B12]" office:value-type="string" office:string-value="O" calcext:value-type="string">
            <text:p>O</text:p>
          </table:table-cell>
          <table:table-cell table:style-name="ce5" table:formula="of:=IF([raw_time.I12] &gt; 0;[raw_time.I12];&quot;N/A&quot;)" office:value-type="float" office:value="0.5444" calcext:value-type="float">
            <text:p>0.544</text:p>
          </table:table-cell>
          <table:table-cell table:style-name="ce10" table:formula="of:=IF([raw_time.J12] = 1;&quot;N/A&quot;;[raw_time.J12])" office:value-type="float" office:value="0.4606" calcext:value-type="float">
            <text:p>0.461</text:p>
          </table:table-cell>
          <table:table-cell table:number-columns-repeated="1020"/>
        </table:table-row>
        <table:table-row table:style-name="ro1">
          <table:table-cell table:style-name="ce3" table:formula="of:=[raw_time.A13]" office:value-type="string" office:string-value="CS" calcext:value-type="string">
            <text:p>CS</text:p>
          </table:table-cell>
          <table:table-cell table:style-name="ce3" table:formula="of:=[raw_time.B13]" office:value-type="string" office:string-value="A" calcext:value-type="string">
            <text:p>A</text:p>
          </table:table-cell>
          <table:table-cell table:style-name="ce5" table:formula="of:=IF([raw_time.I13] &gt; 0;[raw_time.I13];&quot;N/A&quot;)" office:value-type="float" office:value="1.2397" calcext:value-type="float">
            <text:p>1.240</text:p>
          </table:table-cell>
          <table:table-cell table:style-name="ce10" table:formula="of:=IF([raw_time.J13] = 1;&quot;N/A&quot;;[raw_time.J13])" office:value-type="float" office:value="0.2655" calcext:value-type="float">
            <text:p>0.266</text:p>
          </table:table-cell>
          <table:table-cell table:number-columns-repeated="1020"/>
        </table:table-row>
        <table:table-row table:style-name="ro1">
          <table:table-cell table:style-name="ce3" table:formula="of:=[raw_time.A14]" office:value-type="string" office:string-value="CS" calcext:value-type="string">
            <text:p>CS</text:p>
          </table:table-cell>
          <table:table-cell table:style-name="ce3" table:formula="of:=[raw_time.B14]" office:value-type="string" office:string-value="AO" calcext:value-type="string">
            <text:p>AO</text:p>
          </table:table-cell>
          <table:table-cell table:style-name="ce5" table:formula="of:=IF([raw_time.I14] &gt; 0;[raw_time.I14];&quot;N/A&quot;)" office:value-type="float" office:value="21.1466" calcext:value-type="float">
            <text:p>21.147</text:p>
          </table:table-cell>
          <table:table-cell table:style-name="ce10" table:formula="of:=IF([raw_time.J14] = 1;&quot;N/A&quot;;[raw_time.J14])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15]" office:value-type="string" office:string-value="CS" calcext:value-type="string">
            <text:p>CS</text:p>
          </table:table-cell>
          <table:table-cell table:style-name="ce3" table:formula="of:=[raw_time.B15]" office:value-type="string" office:string-value="OT" calcext:value-type="string">
            <text:p>OT</text:p>
          </table:table-cell>
          <table:table-cell table:style-name="ce5" table:formula="of:=IF([raw_time.I15] &gt; 0;[raw_time.I15];&quot;N/A&quot;)" office:value-type="float" office:value="15.2069" calcext:value-type="float">
            <text:p>15.207</text:p>
          </table:table-cell>
          <table:table-cell table:style-name="ce10" table:formula="of:=IF([raw_time.J15] = 1;&quot;N/A&quot;;[raw_time.J15])" office:value-type="float" office:value="0.0001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16]" office:value-type="string" office:string-value="CS" calcext:value-type="string">
            <text:p>CS</text:p>
          </table:table-cell>
          <table:table-cell table:style-name="ce3" table:formula="of:=[raw_time.B16]" office:value-type="string" office:string-value="AT" calcext:value-type="string">
            <text:p>AT</text:p>
          </table:table-cell>
          <table:table-cell table:style-name="ce5" table:formula="of:=IF([raw_time.I16] &gt; 0;[raw_time.I16];&quot;N/A&quot;)" office:value-type="float" office:value="0.7993" calcext:value-type="float">
            <text:p>0.799</text:p>
          </table:table-cell>
          <table:table-cell table:style-name="ce10" table:formula="of:=IF([raw_time.J16] = 1;&quot;N/A&quot;;[raw_time.J16])" office:value-type="float" office:value="0.3713" calcext:value-type="float">
            <text:p>0.371</text:p>
          </table:table-cell>
          <table:table-cell table:number-columns-repeated="1020"/>
        </table:table-row>
        <table:table-row table:style-name="ro1">
          <table:table-cell table:style-name="ce3" table:formula="of:=[raw_time.A17]" office:value-type="string" office:string-value="CS" calcext:value-type="string">
            <text:p>CS</text:p>
          </table:table-cell>
          <table:table-cell table:style-name="ce3" table:formula="of:=[raw_time.B17]" office:value-type="string" office:string-value="AOT" calcext:value-type="string">
            <text:p>AOT</text:p>
          </table:table-cell>
          <table:table-cell table:style-name="ce5" table:formula="of:=IF([raw_time.I17] &gt; 0;[raw_time.I17];&quot;N/A&quot;)" office:value-type="float" office:value="12.0019" calcext:value-type="float">
            <text:p>12.002</text:p>
          </table:table-cell>
          <table:table-cell table:style-name="ce10" table:formula="of:=IF([raw_time.J17] = 1;&quot;N/A&quot;;[raw_time.J17])" office:value-type="float" office:value="0.0005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3" table:formula="of:=[raw_time.A18]" office:value-type="string" office:string-value="CA" calcext:value-type="string">
            <text:p>CA</text:p>
          </table:table-cell>
          <table:table-cell table:style-name="ce3" table:formula="of:=[raw_time.B18]" office:value-type="string" office:string-value="O" calcext:value-type="string">
            <text:p>O</text:p>
          </table:table-cell>
          <table:table-cell table:style-name="ce5" table:formula="of:=IF([raw_time.I18] &gt; 0;[raw_time.I18];&quot;N/A&quot;)" office:value-type="float" office:value="0.5294" calcext:value-type="float">
            <text:p>0.529</text:p>
          </table:table-cell>
          <table:table-cell table:style-name="ce10" table:formula="of:=IF([raw_time.J18] = 1;&quot;N/A&quot;;[raw_time.J18])" office:value-type="float" office:value="0.4669" calcext:value-type="float">
            <text:p>0.467</text:p>
          </table:table-cell>
          <table:table-cell table:number-columns-repeated="1020"/>
        </table:table-row>
        <table:table-row table:style-name="ro1">
          <table:table-cell table:style-name="ce3" table:formula="of:=[raw_time.A19]" office:value-type="string" office:string-value="CA" calcext:value-type="string">
            <text:p>CA</text:p>
          </table:table-cell>
          <table:table-cell table:style-name="ce3" table:formula="of:=[raw_time.B19]" office:value-type="string" office:string-value="A" calcext:value-type="string">
            <text:p>A</text:p>
          </table:table-cell>
          <table:table-cell table:style-name="ce5" table:formula="of:=IF([raw_time.I19] &gt; 0;[raw_time.I19];&quot;N/A&quot;)" office:value-type="float" office:value="2.2031" calcext:value-type="float">
            <text:p>2.203</text:p>
          </table:table-cell>
          <table:table-cell table:style-name="ce10" table:formula="of:=IF([raw_time.J19] = 1;&quot;N/A&quot;;[raw_time.J19])" office:value-type="float" office:value="0.1377" calcext:value-type="float">
            <text:p>0.138</text:p>
          </table:table-cell>
          <table:table-cell table:number-columns-repeated="1020"/>
        </table:table-row>
        <table:table-row table:style-name="ro1">
          <table:table-cell table:style-name="ce3" table:formula="of:=[raw_time.A20]" office:value-type="string" office:string-value="CA" calcext:value-type="string">
            <text:p>CA</text:p>
          </table:table-cell>
          <table:table-cell table:style-name="ce3" table:formula="of:=[raw_time.B20]" office:value-type="string" office:string-value="AO" calcext:value-type="string">
            <text:p>AO</text:p>
          </table:table-cell>
          <table:table-cell table:style-name="ce5" table:formula="of:=IF([raw_time.I20] &gt; 0;[raw_time.I20];&quot;N/A&quot;)" office:value-type="float" office:value="6.047" calcext:value-type="float">
            <text:p>6.047</text:p>
          </table:table-cell>
          <table:table-cell table:style-name="ce10" table:formula="of:=IF([raw_time.J20] = 1;&quot;N/A&quot;;[raw_time.J20])" office:value-type="float" office:value="0.0139" calcext:value-type="float">
            <text:p>0.014</text:p>
          </table:table-cell>
          <table:table-cell table:number-columns-repeated="1020"/>
        </table:table-row>
        <table:table-row table:style-name="ro1">
          <table:table-cell table:style-name="ce3" table:formula="of:=[raw_time.A21]" office:value-type="string" office:string-value="CA" calcext:value-type="string">
            <text:p>CA</text:p>
          </table:table-cell>
          <table:table-cell table:style-name="ce3" table:formula="of:=[raw_time.B21]" office:value-type="string" office:string-value="OT" calcext:value-type="string">
            <text:p>OT</text:p>
          </table:table-cell>
          <table:table-cell table:style-name="ce5" table:formula="of:=IF([raw_time.I21] &gt; 0;[raw_time.I21];&quot;N/A&quot;)" office:value-type="float" office:value="3.0948" calcext:value-type="float">
            <text:p>3.095</text:p>
          </table:table-cell>
          <table:table-cell table:style-name="ce10" table:formula="of:=IF([raw_time.J21] = 1;&quot;N/A&quot;;[raw_time.J21])" office:value-type="float" office:value="0.0785" calcext:value-type="float">
            <text:p>0.079</text:p>
          </table:table-cell>
          <table:table-cell table:number-columns-repeated="1020"/>
        </table:table-row>
        <table:table-row table:style-name="ro1">
          <table:table-cell table:style-name="ce3" table:formula="of:=[raw_time.A22]" office:value-type="string" office:string-value="CA" calcext:value-type="string">
            <text:p>CA</text:p>
          </table:table-cell>
          <table:table-cell table:style-name="ce3" table:formula="of:=[raw_time.B22]" office:value-type="string" office:string-value="AT" calcext:value-type="string">
            <text:p>AT</text:p>
          </table:table-cell>
          <table:table-cell table:style-name="ce5" table:formula="of:=IF([raw_time.I22] &gt; 0;[raw_time.I22];&quot;N/A&quot;)" office:value-type="float" office:value="2.7918" calcext:value-type="float">
            <text:p>2.792</text:p>
          </table:table-cell>
          <table:table-cell table:style-name="ce10" table:formula="of:=IF([raw_time.J22] = 1;&quot;N/A&quot;;[raw_time.J22])" office:value-type="float" office:value="0.0947" calcext:value-type="float">
            <text:p>0.095</text:p>
          </table:table-cell>
          <table:table-cell table:number-columns-repeated="1020"/>
        </table:table-row>
        <table:table-row table:style-name="ro1">
          <table:table-cell table:style-name="ce3" table:formula="of:=[raw_time.A23]" office:value-type="string" office:string-value="CA" calcext:value-type="string">
            <text:p>CA</text:p>
          </table:table-cell>
          <table:table-cell table:style-name="ce3" table:formula="of:=[raw_time.B23]" office:value-type="string" office:string-value="AOT" calcext:value-type="string">
            <text:p>AOT</text:p>
          </table:table-cell>
          <table:table-cell table:style-name="ce5" table:formula="of:=IF([raw_time.I23] &gt; 0;[raw_time.I23];&quot;N/A&quot;)" office:value-type="float" office:value="3.8568" calcext:value-type="float">
            <text:p>3.857</text:p>
          </table:table-cell>
          <table:table-cell table:style-name="ce10" table:formula="of:=IF([raw_time.J23] = 1;&quot;N/A&quot;;[raw_time.J23])" office:value-type="float" office:value="0.0495" calcext:value-type="float">
            <text:p>0.050</text:p>
          </table:table-cell>
          <table:table-cell table:number-columns-repeated="1020"/>
        </table:table-row>
        <table:table-row table:style-name="ro1">
          <table:table-cell table:style-name="ce3" table:formula="of:=[raw_time.A24]" office:value-type="string" office:string-value="O" calcext:value-type="string">
            <text:p>O</text:p>
          </table:table-cell>
          <table:table-cell table:style-name="ce3" table:formula="of:=[raw_time.B24]" office:value-type="string" office:string-value="A" calcext:value-type="string">
            <text:p>A</text:p>
          </table:table-cell>
          <table:table-cell table:style-name="ce5" table:formula="of:=IF([raw_time.I24] &gt; 0;[raw_time.I24];&quot;N/A&quot;)" office:value-type="string" office:string-value="N/A" calcext:value-type="string">
            <text:p>N/A</text:p>
          </table:table-cell>
          <table:table-cell table:style-name="ce10" table:formula="of:=IF([raw_time.J24] = 1;&quot;N/A&quot;;[raw_time.J24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time.A25]" office:value-type="string" office:string-value="O" calcext:value-type="string">
            <text:p>O</text:p>
          </table:table-cell>
          <table:table-cell table:style-name="ce3" table:formula="of:=[raw_time.B25]" office:value-type="string" office:string-value="AO" calcext:value-type="string">
            <text:p>AO</text:p>
          </table:table-cell>
          <table:table-cell table:style-name="ce5" table:formula="of:=IF([raw_time.I25] &gt; 0;[raw_time.I25];&quot;N/A&quot;)" office:value-type="float" office:value="8.5018" calcext:value-type="float">
            <text:p>8.502</text:p>
          </table:table-cell>
          <table:table-cell table:style-name="ce10" table:formula="of:=IF([raw_time.J25] = 1;&quot;N/A&quot;;[raw_time.J25])" office:value-type="float" office:value="0.0035" calcext:value-type="float">
            <text:p>0.004</text:p>
          </table:table-cell>
          <table:table-cell table:number-columns-repeated="1020"/>
        </table:table-row>
        <table:table-row table:style-name="ro1">
          <table:table-cell table:style-name="ce3" table:formula="of:=[raw_time.A26]" office:value-type="string" office:string-value="O" calcext:value-type="string">
            <text:p>O</text:p>
          </table:table-cell>
          <table:table-cell table:style-name="ce3" table:formula="of:=[raw_time.B26]" office:value-type="string" office:string-value="OT" calcext:value-type="string">
            <text:p>OT</text:p>
          </table:table-cell>
          <table:table-cell table:style-name="ce5" table:formula="of:=IF([raw_time.I26] &gt; 0;[raw_time.I26];&quot;N/A&quot;)" office:value-type="float" office:value="5.9522" calcext:value-type="float">
            <text:p>5.952</text:p>
          </table:table-cell>
          <table:table-cell table:style-name="ce10" table:formula="of:=IF([raw_time.J26] = 1;&quot;N/A&quot;;[raw_time.J26])" office:value-type="float" office:value="0.0147" calcext:value-type="float">
            <text:p>0.015</text:p>
          </table:table-cell>
          <table:table-cell table:number-columns-repeated="1020"/>
        </table:table-row>
        <table:table-row table:style-name="ro1">
          <table:table-cell table:style-name="ce3" table:formula="of:=[raw_time.A27]" office:value-type="string" office:string-value="O" calcext:value-type="string">
            <text:p>O</text:p>
          </table:table-cell>
          <table:table-cell table:style-name="ce3" table:formula="of:=[raw_time.B27]" office:value-type="string" office:string-value="AT" calcext:value-type="string">
            <text:p>AT</text:p>
          </table:table-cell>
          <table:table-cell table:style-name="ce5" table:formula="of:=IF([raw_time.I27] &gt; 0;[raw_time.I27];&quot;N/A&quot;)" office:value-type="float" office:value="0.2547" calcext:value-type="float">
            <text:p>0.255</text:p>
          </table:table-cell>
          <table:table-cell table:style-name="ce10" table:formula="of:=IF([raw_time.J27] = 1;&quot;N/A&quot;;[raw_time.J27])" office:value-type="float" office:value="0.6138" calcext:value-type="float">
            <text:p>0.614</text:p>
          </table:table-cell>
          <table:table-cell table:number-columns-repeated="1020"/>
        </table:table-row>
        <table:table-row table:style-name="ro1">
          <table:table-cell table:style-name="ce3" table:formula="of:=[raw_time.A28]" office:value-type="string" office:string-value="O" calcext:value-type="string">
            <text:p>O</text:p>
          </table:table-cell>
          <table:table-cell table:style-name="ce3" table:formula="of:=[raw_time.B28]" office:value-type="string" office:string-value="AOT" calcext:value-type="string">
            <text:p>AOT</text:p>
          </table:table-cell>
          <table:table-cell table:style-name="ce5" table:formula="of:=IF([raw_time.I28] &gt; 0;[raw_time.I28];&quot;N/A&quot;)" office:value-type="float" office:value="5.5538" calcext:value-type="float">
            <text:p>5.554</text:p>
          </table:table-cell>
          <table:table-cell table:style-name="ce10" table:formula="of:=IF([raw_time.J28] = 1;&quot;N/A&quot;;[raw_time.J28])" office:value-type="float" office:value="0.0184" calcext:value-type="float">
            <text:p>0.018</text:p>
          </table:table-cell>
          <table:table-cell table:number-columns-repeated="1020"/>
        </table:table-row>
        <table:table-row table:style-name="ro1">
          <table:table-cell table:style-name="ce3" table:formula="of:=[raw_time.A29]" office:value-type="string" office:string-value="A" calcext:value-type="string">
            <text:p>A</text:p>
          </table:table-cell>
          <table:table-cell table:style-name="ce3" table:formula="of:=[raw_time.B29]" office:value-type="string" office:string-value="AO" calcext:value-type="string">
            <text:p>AO</text:p>
          </table:table-cell>
          <table:table-cell table:style-name="ce5" table:formula="of:=IF([raw_time.I29] &gt; 0;[raw_time.I29];&quot;N/A&quot;)" office:value-type="float" office:value="19.6463" calcext:value-type="float">
            <text:p>19.646</text:p>
          </table:table-cell>
          <table:table-cell table:style-name="ce10" table:formula="of:=IF([raw_time.J29] = 1;&quot;N/A&quot;;[raw_time.J29])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30]" office:value-type="string" office:string-value="A" calcext:value-type="string">
            <text:p>A</text:p>
          </table:table-cell>
          <table:table-cell table:style-name="ce3" table:formula="of:=[raw_time.B30]" office:value-type="string" office:string-value="OT" calcext:value-type="string">
            <text:p>OT</text:p>
          </table:table-cell>
          <table:table-cell table:style-name="ce5" table:formula="of:=IF([raw_time.I30] &gt; 0;[raw_time.I30];&quot;N/A&quot;)" office:value-type="float" office:value="10.2667" calcext:value-type="float">
            <text:p>10.267</text:p>
          </table:table-cell>
          <table:table-cell table:style-name="ce10" table:formula="of:=IF([raw_time.J30] = 1;&quot;N/A&quot;;[raw_time.J30])" office:value-type="float" office:value="0.0014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3" table:formula="of:=[raw_time.A31]" office:value-type="string" office:string-value="A" calcext:value-type="string">
            <text:p>A</text:p>
          </table:table-cell>
          <table:table-cell table:style-name="ce3" table:formula="of:=[raw_time.B31]" office:value-type="string" office:string-value="AT" calcext:value-type="string">
            <text:p>AT</text:p>
          </table:table-cell>
          <table:table-cell table:style-name="ce5" table:formula="of:=IF([raw_time.I31] &gt; 0;[raw_time.I31];&quot;N/A&quot;)" office:value-type="float" office:value="0.041" calcext:value-type="float">
            <text:p>0.041</text:p>
          </table:table-cell>
          <table:table-cell table:style-name="ce10" table:formula="of:=IF([raw_time.J31] = 1;&quot;N/A&quot;;[raw_time.J31])" office:value-type="float" office:value="0.8396" calcext:value-type="float">
            <text:p>0.840</text:p>
          </table:table-cell>
          <table:table-cell table:number-columns-repeated="1020"/>
        </table:table-row>
        <table:table-row table:style-name="ro1">
          <table:table-cell table:style-name="ce3" table:formula="of:=[raw_time.A32]" office:value-type="string" office:string-value="A" calcext:value-type="string">
            <text:p>A</text:p>
          </table:table-cell>
          <table:table-cell table:style-name="ce3" table:formula="of:=[raw_time.B32]" office:value-type="string" office:string-value="AOT" calcext:value-type="string">
            <text:p>AOT</text:p>
          </table:table-cell>
          <table:table-cell table:style-name="ce5" table:formula="of:=IF([raw_time.I32] &gt; 0;[raw_time.I32];&quot;N/A&quot;)" office:value-type="float" office:value="10.0471" calcext:value-type="float">
            <text:p>10.047</text:p>
          </table:table-cell>
          <table:table-cell table:style-name="ce10" table:formula="of:=IF([raw_time.J32] = 1;&quot;N/A&quot;;[raw_time.J32])" office:value-type="float" office:value="0.0015" calcext:value-type="float">
            <text:p>0.002</text:p>
          </table:table-cell>
          <table:table-cell table:number-columns-repeated="1020"/>
        </table:table-row>
        <table:table-row table:style-name="ro1">
          <table:table-cell table:style-name="ce3" table:formula="of:=[raw_time.A33]" office:value-type="string" office:string-value="AO" calcext:value-type="string">
            <text:p>AO</text:p>
          </table:table-cell>
          <table:table-cell table:style-name="ce3" table:formula="of:=[raw_time.B33]" office:value-type="string" office:string-value="OT" calcext:value-type="string">
            <text:p>OT</text:p>
          </table:table-cell>
          <table:table-cell table:style-name="ce5" table:formula="of:=IF([raw_time.I33] &gt; 0;[raw_time.I33];&quot;N/A&quot;)" office:value-type="float" office:value="0.3151" calcext:value-type="float">
            <text:p>0.315</text:p>
          </table:table-cell>
          <table:table-cell table:style-name="ce10" table:formula="of:=IF([raw_time.J33] = 1;&quot;N/A&quot;;[raw_time.J33])" office:value-type="float" office:value="0.5746" calcext:value-type="float">
            <text:p>0.575</text:p>
          </table:table-cell>
          <table:table-cell table:number-columns-repeated="1020"/>
        </table:table-row>
        <table:table-row table:style-name="ro1">
          <table:table-cell table:style-name="ce3" table:formula="of:=[raw_time.A34]" office:value-type="string" office:string-value="AO" calcext:value-type="string">
            <text:p>AO</text:p>
          </table:table-cell>
          <table:table-cell table:style-name="ce3" table:formula="of:=[raw_time.B34]" office:value-type="string" office:string-value="AT" calcext:value-type="string">
            <text:p>AT</text:p>
          </table:table-cell>
          <table:table-cell table:style-name="ce5" table:formula="of:=IF([raw_time.I34] &gt; 0;[raw_time.I34];&quot;N/A&quot;)" office:value-type="float" office:value="14.071" calcext:value-type="float">
            <text:p>14.071</text:p>
          </table:table-cell>
          <table:table-cell table:style-name="ce10" table:formula="of:=IF([raw_time.J34] = 1;&quot;N/A&quot;;[raw_time.J34])" office:value-type="float" office:value="0.0002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3" table:formula="of:=[raw_time.A35]" office:value-type="string" office:string-value="AO" calcext:value-type="string">
            <text:p>AO</text:p>
          </table:table-cell>
          <table:table-cell table:style-name="ce3" table:formula="of:=[raw_time.B35]" office:value-type="string" office:string-value="AOT" calcext:value-type="string">
            <text:p>AOT</text:p>
          </table:table-cell>
          <table:table-cell table:style-name="ce5" table:formula="of:=IF([raw_time.I35] &gt; 0;[raw_time.I35];&quot;N/A&quot;)" office:value-type="float" office:value="0.0907" calcext:value-type="float">
            <text:p>0.091</text:p>
          </table:table-cell>
          <table:table-cell table:style-name="ce10" table:formula="of:=IF([raw_time.J35] = 1;&quot;N/A&quot;;[raw_time.J35])" office:value-type="float" office:value="0.7632" calcext:value-type="float">
            <text:p>0.763</text:p>
          </table:table-cell>
          <table:table-cell table:number-columns-repeated="1020"/>
        </table:table-row>
        <table:table-row table:style-name="ro1">
          <table:table-cell table:style-name="ce3" table:formula="of:=[raw_time.A36]" office:value-type="string" office:string-value="OT" calcext:value-type="string">
            <text:p>OT</text:p>
          </table:table-cell>
          <table:table-cell table:style-name="ce3" table:formula="of:=[raw_time.B36]" office:value-type="string" office:string-value="AT" calcext:value-type="string">
            <text:p>AT</text:p>
          </table:table-cell>
          <table:table-cell table:style-name="ce5" table:formula="of:=IF([raw_time.I36] &gt; 0;[raw_time.I36];&quot;N/A&quot;)" office:value-type="float" office:value="9.5" calcext:value-type="float">
            <text:p>9.500</text:p>
          </table:table-cell>
          <table:table-cell table:style-name="ce10" table:formula="of:=IF([raw_time.J36] = 1;&quot;N/A&quot;;[raw_time.J36])" office:value-type="float" office:value="0.0021" calcext:value-type="float">
            <text:p>0.002</text:p>
          </table:table-cell>
          <table:table-cell table:number-columns-repeated="1020"/>
        </table:table-row>
        <table:table-row table:style-name="ro1">
          <table:table-cell table:style-name="ce3" table:formula="of:=[raw_time.A37]" office:value-type="string" office:string-value="OT" calcext:value-type="string">
            <text:p>OT</text:p>
          </table:table-cell>
          <table:table-cell table:style-name="ce3" table:formula="of:=[raw_time.B37]" office:value-type="string" office:string-value="AOT" calcext:value-type="string">
            <text:p>AOT</text:p>
          </table:table-cell>
          <table:table-cell table:style-name="ce5" table:formula="of:=IF([raw_time.I37] &gt; 0;[raw_time.I37];&quot;N/A&quot;)" office:value-type="float" office:value="0.074" calcext:value-type="float">
            <text:p>0.074</text:p>
          </table:table-cell>
          <table:table-cell table:style-name="ce10" table:formula="of:=IF([raw_time.J37] = 1;&quot;N/A&quot;;[raw_time.J37])" office:value-type="float" office:value="0.7856" calcext:value-type="float">
            <text:p>0.786</text:p>
          </table:table-cell>
          <table:table-cell table:number-columns-repeated="1020"/>
        </table:table-row>
        <table:table-row table:style-name="ro1">
          <table:table-cell table:style-name="ce3" table:formula="of:=[raw_time.A38]" office:value-type="string" office:string-value="AT" calcext:value-type="string">
            <text:p>AT</text:p>
          </table:table-cell>
          <table:table-cell table:style-name="ce3" table:formula="of:=[raw_time.B38]" office:value-type="string" office:string-value="AOT" calcext:value-type="string">
            <text:p>AOT</text:p>
          </table:table-cell>
          <table:table-cell table:style-name="ce5" table:formula="of:=IF([raw_time.I38] &gt; 0;[raw_time.I38];&quot;N/A&quot;)" office:value-type="float" office:value="7.9533" calcext:value-type="float">
            <text:p>7.953</text:p>
          </table:table-cell>
          <table:table-cell table:style-name="ce10" table:formula="of:=IF([raw_time.J38] = 1;&quot;N/A&quot;;[raw_time.J38])" office:value-type="float" office:value="0.0048" calcext:value-type="float">
            <text:p>0.005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ime.D3:time.D38">
            <calcext:condition calcext:apply-style-name="Untitled2" calcext:value="&lt;=0.05" calcext:base-cell-address="time.D3"/>
          </calcext:conditional-format>
        </calcext:conditional-formats>
      </table:table>
      <table:table table:name="mem" table:style-name="ta1">
        <table:table-column table:style-name="co8" table:default-cell-style-name="ce4"/>
        <table:table-column table:style-name="co9" table:default-cell-style-name="ce4"/>
        <table:table-column table:style-name="co10" table:number-columns-repeated="2" table:default-cell-style-name="ce6"/>
        <table:table-column table:style-name="co11" table:number-columns-repeated="1014" table:default-cell-style-name="ce6"/>
        <table:table-column table:style-name="co11" table:number-columns-repeated="6" table:default-cell-style-name="Default"/>
        <table:table-row table:style-name="ro1">
          <table:table-cell table:style-name="ce1" table:formula="of:=[raw_mem.A1]" office:value-type="string" office:string-value="Pair" calcext:value-type="string" table:number-columns-spanned="2" table:number-rows-spanned="1">
            <text:p>Pair</text:p>
          </table:table-cell>
          <table:covered-table-cell table:style-name="ce2" table:formula="of:=[raw_mem.B1]" office:value-type="string" office:string-value="Pair" calcext:value-type="string">
            <text:p>Pair</text:p>
          </table:covered-table-cell>
          <table:table-cell table:style-name="ce1" table:formula="of:=[raw_mem.G1]" office:value-type="string" office:string-value="Processing Time (s)" calcext:value-type="string" table:number-columns-spanned="2" table:number-rows-spanned="1">
            <text:p>Processing Time (s)</text:p>
          </table:table-cell>
          <table:covered-table-cell table:style-name="ce2" table:formula="of:=[raw_mem.H1]" office:value-type="string" office:string-value="Processing Time (s)" calcext:value-type="string">
            <text:p>Processing Time (s)</text:p>
          </table:covered-table-cell>
          <table:table-cell table:number-columns-repeated="1020"/>
        </table:table-row>
        <table:table-row table:style-name="ro1">
          <table:table-cell table:style-name="ce2" table:formula="of:=[raw_mem.A2]" office:value-type="string" office:string-value="Tool A" calcext:value-type="string">
            <text:p>Tool A</text:p>
          </table:table-cell>
          <table:table-cell table:style-name="ce2" table:formula="of:=[raw_mem.B2]" office:value-type="string" office:string-value="Tool B" calcext:value-type="string">
            <text:p>Tool B</text:p>
          </table:table-cell>
          <table:table-cell table:style-name="ce2" table:formula="of:=[raw_mem.G2]" office:value-type="string" office:string-value="H" calcext:value-type="string">
            <text:p>H</text:p>
          </table:table-cell>
          <table:table-cell table:style-name="ce2" table:formula="of:=[raw_mem.H2]" office:value-type="string" office:string-value="p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3" table:formula="of:=[raw_mem.A3]" office:value-type="string" office:string-value="CFP" calcext:value-type="string">
            <text:p>CFP</text:p>
          </table:table-cell>
          <table:table-cell table:style-name="ce3" table:formula="of:=[raw_mem.B3]" office:value-type="string" office:string-value="CS" calcext:value-type="string">
            <text:p>CS</text:p>
          </table:table-cell>
          <table:table-cell table:style-name="ce5" table:formula="of:=IF([raw_mem.G3] &gt; 0;[raw_mem.G3];&quot;N/A&quot;)" office:value-type="float" office:value="1.5" calcext:value-type="float">
            <text:p>1.500</text:p>
          </table:table-cell>
          <table:table-cell table:style-name="ce11" table:formula="of:=IF([raw_mem.H3] = 1;&quot;N/A&quot;;[raw_mem.H3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4]" office:value-type="string" office:string-value="CFP" calcext:value-type="string">
            <text:p>CFP</text:p>
          </table:table-cell>
          <table:table-cell table:style-name="ce3" table:formula="of:=[raw_mem.B4]" office:value-type="string" office:string-value="CA" calcext:value-type="string">
            <text:p>CA</text:p>
          </table:table-cell>
          <table:table-cell table:style-name="ce5" table:formula="of:=IF([raw_mem.G4] &gt; 0;[raw_mem.G4];&quot;N/A&quot;)" office:value-type="float" office:value="1" calcext:value-type="float">
            <text:p>1.000</text:p>
          </table:table-cell>
          <table:table-cell table:style-name="ce11" table:formula="of:=IF([raw_mem.H4] = 1;&quot;N/A&quot;;[raw_mem.H4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5]" office:value-type="string" office:string-value="CFP" calcext:value-type="string">
            <text:p>CFP</text:p>
          </table:table-cell>
          <table:table-cell table:style-name="ce3" table:formula="of:=[raw_mem.B5]" office:value-type="string" office:string-value="O" calcext:value-type="string">
            <text:p>O</text:p>
          </table:table-cell>
          <table:table-cell table:style-name="ce5" table:formula="of:=IF([raw_mem.G5] &gt; 0;[raw_mem.G5];&quot;N/A&quot;)" office:value-type="string" office:string-value="N/A" calcext:value-type="string">
            <text:p>N/A</text:p>
          </table:table-cell>
          <table:table-cell table:style-name="ce11" table:formula="of:=IF([raw_mem.H5] = 1;&quot;N/A&quot;;[raw_mem.H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6]" office:value-type="string" office:string-value="CFP" calcext:value-type="string">
            <text:p>CFP</text:p>
          </table:table-cell>
          <table:table-cell table:style-name="ce3" table:formula="of:=[raw_mem.B6]" office:value-type="string" office:string-value="A" calcext:value-type="string">
            <text:p>A</text:p>
          </table:table-cell>
          <table:table-cell table:style-name="ce5" table:formula="of:=IF([raw_mem.G6] &gt; 0;[raw_mem.G6];&quot;N/A&quot;)" office:value-type="float" office:value="0.0857" calcext:value-type="float">
            <text:p>0.086</text:p>
          </table:table-cell>
          <table:table-cell table:style-name="ce11" table:formula="of:=IF([raw_mem.H6] = 1;&quot;N/A&quot;;[raw_mem.H6])" office:value-type="float" office:value="0.7697" calcext:value-type="float">
            <text:p>0.770</text:p>
          </table:table-cell>
          <table:table-cell table:number-columns-repeated="1020"/>
        </table:table-row>
        <table:table-row table:style-name="ro1">
          <table:table-cell table:style-name="ce3" table:formula="of:=[raw_mem.A7]" office:value-type="string" office:string-value="CFP" calcext:value-type="string">
            <text:p>CFP</text:p>
          </table:table-cell>
          <table:table-cell table:style-name="ce3" table:formula="of:=[raw_mem.B7]" office:value-type="string" office:string-value="AO" calcext:value-type="string">
            <text:p>AO</text:p>
          </table:table-cell>
          <table:table-cell table:style-name="ce5" table:formula="of:=IF([raw_mem.G7] &gt; 0;[raw_mem.G7];&quot;N/A&quot;)" office:value-type="string" office:string-value="N/A" calcext:value-type="string">
            <text:p>N/A</text:p>
          </table:table-cell>
          <table:table-cell table:style-name="ce11" table:formula="of:=IF([raw_mem.H7] = 1;&quot;N/A&quot;;[raw_mem.H7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8]" office:value-type="string" office:string-value="CFP" calcext:value-type="string">
            <text:p>CFP</text:p>
          </table:table-cell>
          <table:table-cell table:style-name="ce3" table:formula="of:=[raw_mem.B8]" office:value-type="string" office:string-value="OT" calcext:value-type="string">
            <text:p>OT</text:p>
          </table:table-cell>
          <table:table-cell table:style-name="ce5" table:formula="of:=IF([raw_mem.G8] &gt; 0;[raw_mem.G8];&quot;N/A&quot;)" office:value-type="float" office:value="1" calcext:value-type="float">
            <text:p>1.000</text:p>
          </table:table-cell>
          <table:table-cell table:style-name="ce11" table:formula="of:=IF([raw_mem.H8] = 1;&quot;N/A&quot;;[raw_mem.H8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9]" office:value-type="string" office:string-value="CFP" calcext:value-type="string">
            <text:p>CFP</text:p>
          </table:table-cell>
          <table:table-cell table:style-name="ce3" table:formula="of:=[raw_mem.B9]" office:value-type="string" office:string-value="AT" calcext:value-type="string">
            <text:p>AT</text:p>
          </table:table-cell>
          <table:table-cell table:style-name="ce5" table:formula="of:=IF([raw_mem.G9] &gt; 0;[raw_mem.G9];&quot;N/A&quot;)" office:value-type="float" office:value="1.5" calcext:value-type="float">
            <text:p>1.500</text:p>
          </table:table-cell>
          <table:table-cell table:style-name="ce11" table:formula="of:=IF([raw_mem.H9] = 1;&quot;N/A&quot;;[raw_mem.H9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0]" office:value-type="string" office:string-value="CFP" calcext:value-type="string">
            <text:p>CFP</text:p>
          </table:table-cell>
          <table:table-cell table:style-name="ce3" table:formula="of:=[raw_mem.B10]" office:value-type="string" office:string-value="AOT" calcext:value-type="string">
            <text:p>AOT</text:p>
          </table:table-cell>
          <table:table-cell table:style-name="ce5" table:formula="of:=IF([raw_mem.G10] &gt; 0;[raw_mem.G10];&quot;N/A&quot;)" office:value-type="float" office:value="1.5" calcext:value-type="float">
            <text:p>1.500</text:p>
          </table:table-cell>
          <table:table-cell table:style-name="ce11" table:formula="of:=IF([raw_mem.H10] = 1;&quot;N/A&quot;;[raw_mem.H10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1]" office:value-type="string" office:string-value="CS" calcext:value-type="string">
            <text:p>CS</text:p>
          </table:table-cell>
          <table:table-cell table:style-name="ce3" table:formula="of:=[raw_mem.B11]" office:value-type="string" office:string-value="CA" calcext:value-type="string">
            <text:p>CA</text:p>
          </table:table-cell>
          <table:table-cell table:style-name="ce5" table:formula="of:=IF([raw_mem.G11] &gt; 0;[raw_mem.G11];&quot;N/A&quot;)" office:value-type="float" office:value="1.5" calcext:value-type="float">
            <text:p>1.500</text:p>
          </table:table-cell>
          <table:table-cell table:style-name="ce11" table:formula="of:=IF([raw_mem.H11] = 1;&quot;N/A&quot;;[raw_mem.H11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2]" office:value-type="string" office:string-value="CS" calcext:value-type="string">
            <text:p>CS</text:p>
          </table:table-cell>
          <table:table-cell table:style-name="ce3" table:formula="of:=[raw_mem.B12]" office:value-type="string" office:string-value="O" calcext:value-type="string">
            <text:p>O</text:p>
          </table:table-cell>
          <table:table-cell table:style-name="ce5" table:formula="of:=IF([raw_mem.G12] &gt; 0;[raw_mem.G12];&quot;N/A&quot;)" office:value-type="float" office:value="3.4286" calcext:value-type="float">
            <text:p>3.429</text:p>
          </table:table-cell>
          <table:table-cell table:style-name="ce11" table:formula="of:=IF([raw_mem.H12] = 1;&quot;N/A&quot;;[raw_mem.H12])" office:value-type="float" office:value="0.0641" calcext:value-type="float">
            <text:p>0.064</text:p>
          </table:table-cell>
          <table:table-cell table:number-columns-repeated="1020"/>
        </table:table-row>
        <table:table-row table:style-name="ro1">
          <table:table-cell table:style-name="ce3" table:formula="of:=[raw_mem.A13]" office:value-type="string" office:string-value="CS" calcext:value-type="string">
            <text:p>CS</text:p>
          </table:table-cell>
          <table:table-cell table:style-name="ce3" table:formula="of:=[raw_mem.B13]" office:value-type="string" office:string-value="A" calcext:value-type="string">
            <text:p>A</text:p>
          </table:table-cell>
          <table:table-cell table:style-name="ce5" table:formula="of:=IF([raw_mem.G13] &gt; 0;[raw_mem.G13];&quot;N/A&quot;)" office:value-type="float" office:value="1.35" calcext:value-type="float">
            <text:p>1.350</text:p>
          </table:table-cell>
          <table:table-cell table:style-name="ce11" table:formula="of:=IF([raw_mem.H13] = 1;&quot;N/A&quot;;[raw_mem.H13])" office:value-type="float" office:value="0.2453" calcext:value-type="float">
            <text:p>0.245</text:p>
          </table:table-cell>
          <table:table-cell table:number-columns-repeated="1020"/>
        </table:table-row>
        <table:table-row table:style-name="ro1">
          <table:table-cell table:style-name="ce3" table:formula="of:=[raw_mem.A14]" office:value-type="string" office:string-value="CS" calcext:value-type="string">
            <text:p>CS</text:p>
          </table:table-cell>
          <table:table-cell table:style-name="ce3" table:formula="of:=[raw_mem.B14]" office:value-type="string" office:string-value="AO" calcext:value-type="string">
            <text:p>AO</text:p>
          </table:table-cell>
          <table:table-cell table:style-name="ce5" table:formula="of:=IF([raw_mem.G14] &gt; 0;[raw_mem.G14];&quot;N/A&quot;)" office:value-type="string" office:string-value="N/A" calcext:value-type="string">
            <text:p>N/A</text:p>
          </table:table-cell>
          <table:table-cell table:style-name="ce11" table:formula="of:=IF([raw_mem.H14] = 1;&quot;N/A&quot;;[raw_mem.H14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15]" office:value-type="string" office:string-value="CS" calcext:value-type="string">
            <text:p>CS</text:p>
          </table:table-cell>
          <table:table-cell table:style-name="ce3" table:formula="of:=[raw_mem.B15]" office:value-type="string" office:string-value="OT" calcext:value-type="string">
            <text:p>OT</text:p>
          </table:table-cell>
          <table:table-cell table:style-name="ce5" table:formula="of:=IF([raw_mem.G15] &gt; 0;[raw_mem.G15];&quot;N/A&quot;)" office:value-type="float" office:value="1.5" calcext:value-type="float">
            <text:p>1.500</text:p>
          </table:table-cell>
          <table:table-cell table:style-name="ce11" table:formula="of:=IF([raw_mem.H15] = 1;&quot;N/A&quot;;[raw_mem.H15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16]" office:value-type="string" office:string-value="CS" calcext:value-type="string">
            <text:p>CS</text:p>
          </table:table-cell>
          <table:table-cell table:style-name="ce3" table:formula="of:=[raw_mem.B16]" office:value-type="string" office:string-value="AT" calcext:value-type="string">
            <text:p>AT</text:p>
          </table:table-cell>
          <table:table-cell table:style-name="ce5" table:formula="of:=IF([raw_mem.G16] &gt; 0;[raw_mem.G16];&quot;N/A&quot;)" office:value-type="float" office:value="2.4" calcext:value-type="float">
            <text:p>2.400</text:p>
          </table:table-cell>
          <table:table-cell table:style-name="ce11" table:formula="of:=IF([raw_mem.H16] = 1;&quot;N/A&quot;;[raw_mem.H16])" office:value-type="float" office:value="0.1213" calcext:value-type="float">
            <text:p>0.121</text:p>
          </table:table-cell>
          <table:table-cell table:number-columns-repeated="1020"/>
        </table:table-row>
        <table:table-row table:style-name="ro1">
          <table:table-cell table:style-name="ce3" table:formula="of:=[raw_mem.A17]" office:value-type="string" office:string-value="CS" calcext:value-type="string">
            <text:p>CS</text:p>
          </table:table-cell>
          <table:table-cell table:style-name="ce3" table:formula="of:=[raw_mem.B17]" office:value-type="string" office:string-value="AOT" calcext:value-type="string">
            <text:p>AOT</text:p>
          </table:table-cell>
          <table:table-cell table:style-name="ce5" table:formula="of:=IF([raw_mem.G17] &gt; 0;[raw_mem.G17];&quot;N/A&quot;)" office:value-type="float" office:value="2.4" calcext:value-type="float">
            <text:p>2.400</text:p>
          </table:table-cell>
          <table:table-cell table:style-name="ce11" table:formula="of:=IF([raw_mem.H17] = 1;&quot;N/A&quot;;[raw_mem.H17])" office:value-type="float" office:value="0.1213" calcext:value-type="float">
            <text:p>0.121</text:p>
          </table:table-cell>
          <table:table-cell table:number-columns-repeated="1020"/>
        </table:table-row>
        <table:table-row table:style-name="ro1">
          <table:table-cell table:style-name="ce3" table:formula="of:=[raw_mem.A18]" office:value-type="string" office:string-value="CA" calcext:value-type="string">
            <text:p>CA</text:p>
          </table:table-cell>
          <table:table-cell table:style-name="ce3" table:formula="of:=[raw_mem.B18]" office:value-type="string" office:string-value="O" calcext:value-type="string">
            <text:p>O</text:p>
          </table:table-cell>
          <table:table-cell table:style-name="ce5" table:formula="of:=IF([raw_mem.G18] &gt; 0;[raw_mem.G18];&quot;N/A&quot;)" office:value-type="float" office:value="2" calcext:value-type="float">
            <text:p>2.000</text:p>
          </table:table-cell>
          <table:table-cell table:style-name="ce11" table:formula="of:=IF([raw_mem.H18] = 1;&quot;N/A&quot;;[raw_mem.H18])" office:value-type="float" office:value="0.1573" calcext:value-type="float">
            <text:p>0.157</text:p>
          </table:table-cell>
          <table:table-cell table:number-columns-repeated="1020"/>
        </table:table-row>
        <table:table-row table:style-name="ro1">
          <table:table-cell table:style-name="ce3" table:formula="of:=[raw_mem.A19]" office:value-type="string" office:string-value="CA" calcext:value-type="string">
            <text:p>CA</text:p>
          </table:table-cell>
          <table:table-cell table:style-name="ce3" table:formula="of:=[raw_mem.B19]" office:value-type="string" office:string-value="A" calcext:value-type="string">
            <text:p>A</text:p>
          </table:table-cell>
          <table:table-cell table:style-name="ce5" table:formula="of:=IF([raw_mem.G19] &gt; 0;[raw_mem.G19];&quot;N/A&quot;)" office:value-type="float" office:value="2.1429" calcext:value-type="float">
            <text:p>2.143</text:p>
          </table:table-cell>
          <table:table-cell table:style-name="ce11" table:formula="of:=IF([raw_mem.H19] = 1;&quot;N/A&quot;;[raw_mem.H19])" office:value-type="float" office:value="0.1432" calcext:value-type="float">
            <text:p>0.143</text:p>
          </table:table-cell>
          <table:table-cell table:number-columns-repeated="1020"/>
        </table:table-row>
        <table:table-row table:style-name="ro1">
          <table:table-cell table:style-name="ce3" table:formula="of:=[raw_mem.A20]" office:value-type="string" office:string-value="CA" calcext:value-type="string">
            <text:p>CA</text:p>
          </table:table-cell>
          <table:table-cell table:style-name="ce3" table:formula="of:=[raw_mem.B20]" office:value-type="string" office:string-value="AO" calcext:value-type="string">
            <text:p>AO</text:p>
          </table:table-cell>
          <table:table-cell table:style-name="ce5" table:formula="of:=IF([raw_mem.G20] &gt; 0;[raw_mem.G20];&quot;N/A&quot;)" office:value-type="string" office:string-value="N/A" calcext:value-type="string">
            <text:p>N/A</text:p>
          </table:table-cell>
          <table:table-cell table:style-name="ce11" table:formula="of:=IF([raw_mem.H20] = 1;&quot;N/A&quot;;[raw_mem.H20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21]" office:value-type="string" office:string-value="CA" calcext:value-type="string">
            <text:p>CA</text:p>
          </table:table-cell>
          <table:table-cell table:style-name="ce3" table:formula="of:=[raw_mem.B21]" office:value-type="string" office:string-value="OT" calcext:value-type="string">
            <text:p>OT</text:p>
          </table:table-cell>
          <table:table-cell table:style-name="ce5" table:formula="of:=IF([raw_mem.G21] &gt; 0;[raw_mem.G21];&quot;N/A&quot;)" office:value-type="float" office:value="1" calcext:value-type="float">
            <text:p>1.000</text:p>
          </table:table-cell>
          <table:table-cell table:style-name="ce11" table:formula="of:=IF([raw_mem.H21] = 1;&quot;N/A&quot;;[raw_mem.H21])" office:value-type="float" office:value="0.3173" calcext:value-type="float">
            <text:p>0.317</text:p>
          </table:table-cell>
          <table:table-cell table:number-columns-repeated="1020"/>
        </table:table-row>
        <table:table-row table:style-name="ro1">
          <table:table-cell table:style-name="ce3" table:formula="of:=[raw_mem.A22]" office:value-type="string" office:string-value="CA" calcext:value-type="string">
            <text:p>CA</text:p>
          </table:table-cell>
          <table:table-cell table:style-name="ce3" table:formula="of:=[raw_mem.B22]" office:value-type="string" office:string-value="AT" calcext:value-type="string">
            <text:p>AT</text:p>
          </table:table-cell>
          <table:table-cell table:style-name="ce5" table:formula="of:=IF([raw_mem.G22] &gt; 0;[raw_mem.G22];&quot;N/A&quot;)" office:value-type="float" office:value="1.5" calcext:value-type="float">
            <text:p>1.500</text:p>
          </table:table-cell>
          <table:table-cell table:style-name="ce11" table:formula="of:=IF([raw_mem.H22] = 1;&quot;N/A&quot;;[raw_mem.H22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23]" office:value-type="string" office:string-value="CA" calcext:value-type="string">
            <text:p>CA</text:p>
          </table:table-cell>
          <table:table-cell table:style-name="ce3" table:formula="of:=[raw_mem.B23]" office:value-type="string" office:string-value="AOT" calcext:value-type="string">
            <text:p>AOT</text:p>
          </table:table-cell>
          <table:table-cell table:style-name="ce5" table:formula="of:=IF([raw_mem.G23] &gt; 0;[raw_mem.G23];&quot;N/A&quot;)" office:value-type="float" office:value="1.5" calcext:value-type="float">
            <text:p>1.500</text:p>
          </table:table-cell>
          <table:table-cell table:style-name="ce11" table:formula="of:=IF([raw_mem.H23] = 1;&quot;N/A&quot;;[raw_mem.H23])" office:value-type="float" office:value="0.2207" calcext:value-type="float">
            <text:p>0.221</text:p>
          </table:table-cell>
          <table:table-cell table:number-columns-repeated="1020"/>
        </table:table-row>
        <table:table-row table:style-name="ro1">
          <table:table-cell table:style-name="ce3" table:formula="of:=[raw_mem.A24]" office:value-type="string" office:string-value="O" calcext:value-type="string">
            <text:p>O</text:p>
          </table:table-cell>
          <table:table-cell table:style-name="ce3" table:formula="of:=[raw_mem.B24]" office:value-type="string" office:string-value="A" calcext:value-type="string">
            <text:p>A</text:p>
          </table:table-cell>
          <table:table-cell table:style-name="ce5" table:formula="of:=IF([raw_mem.G24] &gt; 0;[raw_mem.G24];&quot;N/A&quot;)" office:value-type="float" office:value="0.24" calcext:value-type="float">
            <text:p>0.240</text:p>
          </table:table-cell>
          <table:table-cell table:style-name="ce11" table:formula="of:=IF([raw_mem.H24] = 1;&quot;N/A&quot;;[raw_mem.H24])" office:value-type="float" office:value="0.6242" calcext:value-type="float">
            <text:p>0.624</text:p>
          </table:table-cell>
          <table:table-cell table:number-columns-repeated="1020"/>
        </table:table-row>
        <table:table-row table:style-name="ro1">
          <table:table-cell table:style-name="ce3" table:formula="of:=[raw_mem.A25]" office:value-type="string" office:string-value="O" calcext:value-type="string">
            <text:p>O</text:p>
          </table:table-cell>
          <table:table-cell table:style-name="ce3" table:formula="of:=[raw_mem.B25]" office:value-type="string" office:string-value="AO" calcext:value-type="string">
            <text:p>AO</text:p>
          </table:table-cell>
          <table:table-cell table:style-name="ce5" table:formula="of:=IF([raw_mem.G25] &gt; 0;[raw_mem.G25];&quot;N/A&quot;)" office:value-type="string" office:string-value="N/A" calcext:value-type="string">
            <text:p>N/A</text:p>
          </table:table-cell>
          <table:table-cell table:style-name="ce11" table:formula="of:=IF([raw_mem.H25] = 1;&quot;N/A&quot;;[raw_mem.H2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26]" office:value-type="string" office:string-value="O" calcext:value-type="string">
            <text:p>O</text:p>
          </table:table-cell>
          <table:table-cell table:style-name="ce3" table:formula="of:=[raw_mem.B26]" office:value-type="string" office:string-value="OT" calcext:value-type="string">
            <text:p>OT</text:p>
          </table:table-cell>
          <table:table-cell table:style-name="ce5" table:formula="of:=IF([raw_mem.G26] &gt; 0;[raw_mem.G26];&quot;N/A&quot;)" office:value-type="string" office:string-value="N/A" calcext:value-type="string">
            <text:p>N/A</text:p>
          </table:table-cell>
          <table:table-cell table:style-name="ce11" table:formula="of:=IF([raw_mem.H26] = 1;&quot;N/A&quot;;[raw_mem.H26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27]" office:value-type="string" office:string-value="O" calcext:value-type="string">
            <text:p>O</text:p>
          </table:table-cell>
          <table:table-cell table:style-name="ce3" table:formula="of:=[raw_mem.B27]" office:value-type="string" office:string-value="AT" calcext:value-type="string">
            <text:p>AT</text:p>
          </table:table-cell>
          <table:table-cell table:style-name="ce5" table:formula="of:=IF([raw_mem.G27] &gt; 0;[raw_mem.G27];&quot;N/A&quot;)" office:value-type="float" office:value="0.8571" calcext:value-type="float">
            <text:p>0.857</text:p>
          </table:table-cell>
          <table:table-cell table:style-name="ce11" table:formula="of:=IF([raw_mem.H27] = 1;&quot;N/A&quot;;[raw_mem.H27])" office:value-type="float" office:value="0.3545" calcext:value-type="float">
            <text:p>0.355</text:p>
          </table:table-cell>
          <table:table-cell table:number-columns-repeated="1020"/>
        </table:table-row>
        <table:table-row table:style-name="ro1">
          <table:table-cell table:style-name="ce3" table:formula="of:=[raw_mem.A28]" office:value-type="string" office:string-value="O" calcext:value-type="string">
            <text:p>O</text:p>
          </table:table-cell>
          <table:table-cell table:style-name="ce3" table:formula="of:=[raw_mem.B28]" office:value-type="string" office:string-value="AOT" calcext:value-type="string">
            <text:p>AOT</text:p>
          </table:table-cell>
          <table:table-cell table:style-name="ce5" table:formula="of:=IF([raw_mem.G28] &gt; 0;[raw_mem.G28];&quot;N/A&quot;)" office:value-type="float" office:value="0.8571" calcext:value-type="float">
            <text:p>0.857</text:p>
          </table:table-cell>
          <table:table-cell table:style-name="ce11" table:formula="of:=IF([raw_mem.H28] = 1;&quot;N/A&quot;;[raw_mem.H28])" office:value-type="float" office:value="0.3545" calcext:value-type="float">
            <text:p>0.355</text:p>
          </table:table-cell>
          <table:table-cell table:number-columns-repeated="1020"/>
        </table:table-row>
        <table:table-row table:style-name="ro1">
          <table:table-cell table:style-name="ce3" table:formula="of:=[raw_mem.A29]" office:value-type="string" office:string-value="A" calcext:value-type="string">
            <text:p>A</text:p>
          </table:table-cell>
          <table:table-cell table:style-name="ce3" table:formula="of:=[raw_mem.B29]" office:value-type="string" office:string-value="AO" calcext:value-type="string">
            <text:p>AO</text:p>
          </table:table-cell>
          <table:table-cell table:style-name="ce5" table:formula="of:=IF([raw_mem.G29] &gt; 0;[raw_mem.G29];&quot;N/A&quot;)" office:value-type="string" office:string-value="N/A" calcext:value-type="string">
            <text:p>N/A</text:p>
          </table:table-cell>
          <table:table-cell table:style-name="ce11" table:formula="of:=IF([raw_mem.H29] = 1;&quot;N/A&quot;;[raw_mem.H29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0]" office:value-type="string" office:string-value="A" calcext:value-type="string">
            <text:p>A</text:p>
          </table:table-cell>
          <table:table-cell table:style-name="ce3" table:formula="of:=[raw_mem.B30]" office:value-type="string" office:string-value="OT" calcext:value-type="string">
            <text:p>OT</text:p>
          </table:table-cell>
          <table:table-cell table:style-name="ce5" table:formula="of:=IF([raw_mem.G30] &gt; 0;[raw_mem.G30];&quot;N/A&quot;)" office:value-type="float" office:value="0.0857" calcext:value-type="float">
            <text:p>0.086</text:p>
          </table:table-cell>
          <table:table-cell table:style-name="ce11" table:formula="of:=IF([raw_mem.H30] = 1;&quot;N/A&quot;;[raw_mem.H30])" office:value-type="float" office:value="0.7697" calcext:value-type="float">
            <text:p>0.770</text:p>
          </table:table-cell>
          <table:table-cell table:number-columns-repeated="1020"/>
        </table:table-row>
        <table:table-row table:style-name="ro1">
          <table:table-cell table:style-name="ce3" table:formula="of:=[raw_mem.A31]" office:value-type="string" office:string-value="A" calcext:value-type="string">
            <text:p>A</text:p>
          </table:table-cell>
          <table:table-cell table:style-name="ce3" table:formula="of:=[raw_mem.B31]" office:value-type="string" office:string-value="AT" calcext:value-type="string">
            <text:p>AT</text:p>
          </table:table-cell>
          <table:table-cell table:style-name="ce5" table:formula="of:=IF([raw_mem.G31] &gt; 0;[raw_mem.G31];&quot;N/A&quot;)" office:value-type="float" office:value="0.15" calcext:value-type="float">
            <text:p>0.150</text:p>
          </table:table-cell>
          <table:table-cell table:style-name="ce11" table:formula="of:=IF([raw_mem.H31] = 1;&quot;N/A&quot;;[raw_mem.H31])" office:value-type="float" office:value="0.6985" calcext:value-type="float">
            <text:p>0.699</text:p>
          </table:table-cell>
          <table:table-cell table:number-columns-repeated="1020"/>
        </table:table-row>
        <table:table-row table:style-name="ro1">
          <table:table-cell table:style-name="ce3" table:formula="of:=[raw_mem.A32]" office:value-type="string" office:string-value="A" calcext:value-type="string">
            <text:p>A</text:p>
          </table:table-cell>
          <table:table-cell table:style-name="ce3" table:formula="of:=[raw_mem.B32]" office:value-type="string" office:string-value="AOT" calcext:value-type="string">
            <text:p>AOT</text:p>
          </table:table-cell>
          <table:table-cell table:style-name="ce5" table:formula="of:=IF([raw_mem.G32] &gt; 0;[raw_mem.G32];&quot;N/A&quot;)" office:value-type="float" office:value="0.15" calcext:value-type="float">
            <text:p>0.150</text:p>
          </table:table-cell>
          <table:table-cell table:style-name="ce11" table:formula="of:=IF([raw_mem.H32] = 1;&quot;N/A&quot;;[raw_mem.H32])" office:value-type="float" office:value="0.6985" calcext:value-type="float">
            <text:p>0.699</text:p>
          </table:table-cell>
          <table:table-cell table:number-columns-repeated="1020"/>
        </table:table-row>
        <table:table-row table:style-name="ro1">
          <table:table-cell table:style-name="ce3" table:formula="of:=[raw_mem.A33]" office:value-type="string" office:string-value="AO" calcext:value-type="string">
            <text:p>AO</text:p>
          </table:table-cell>
          <table:table-cell table:style-name="ce3" table:formula="of:=[raw_mem.B33]" office:value-type="string" office:string-value="OT" calcext:value-type="string">
            <text:p>OT</text:p>
          </table:table-cell>
          <table:table-cell table:style-name="ce5" table:formula="of:=IF([raw_mem.G33] &gt; 0;[raw_mem.G33];&quot;N/A&quot;)" office:value-type="string" office:string-value="N/A" calcext:value-type="string">
            <text:p>N/A</text:p>
          </table:table-cell>
          <table:table-cell table:style-name="ce11" table:formula="of:=IF([raw_mem.H33] = 1;&quot;N/A&quot;;[raw_mem.H33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4]" office:value-type="string" office:string-value="AO" calcext:value-type="string">
            <text:p>AO</text:p>
          </table:table-cell>
          <table:table-cell table:style-name="ce3" table:formula="of:=[raw_mem.B34]" office:value-type="string" office:string-value="AT" calcext:value-type="string">
            <text:p>AT</text:p>
          </table:table-cell>
          <table:table-cell table:style-name="ce5" table:formula="of:=IF([raw_mem.G34] &gt; 0;[raw_mem.G34];&quot;N/A&quot;)" office:value-type="string" office:string-value="N/A" calcext:value-type="string">
            <text:p>N/A</text:p>
          </table:table-cell>
          <table:table-cell table:style-name="ce11" table:formula="of:=IF([raw_mem.H34] = 1;&quot;N/A&quot;;[raw_mem.H34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5]" office:value-type="string" office:string-value="AO" calcext:value-type="string">
            <text:p>AO</text:p>
          </table:table-cell>
          <table:table-cell table:style-name="ce3" table:formula="of:=[raw_mem.B35]" office:value-type="string" office:string-value="AOT" calcext:value-type="string">
            <text:p>AOT</text:p>
          </table:table-cell>
          <table:table-cell table:style-name="ce5" table:formula="of:=IF([raw_mem.G35] &gt; 0;[raw_mem.G35];&quot;N/A&quot;)" office:value-type="string" office:string-value="N/A" calcext:value-type="string">
            <text:p>N/A</text:p>
          </table:table-cell>
          <table:table-cell table:style-name="ce11" table:formula="of:=IF([raw_mem.H35] = 1;&quot;N/A&quot;;[raw_mem.H35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6]" office:value-type="string" office:string-value="OT" calcext:value-type="string">
            <text:p>OT</text:p>
          </table:table-cell>
          <table:table-cell table:style-name="ce3" table:formula="of:=[raw_mem.B36]" office:value-type="string" office:string-value="AT" calcext:value-type="string">
            <text:p>AT</text:p>
          </table:table-cell>
          <table:table-cell table:style-name="ce5" table:formula="of:=IF([raw_mem.G36] &gt; 0;[raw_mem.G36];&quot;N/A&quot;)" office:value-type="string" office:string-value="N/A" calcext:value-type="string">
            <text:p>N/A</text:p>
          </table:table-cell>
          <table:table-cell table:style-name="ce11" table:formula="of:=IF([raw_mem.H36] = 1;&quot;N/A&quot;;[raw_mem.H36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7]" office:value-type="string" office:string-value="OT" calcext:value-type="string">
            <text:p>OT</text:p>
          </table:table-cell>
          <table:table-cell table:style-name="ce3" table:formula="of:=[raw_mem.B37]" office:value-type="string" office:string-value="AOT" calcext:value-type="string">
            <text:p>AOT</text:p>
          </table:table-cell>
          <table:table-cell table:style-name="ce5" table:formula="of:=IF([raw_mem.G37] &gt; 0;[raw_mem.G37];&quot;N/A&quot;)" office:value-type="string" office:string-value="N/A" calcext:value-type="string">
            <text:p>N/A</text:p>
          </table:table-cell>
          <table:table-cell table:style-name="ce11" table:formula="of:=IF([raw_mem.H37] = 1;&quot;N/A&quot;;[raw_mem.H37])" office:value-type="string" office:string-value="N/A" calcext:value-type="string">
            <text:p>N/A</text:p>
          </table:table-cell>
          <table:table-cell table:number-columns-repeated="1020"/>
        </table:table-row>
        <table:table-row table:style-name="ro1">
          <table:table-cell table:style-name="ce3" table:formula="of:=[raw_mem.A38]" office:value-type="string" office:string-value="AT" calcext:value-type="string">
            <text:p>AT</text:p>
          </table:table-cell>
          <table:table-cell table:style-name="ce3" table:formula="of:=[raw_mem.B38]" office:value-type="string" office:string-value="AOT" calcext:value-type="string">
            <text:p>AOT</text:p>
          </table:table-cell>
          <table:table-cell table:style-name="ce5" table:formula="of:=IF([raw_mem.G38] &gt; 0;[raw_mem.G38];&quot;N/A&quot;)" office:value-type="float" office:value="0.6" calcext:value-type="float">
            <text:p>0.600</text:p>
          </table:table-cell>
          <table:table-cell table:style-name="ce11" table:formula="of:=IF([raw_mem.H38] = 1;&quot;N/A&quot;;[raw_mem.H38])" office:value-type="float" office:value="0.4386" calcext:value-type="float">
            <text:p>0.439</text:p>
          </table:table-cell>
          <table:table-cell table:number-columns-repeated="102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em.D3:mem.D38">
            <calcext:condition calcext:apply-style-name="Untitled2" calcext:value="&lt;=0.05" calcext:base-cell-address="mem.D3"/>
          </calcext:conditional-format>
        </calcext:conditional-formats>
      </table:table>
      <table:table table:name="special_makespan" table:style-name="ta1">
        <table:table-column table:style-name="co8" table:default-cell-style-name="ce4"/>
        <table:table-column table:style-name="co9" table:default-cell-style-name="ce4"/>
        <table:table-column table:style-name="co12" table:number-columns-repeated="2" table:default-cell-style-name="ce6"/>
        <table:table-column table:style-name="co11" table:number-columns-repeated="1013" table:default-cell-style-name="ce6"/>
        <table:table-column table:style-name="co11" table:number-columns-repeated="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ir</text:p>
          </table:table-cell>
          <table:covered-table-cell table:style-name="ce2" office:value-type="string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Makespan (s)</text:p>
          </table:table-cell>
          <table:covered-table-cell table:style-name="ce2" office:value-type="string" calcext:value-type="string">
            <text:p>Makespan (s)</text:p>
          </table:covered-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2">
            <text:p>A</text:p>
          </table:table-cell>
          <table:table-cell table:style-name="ce3" office:value-type="string" calcext:value-type="string">
            <text:p>CA</text:p>
          </table:table-cell>
          <table:table-cell table:style-name="ce5" office:value-type="float" office:value="4.0278" calcext:value-type="float">
            <text:p>4.028</text:p>
          </table:table-cell>
          <table:table-cell table:style-name="ce12" office:value-type="float" office:value="0.0448" calcext:value-type="float">
            <text:p>0.045</text:p>
          </table:table-cell>
          <table:table-cell table:number-columns-repeated="1020"/>
        </table:table-row>
        <table:table-row table:style-name="ro1">
          <table:covered-table-cell table:style-name="ce2"/>
          <table:table-cell table:style-name="ce3" office:value-type="string" calcext:value-type="string">
            <text:p>CS</text:p>
          </table:table-cell>
          <table:table-cell table:style-name="ce5" office:value-type="float" office:value="6.4453" calcext:value-type="float">
            <text:p>6.445</text:p>
          </table:table-cell>
          <table:table-cell table:style-name="ce13" office:value-type="float" office:value="0.0111" calcext:value-type="float">
            <text:p>0.01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O</text:p>
          </table:table-cell>
          <table:table-cell table:style-name="ce3" office:value-type="string" calcext:value-type="string">
            <text:p>CS</text:p>
          </table:table-cell>
          <table:table-cell table:style-name="ce5" office:value-type="float" office:value="7.671" calcext:value-type="float">
            <text:p>7.671</text:p>
          </table:table-cell>
          <table:table-cell table:style-name="ce13" office:value-type="float" office:value="0.0056" calcext:value-type="float">
            <text:p>0.006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3" office:value-type="string" calcext:value-type="string">
            <text:p>CS</text:p>
          </table:table-cell>
          <table:table-cell table:style-name="ce5" office:value-type="float" office:value="6.8413" calcext:value-type="float">
            <text:p>6.841</text:p>
          </table:table-cell>
          <table:table-cell table:style-name="ce14" office:value-type="float" office:value="0.0089" calcext:value-type="float">
            <text:p>0.009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OT</text:p>
          </table:table-cell>
          <table:table-cell table:style-name="ce3" office:value-type="string" calcext:value-type="string">
            <text:p>CS</text:p>
          </table:table-cell>
          <table:table-cell table:style-name="ce5" office:value-type="float" office:value="5.9135" calcext:value-type="float">
            <text:p>5.914</text:p>
          </table:table-cell>
          <table:table-cell table:style-name="ce15" office:value-type="float" office:value="0.015" calcext:value-type="float">
            <text:p>0.015</text:p>
          </table:table-cell>
          <table:table-cell table:number-columns-repeated="1020"/>
        </table:table-row>
        <table:table-row table:style-name="ro1">
          <table:table-cell table:style-name="Default" table:number-columns-repeated="1017"/>
          <table:table-cell table:number-columns-repeated="7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pecial_makespan.D4:special_makespan.D5">
            <calcext:condition calcext:apply-style-name="Untitled2" calcext:value="&lt;=0.05" calcext:base-cell-address="special_actions.D4"/>
          </calcext:conditional-format>
          <calcext:conditional-format calcext:target-range-address="special_makespan.D7:special_makespan.D7">
            <calcext:condition calcext:apply-style-name="Untitled2" calcext:value="&lt;=0.05" calcext:base-cell-address="special_actions.D7"/>
          </calcext:conditional-format>
          <calcext:conditional-format calcext:target-range-address="special_makespan.D3:special_makespan.D3">
            <calcext:condition calcext:apply-style-name="Untitled2" calcext:value="&lt;=0.05" calcext:base-cell-address="special_actions.D3"/>
          </calcext:conditional-format>
          <calcext:conditional-format calcext:target-range-address="special_makespan.D6:special_makespan.D6">
            <calcext:condition calcext:apply-style-name="Untitled2" calcext:value="&lt;=0.05" calcext:base-cell-address="special_actions.D6"/>
          </calcext:conditional-format>
        </calcext:conditional-formats>
      </table:table>
      <table:table table:name="special_actions" table:style-name="ta1">
        <table:table-column table:style-name="co8" table:default-cell-style-name="ce4"/>
        <table:table-column table:style-name="co9" table:default-cell-style-name="ce4"/>
        <table:table-column table:style-name="co13" table:number-columns-repeated="2" table:default-cell-style-name="ce6"/>
        <table:table-column table:style-name="co11" table:number-columns-repeated="1012" table:default-cell-style-name="ce6"/>
        <table:table-column table:style-name="co11" table:number-columns-repeated="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ir</text:p>
          </table:table-cell>
          <table:covered-table-cell table:style-name="ce2" office:value-type="string" calcext:value-type="string">
            <text:p>Pair</text:p>
          </table:covered-table-cell>
          <table:table-cell table:style-name="ce1" office:value-type="string" calcext:value-type="string" table:number-columns-spanned="2" table:number-rows-spanned="1">
            <text:p>Number of Actions</text:p>
          </table:table-cell>
          <table:covered-table-cell table:style-name="ce2" office:value-type="string" calcext:value-type="string">
            <text:p>Number of Actions</text:p>
          </table:covered-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ol A</text:p>
          </table:table-cell>
          <table:table-cell table:style-name="ce2" office:value-type="string" calcext:value-type="string">
            <text:p>Tool B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p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4">
            <text:p>A</text:p>
          </table:table-cell>
          <table:table-cell table:style-name="ce3" office:value-type="string" calcext:value-type="string">
            <text:p>OT</text:p>
          </table:table-cell>
          <table:table-cell table:style-name="ce5" office:value-type="float" office:value="4.1399" calcext:value-type="float">
            <text:p>4.140</text:p>
          </table:table-cell>
          <table:table-cell table:style-name="ce16" office:value-type="float" office:value="0.0419" calcext:value-type="float">
            <text:p>0.042</text:p>
          </table:table-cell>
          <table:table-cell table:number-columns-repeated="1020"/>
        </table:table-row>
        <table:table-row table:style-name="ro1">
          <table:covered-table-cell table:style-name="ce2" office:value-type="string" calcext:value-type="string">
            <text:p>A</text:p>
          </table:covered-table-cell>
          <table:table-cell table:style-name="ce3" office:value-type="string" calcext:value-type="string">
            <text:p>AT</text:p>
          </table:table-cell>
          <table:table-cell table:style-name="ce5" office:value-type="float" office:value="5.5603" calcext:value-type="float">
            <text:p>5.560</text:p>
          </table:table-cell>
          <table:table-cell table:style-name="ce16" office:value-type="float" office:value="0.0184" calcext:value-type="float">
            <text:p>0.018</text:p>
          </table:table-cell>
          <table:table-cell table:number-columns-repeated="1020"/>
        </table:table-row>
        <table:table-row table:style-name="ro1">
          <table:covered-table-cell table:style-name="ce2" office:value-type="string" calcext:value-type="string">
            <text:p>A</text:p>
          </table:covered-table-cell>
          <table:table-cell table:style-name="ce3" office:value-type="string" calcext:value-type="string">
            <text:p>CFP</text:p>
          </table:table-cell>
          <table:table-cell table:style-name="ce5" office:value-type="float" office:value="16.1827" calcext:value-type="float">
            <text:p>16.183</text:p>
          </table:table-cell>
          <table:table-cell table:style-name="ce17" office:value-type="float" office:value="0.0001" calcext:value-type="float">
            <text:p>0.000</text:p>
          </table:table-cell>
          <table:table-cell table:number-columns-repeated="1020"/>
        </table:table-row>
        <table:table-row table:style-name="ro1">
          <table:covered-table-cell table:style-name="ce2" office:value-type="string" calcext:value-type="string">
            <text:p>A</text:p>
          </table:covered-table-cell>
          <table:table-cell table:style-name="ce3" office:value-type="string" calcext:value-type="string">
            <text:p>CS</text:p>
          </table:table-cell>
          <table:table-cell table:style-name="ce5" office:value-type="float" office:value="24.5926" calcext:value-type="float">
            <text:p>24.593</text:p>
          </table:table-cell>
          <table:table-cell table:style-name="ce18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3">
            <text:p>CA</text:p>
          </table:table-cell>
          <table:table-cell table:style-name="ce3" office:value-type="string" calcext:value-type="string">
            <text:p>CFP</text:p>
          </table:table-cell>
          <table:table-cell table:style-name="ce5" office:value-type="float" office:value="9.4638" calcext:value-type="float">
            <text:p>9.464</text:p>
          </table:table-cell>
          <table:table-cell table:style-name="ce19" office:value-type="float" office:value="0.0021" calcext:value-type="float">
            <text:p>0.002</text:p>
          </table:table-cell>
          <table:table-cell table:number-columns-repeated="1020"/>
        </table:table-row>
        <table:table-row table:style-name="ro1">
          <table:covered-table-cell table:style-name="ce2" office:value-type="string" calcext:value-type="string">
            <text:p>CA</text:p>
          </table:covered-table-cell>
          <table:table-cell table:style-name="ce3" office:value-type="string" calcext:value-type="string">
            <text:p>CS</text:p>
          </table:table-cell>
          <table:table-cell table:style-name="ce5" office:value-type="float" office:value="21.6503" calcext:value-type="float">
            <text:p>21.650</text:p>
          </table:table-cell>
          <table:table-cell table:style-name="ce20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covered-table-cell table:style-name="ce2" office:value-type="string" calcext:value-type="string">
            <text:p>CA</text:p>
          </table:covered-table-cell>
          <table:table-cell table:style-name="ce3" office:value-type="string" calcext:value-type="string">
            <text:p>AT</text:p>
          </table:table-cell>
          <table:table-cell table:style-name="ce5" office:value-type="float" office:value="4.1561" calcext:value-type="float">
            <text:p>4.156</text:p>
          </table:table-cell>
          <table:table-cell table:style-name="ce21" office:value-type="float" office:value="0.0415" calcext:value-type="float">
            <text:p>0.04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4">
            <text:p>AO</text:p>
          </table:table-cell>
          <table:table-cell table:style-name="ce3" office:value-type="string" calcext:value-type="string">
            <text:p>AT</text:p>
          </table:table-cell>
          <table:table-cell table:style-name="ce5" office:value-type="float" office:value="6.445" calcext:value-type="float">
            <text:p>6.445</text:p>
          </table:table-cell>
          <table:table-cell table:style-name="ce22" office:value-type="float" office:value="0.0111" calcext:value-type="float">
            <text:p>0.011</text:p>
          </table:table-cell>
          <table:table-cell table:number-columns-repeated="1020"/>
        </table:table-row>
        <table:table-row table:style-name="ro1">
          <table:covered-table-cell table:style-name="ce2" office:value-type="string" calcext:value-type="string">
            <text:p>AO</text:p>
          </table:covered-table-cell>
          <table:table-cell table:style-name="ce3" office:value-type="string" calcext:value-type="string">
            <text:p>CS</text:p>
          </table:table-cell>
          <table:table-cell table:style-name="ce5" office:value-type="float" office:value="21.5734" calcext:value-type="float">
            <text:p>21.573</text:p>
          </table:table-cell>
          <table:table-cell table:style-name="ce23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covered-table-cell table:style-name="ce2" office:value-type="string" calcext:value-type="string">
            <text:p>AO</text:p>
          </table:covered-table-cell>
          <table:table-cell table:style-name="ce3" office:value-type="string" calcext:value-type="string">
            <text:p>O</text:p>
          </table:table-cell>
          <table:table-cell table:style-name="ce5" office:value-type="float" office:value="4.7164" calcext:value-type="float">
            <text:p>4.716</text:p>
          </table:table-cell>
          <table:table-cell table:style-name="ce24" office:value-type="float" office:value="0.0299" calcext:value-type="float">
            <text:p>0.030</text:p>
          </table:table-cell>
          <table:table-cell table:number-columns-repeated="1020"/>
        </table:table-row>
        <table:table-row table:style-name="ro1">
          <table:covered-table-cell table:style-name="ce2" office:value-type="string" calcext:value-type="string">
            <text:p>AO</text:p>
          </table:covered-table-cell>
          <table:table-cell table:style-name="ce3" office:value-type="string" calcext:value-type="string">
            <text:p>CFP</text:p>
          </table:table-cell>
          <table:table-cell table:style-name="ce5" office:value-type="float" office:value="12.4224" calcext:value-type="float">
            <text:p>12.422</text:p>
          </table:table-cell>
          <table:table-cell table:style-name="ce25" office:value-type="float" office:value="0.0004" calcext:value-type="float">
            <text:p>0.0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2">
            <text:p>AOT</text:p>
          </table:table-cell>
          <table:table-cell table:style-name="ce3" office:value-type="string" calcext:value-type="string">
            <text:p>CS</text:p>
          </table:table-cell>
          <table:table-cell table:style-name="ce5" office:value-type="float" office:value="17.1938" calcext:value-type="float">
            <text:p>17.194</text:p>
          </table:table-cell>
          <table:table-cell table:style-name="ce26" office:value-type="float" office:value="0" calcext:value-type="float">
            <text:p>0.000</text:p>
          </table:table-cell>
          <table:table-cell table:number-columns-repeated="1020"/>
        </table:table-row>
        <table:table-row table:style-name="ro1">
          <table:covered-table-cell table:style-name="ce2" office:value-type="string" calcext:value-type="string">
            <text:p>AOT</text:p>
          </table:covered-table-cell>
          <table:table-cell table:style-name="ce3" office:value-type="string" calcext:value-type="string">
            <text:p>CFP</text:p>
          </table:table-cell>
          <table:table-cell table:style-name="ce5" office:value-type="float" office:value="7.8782" calcext:value-type="float">
            <text:p>7.878</text:p>
          </table:table-cell>
          <table:table-cell table:style-name="ce27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2">
            <text:p>O</text:p>
          </table:table-cell>
          <table:table-cell table:style-name="ce3" office:value-type="string" calcext:value-type="string">
            <text:p>CFP</text:p>
          </table:table-cell>
          <table:table-cell table:style-name="ce5" office:value-type="float" office:value="5.3934" calcext:value-type="float">
            <text:p>5.393</text:p>
          </table:table-cell>
          <table:table-cell table:style-name="ce28" office:value-type="float" office:value="0.0202" calcext:value-type="float">
            <text:p>0.020</text:p>
          </table:table-cell>
          <table:table-cell table:number-columns-repeated="1020"/>
        </table:table-row>
        <table:table-row table:style-name="ro1">
          <table:covered-table-cell table:style-name="ce2" office:value-type="string" calcext:value-type="string">
            <text:p>O</text:p>
          </table:covered-table-cell>
          <table:table-cell table:style-name="ce3" office:value-type="string" calcext:value-type="string">
            <text:p>CS</text:p>
          </table:table-cell>
          <table:table-cell table:style-name="ce5" office:value-type="float" office:value="11.5114" calcext:value-type="float">
            <text:p>11.511</text:p>
          </table:table-cell>
          <table:table-cell table:style-name="ce29" office:value-type="float" office:value="0.0007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1" table:number-rows-spanned="2">
            <text:p>OT</text:p>
          </table:table-cell>
          <table:table-cell table:style-name="ce3" office:value-type="string" calcext:value-type="string">
            <text:p>CFP</text:p>
          </table:table-cell>
          <table:table-cell table:style-name="ce5" office:value-type="float" office:value="6.293" calcext:value-type="float">
            <text:p>6.293</text:p>
          </table:table-cell>
          <table:table-cell table:style-name="ce28" office:value-type="float" office:value="0.0121" calcext:value-type="float">
            <text:p>0.012</text:p>
          </table:table-cell>
          <table:table-cell table:number-columns-repeated="1020"/>
        </table:table-row>
        <table:table-row table:style-name="ro1">
          <table:covered-table-cell table:style-name="ce2" office:value-type="string" calcext:value-type="string">
            <text:p>OT</text:p>
          </table:covered-table-cell>
          <table:table-cell table:style-name="ce3" office:value-type="string" calcext:value-type="string">
            <text:p>CS</text:p>
          </table:table-cell>
          <table:table-cell table:style-name="ce5" office:value-type="float" office:value="12.1638" calcext:value-type="float">
            <text:p>12.164</text:p>
          </table:table-cell>
          <table:table-cell table:style-name="ce30" office:value-type="float" office:value="0.0005" calcext:value-type="float">
            <text:p>0.00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T</text:p>
          </table:table-cell>
          <table:table-cell table:style-name="ce3" office:value-type="string" calcext:value-type="string">
            <text:p>CS</text:p>
          </table:table-cell>
          <table:table-cell table:style-name="ce5" office:value-type="float" office:value="9.5591" calcext:value-type="float">
            <text:p>9.559</text:p>
          </table:table-cell>
          <table:table-cell table:style-name="ce31" office:value-type="float" office:value="0.002" calcext:value-type="float">
            <text:p>0.002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pecial_actions.D3:special_actions.D4">
            <calcext:condition calcext:apply-style-name="Untitled2" calcext:value="&lt;=0.05" calcext:base-cell-address="special_makespan.D3"/>
          </calcext:conditional-format>
          <calcext:conditional-format calcext:target-range-address="special_actions.D5:special_actions.D5">
            <calcext:condition calcext:apply-style-name="Untitled2" calcext:value="&lt;=0.05" calcext:base-cell-address="special_makespan.D5"/>
          </calcext:conditional-format>
          <calcext:conditional-format calcext:target-range-address="special_actions.D6:special_actions.D6">
            <calcext:condition calcext:apply-style-name="Untitled2" calcext:value="&lt;=0.05" calcext:base-cell-address="special_makespan.D6"/>
          </calcext:conditional-format>
          <calcext:conditional-format calcext:target-range-address="special_actions.D7:special_actions.D7">
            <calcext:condition calcext:apply-style-name="Untitled2" calcext:value="&lt;=0.05" calcext:base-cell-address="special_makespan.D7"/>
          </calcext:conditional-format>
          <calcext:conditional-format calcext:target-range-address="special_actions.D8:special_actions.D8">
            <calcext:condition calcext:apply-style-name="Untitled2" calcext:value="&lt;=0.05" calcext:base-cell-address="special_makespan.D8"/>
          </calcext:conditional-format>
          <calcext:conditional-format calcext:target-range-address="special_actions.D11:special_actions.D11">
            <calcext:condition calcext:apply-style-name="Untitled2" calcext:value="&lt;=0.05" calcext:base-cell-address="special_makespan.D11"/>
          </calcext:conditional-format>
          <calcext:conditional-format calcext:target-range-address="special_actions.D12:special_actions.D12">
            <calcext:condition calcext:apply-style-name="Untitled2" calcext:value="&lt;=0.05" calcext:base-cell-address="special_makespan.D12"/>
          </calcext:conditional-format>
          <calcext:conditional-format calcext:target-range-address="special_actions.D13:special_actions.D13">
            <calcext:condition calcext:apply-style-name="Untitled2" calcext:value="&lt;=0.05" calcext:base-cell-address="special_makespan.D13"/>
          </calcext:conditional-format>
          <calcext:conditional-format calcext:target-range-address="special_actions.D14:special_actions.D14">
            <calcext:condition calcext:apply-style-name="Untitled2" calcext:value="&lt;=0.05" calcext:base-cell-address="special_makespan.D14"/>
          </calcext:conditional-format>
          <calcext:conditional-format calcext:target-range-address="special_actions.D15:special_actions.D15">
            <calcext:condition calcext:apply-style-name="Untitled2" calcext:value="&lt;=0.05" calcext:base-cell-address="special_makespan.D15"/>
          </calcext:conditional-format>
          <calcext:conditional-format calcext:target-range-address="special_actions.D10:special_actions.D10">
            <calcext:condition calcext:apply-style-name="Untitled2" calcext:value="&lt;=0.05" calcext:base-cell-address="special_makespan.D10"/>
          </calcext:conditional-format>
          <calcext:conditional-format calcext:target-range-address="special_actions.D9:special_actions.D9">
            <calcext:condition calcext:apply-style-name="Untitled2" calcext:value="&lt;=0.05" calcext:base-cell-address="special_makespan.D9"/>
          </calcext:conditional-format>
          <calcext:conditional-format calcext:target-range-address="special_actions.D16:special_actions.D16 special_actions.D18:special_actions.D18">
            <calcext:condition calcext:apply-style-name="Untitled2" calcext:value="&lt;=0.05" calcext:base-cell-address="special_makespan.D16"/>
          </calcext:conditional-format>
          <calcext:conditional-format calcext:target-range-address="special_actions.D17:special_actions.D17">
            <calcext:condition calcext:apply-style-name="Untitled2" calcext:value="&lt;=0.05" calcext:base-cell-address="special_makespan.D17"/>
          </calcext:conditional-format>
          <calcext:conditional-format calcext:target-range-address="special_actions.D19:special_actions.D19">
            <calcext:condition calcext:apply-style-name="Untitled2" calcext:value="&lt;=0.05" calcext:base-cell-address="special_makespan.D19"/>
          </calcext:conditional-format>
          <calcext:conditional-format calcext:target-range-address="special_actions.D20:special_actions.D20">
            <calcext:condition calcext:apply-style-name="Untitled2" calcext:value="&lt;=0.05" calcext:base-cell-address="special_makespan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ext-properties fo:font-size="7pt" fo:font-weight="bold"/>
    </style:style>
    <style:style style:name="Untitled2" style:family="table-cell" style:parent-style-name="Default">
      <style:text-properties fo:font-weight="bold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2:52:34.3422438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25:19.332929176</meta:creation-date>
    <meta:generator>LibreOffice/4.2.8.2$Linux_X86_64 LibreOffice_project/420m0$Build-2</meta:generator>
    <dc:date>2017-10-06T13:08:38.891007495</dc:date>
    <meta:editing-duration>PT2H13M44S</meta:editing-duration>
    <meta:editing-cycles>72</meta:editing-cycles>
    <meta:print-date>2017-09-20T12:50:26.927511832</meta:print-date>
    <meta:document-statistic meta:table-count="10" meta:cell-count="2539" meta:object-count="0"/>
  </office:meta>
</office:document-meta>
</file>